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 tableooo:tab-color="#ff972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1aca6" fo:border="0.06pt solid #000000"/>
    </style:style>
    <style:style style:name="ce8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b4c7dc" fo:border="0.06pt solid #000000"/>
    </style:style>
    <style:style style:name="ce1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b4c7dc" style:text-align-source="fix" style:repeat-content="false" fo:border="0.06pt solid #2a6099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row table:style-name="ro1">
          <table:table-cell table:style-name="ce2" table:number-columns-spanned="15" table:number-rows-spanned="3"/>
          <table:covered-table-cell table:number-columns-repeated="14"/>
          <table:table-cell table:number-columns-repeated="10"/>
        </table:table-row>
        <table:table-row table:style-name="ro1">
          <table:covered-table-cell table:number-columns-repeated="15"/>
          <table:table-cell table:number-columns-repeated="10"/>
        </table:table-row>
        <table:table-row table:style-name="ro1">
          <table:covered-table-cell table:number-columns-repeated="15"/>
          <table:table-cell table:number-columns-repeated="10"/>
        </table:table-row>
        <table:table-row table:style-name="ro1">
          <table:table-cell table:style-name="ce6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7"/>
          <table:table-cell table:style-name="ce32"/>
          <table:table-cell table:style-name="ce19"/>
          <table:table-cell table:style-name="ce31"/>
          <table:table-cell table:style-name="ce36" table:number-columns-repeated="2"/>
          <table:table-cell table:style-name="ce32"/>
          <table:table-cell table:style-name="ce19"/>
          <table:table-cell table:number-columns-repeated="10"/>
        </table:table-row>
        <table:table-row table:style-name="ro1">
          <table:covered-table-cell table:number-columns-repeated="8" table:style-name="ce7"/>
          <table:table-cell table:style-name="ce33" table:number-columns-repeated="6"/>
          <table:table-cell table:style-name="ce19"/>
          <table:table-cell table:number-columns-repeated="10"/>
        </table:table-row>
        <table:table-row table:style-name="ro1">
          <table:covered-table-cell table:number-columns-repeated="8" table:style-name="ce7"/>
          <table:table-cell table:style-name="ce18" table:number-columns-repeated="7"/>
          <table:table-cell table:number-columns-repeated="1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2" calcext:value-type="float">
            <text:p>4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-5" calcext:value-type="float">
            <text:p>-5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-6" calcext:value-type="float">
            <text:p>-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8" office:value-type="float" office:value="-2" calcext:value-type="float">
            <text:p>-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-8" calcext:value-type="float">
            <text:p>-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4" table:number-columns-repeated="7"/>
          <table:table-cell/>
          <table:table-cell table:style-name="ce18" table:number-columns-repeated="5"/>
          <table:table-cell table:style-name="ce19" table:number-columns-repeated="2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14"/>
          <table:table-cell table:number-columns-repeated="17"/>
        </table:table-row>
        <table:table-row table:style-name="ro1">
          <table:covered-table-cell table:number-columns-repeated="8" table:style-name="ce14"/>
          <table:table-cell table:style-name="ce19" table:number-columns-repeated="2"/>
          <table:table-cell table:style-name="ce31"/>
          <table:table-cell table:style-name="ce36" table:number-columns-repeated="2"/>
          <table:table-cell table:style-name="ce19" table:number-columns-repeated="3"/>
          <table:table-cell table:style-name="ce32"/>
          <table:table-cell/>
          <table:table-cell table:style-name="ce10" table:number-columns-repeated="2"/>
          <table:table-cell table:style-name="ce31" table:number-columns-spanned="3" table:number-rows-spanned="1"/>
          <table:covered-table-cell table:number-columns-repeated="2" table:style-name="ce12"/>
          <table:table-cell table:style-name="ce10" table:number-columns-repeated="2"/>
        </table:table-row>
        <table:table-row table:style-name="ro1">
          <table:covered-table-cell table:number-columns-repeated="8" table:style-name="ce14"/>
          <table:table-cell table:style-name="ce33" table:number-columns-repeated="6"/>
          <table:table-cell table:style-name="ce19" table:number-columns-repeated="3"/>
          <table:table-cell/>
          <table:table-cell table:style-name="ce17" table:number-columns-repeated="6"/>
          <table:table-cell table:style-name="ce10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2" calcext:value-type="float">
            <text:p>4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 table:style-name="ce34" office:value-type="float" office:value="0" calcext:value-type="float">
            <text:p>0</text:p>
          </table:table-cell>
          <table:table-cell table:style-name="ce19" table:number-columns-repeated="2"/>
          <table:table-cell/>
          <table:table-cell table:style-name="ce18" table:number-columns-repeated="7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5" calcext:value-type="float">
            <text:p>-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18"/>
          <table:table-cell office:value-type="string" calcext:value-type="string">
            <text:p>pivot element</text:p>
          </table:table-cell>
          <table:table-cell/>
          <table:table-cell table:style-name="ce18" table:number-columns-repeated="7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2" calcext:value-type="float">
            <text:p>32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/>
          <table:table-cell table:style-name="ce26"/>
          <table:table-cell table:style-name="ce18" table:number-columns-repeated="6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18" table:number-columns-repeated="2"/>
          <table:table-cell/>
          <table:table-cell table:style-name="ce18" table:number-columns-repeated="5"/>
          <table:table-cell table:style-name="ce10" table:number-columns-repeated="2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8" table:number-columns-repeated="2"/>
          <table:table-cell/>
          <table:table-cell table:style-name="ce18" table:number-columns-repeated="5"/>
          <table:table-cell table:style-name="ce10" table:number-columns-repeated="2"/>
        </table:table-row>
        <table:table-row table:style-name="ro1"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number-columns-repeated="2"/>
          <table:table-cell/>
          <table:table-cell table:style-name="ce18" table:number-columns-repeated="5"/>
          <table:table-cell table:style-name="ce10" table:number-columns-repeated="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7" calcext:value-type="float">
            <text:p>17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8" table:number-columns-repeated="2"/>
          <table:table-cell/>
          <table:table-cell table:style-name="ce18" table:number-columns-repeated="5"/>
          <table:table-cell table:style-name="ce10" table:number-columns-repeated="2"/>
        </table:table-row>
        <table:table-row table:style-name="ro1">
          <table:table-cell table:style-name="ce18" table:number-columns-repeated="13"/>
          <table:table-cell table:style-name="ce19" table:number-columns-repeated="2"/>
          <table:table-cell table:style-name="ce18" table:number-columns-repeated="2"/>
          <table:table-cell/>
          <table:table-cell table:style-name="ce18" table:number-columns-repeated="5"/>
          <table:table-cell table:style-name="ce10" table:number-columns-repeated="2"/>
        </table:table-row>
        <table:table-row table:style-name="ro1">
          <table:table-cell table:number-columns-repeated="8"/>
          <table:table-cell table:style-name="ce18" table:number-columns-repeated="5"/>
          <table:table-cell table:style-name="ce19" table:number-columns-repeated="2"/>
          <table:table-cell table:number-columns-repeated="3"/>
          <table:table-cell table:style-name="ce18" table:number-columns-repeated="5"/>
          <table:table-cell table:style-name="ce10"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14"/>
          <table:table-cell table:number-columns-repeated="17"/>
        </table:table-row>
        <table:table-row table:style-name="ro1">
          <table:covered-table-cell table:number-columns-repeated="8" table:style-name="ce14"/>
          <table:table-cell table:number-columns-repeated="17"/>
        </table:table-row>
        <table:table-row table:style-name="ro1">
          <table:covered-table-cell table:number-columns-repeated="8" table:style-name="ce14"/>
          <table:table-cell table:style-name="ce19" table:number-columns-repeated="2"/>
          <table:table-cell table:style-name="ce31"/>
          <table:table-cell table:style-name="ce36" table:number-columns-repeated="2"/>
          <table:table-cell table:style-name="ce19" table:number-columns-repeated="3"/>
          <table:table-cell table:style-name="ce32"/>
          <table:table-cell table:number-columns-repeated="8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2" calcext:value-type="float">
            <text:p>4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 table:style-name="ce34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8"/>
        </table:table-row>
        <table:table-row table:style-name="ro1">
          <table:table-cell table:style-name="ce15" table:formula="of:=[.A21]/[.$Q$22]" office:value-type="float" office:value="0.5" calcext:value-type="float">
            <text:p>0.5</text:p>
          </table:table-cell>
          <table:table-cell table:style-name="ce15" table:formula="of:=[.B21]/[.$Q$22]" office:value-type="float" office:value="1" calcext:value-type="float">
            <text:p>1</text:p>
          </table:table-cell>
          <table:table-cell table:style-name="ce15" table:formula="of:=[.C21]/[.$Q$22]" office:value-type="float" office:value="0.4" calcext:value-type="float">
            <text:p>0.4</text:p>
          </table:table-cell>
          <table:table-cell table:style-name="ce15" table:formula="of:=[.D21]/[.$Q$22]" office:value-type="float" office:value="0.3" calcext:value-type="float">
            <text:p>0.3</text:p>
          </table:table-cell>
          <table:table-cell table:style-name="ce15" table:formula="of:=[.E21]/[.$Q$22]" office:value-type="float" office:value="0.9" calcext:value-type="float">
            <text:p>0.9</text:p>
          </table:table-cell>
          <table:table-cell table:style-name="ce15" table:formula="of:=[.F21]/[.$Q$22]" office:value-type="float" office:value="-0.2" calcext:value-type="float">
            <text:p>-0.2</text:p>
          </table:table-cell>
          <table:table-cell table:style-name="ce15" table:formula="of:=[.G21]/[.$Q$22]" office:value-type="float" office:value="0.1" calcext:value-type="float">
            <text:p>0.1</text:p>
          </table:table-cell>
          <table:table-cell table:style-name="ce15" table:formula="of:=[.H21]/[.$Q$22]" office:value-type="float" office:value="-0.5" calcext:value-type="float">
            <text:p>-0.5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1/[.$Q$22]" office:value-type="float" office:value="0.1" calcext:value-type="float">
            <text:p>0.1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2" calcext:value-type="float">
            <text:p>32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8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8"/>
        </table:table-row>
        <table:table-row table:style-name="ro1"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7" calcext:value-type="float">
            <text:p>17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8"/>
        </table:table-row>
        <table:table-row table:style-name="ro1" table:number-rows-repeated="2">
          <table:table-cell table:style-name="ce18" table:number-columns-repeated="13"/>
          <table:table-cell table:style-name="ce19" table:number-columns-repeated="2"/>
          <table:table-cell table:style-name="ce18" table:number-columns-repeated="2"/>
          <table:table-cell table:number-columns-repeated="8"/>
        </table:table-row>
        <table:table-row table:style-name="ro1">
          <table:table-cell table:style-name="ce19" table:number-columns-repeated="6"/>
          <table:table-cell table:style-name="ce31"/>
          <table:table-cell table:style-name="ce19"/>
          <table:table-cell table:style-name="ce18" table:number-columns-repeated="5"/>
          <table:table-cell table:style-name="ce19" table:number-columns-repeated="2"/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14"/>
          <table:table-cell table:number-columns-repeated="17"/>
        </table:table-row>
        <table:table-row table:style-name="ro1">
          <table:covered-table-cell table:number-columns-repeated="8" table:style-name="ce14"/>
          <table:table-cell table:number-columns-repeated="17"/>
        </table:table-row>
        <table:table-row table:style-name="ro1">
          <table:covered-table-cell table:number-columns-repeated="8" table:style-name="ce14"/>
          <table:table-cell table:style-name="ce19" table:number-columns-repeated="2"/>
          <table:table-cell table:style-name="ce31"/>
          <table:table-cell table:style-name="ce36" table:number-columns-repeated="2"/>
          <table:table-cell table:style-name="ce19" table:number-columns-repeated="2"/>
          <table:table-cell table:number-columns-repeated="10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2" calcext:value-type="float">
            <text:p>4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 table:style-name="ce34" office:value-type="float" office:value="0" calcext:value-type="float">
            <text:p>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21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-0.2" calcext:value-type="float">
            <text:p>-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-0.5" calcext:value-type="float">
            <text:p>-0.5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1/[.$Q$22]" office:value-type="float" office:value="0.1" calcext:value-type="float">
            <text:p>0.1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2" calcext:value-type="float">
            <text:p>32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/>
          <table:table-cell table:style-name="ce3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7" calcext:value-type="float">
            <text:p>17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" office:value-type="float" office:value="-2" calcext:value-type="float">
            <text:p>-2</text:p>
          </table:table-cell>
          <table:table-cell table:number-columns-repeated="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14"/>
          <table:table-cell table:number-columns-repeated="17"/>
        </table:table-row>
        <table:table-row table:style-name="ro1">
          <table:covered-table-cell table:number-columns-repeated="8" table:style-name="ce14"/>
          <table:table-cell table:number-columns-repeated="17"/>
        </table:table-row>
        <table:table-row table:style-name="ro1">
          <table:covered-table-cell table:number-columns-repeated="8" table:style-name="ce14"/>
          <table:table-cell table:style-name="ce19" table:number-columns-repeated="2"/>
          <table:table-cell table:style-name="ce31"/>
          <table:table-cell table:style-name="ce36" table:number-columns-repeated="2"/>
          <table:table-cell table:style-name="ce19"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5" table:formula="of:=[.A46] - [.A47]*[.$Q46]" office:value-type="float" office:value="1" calcext:value-type="float">
            <text:p>1</text:p>
          </table:table-cell>
          <table:table-cell table:style-name="ce15" table:formula="of:=[.B46] - [.B47]*[.$Q46]" office:value-type="float" office:value="0" calcext:value-type="float">
            <text:p>0</text:p>
          </table:table-cell>
          <table:table-cell table:style-name="ce15" table:formula="of:=[.C46] - [.C47]*[.$Q46]" office:value-type="float" office:value="0.4" calcext:value-type="float">
            <text:p>0.4</text:p>
          </table:table-cell>
          <table:table-cell table:style-name="ce15" table:formula="of:=[.D46] - [.D47]*[.$Q46]" office:value-type="float" office:value="-2.2" calcext:value-type="float">
            <text:p>-2.2</text:p>
          </table:table-cell>
          <table:table-cell table:style-name="ce15" table:formula="of:=[.E46] - [.E47]*[.$Q46]" office:value-type="float" office:value="-2.6" calcext:value-type="float">
            <text:p>-2.6</text:p>
          </table:table-cell>
          <table:table-cell table:style-name="ce15" table:formula="of:=[.F46] - [.F47]*[.$Q46]" office:value-type="float" office:value="7.8" calcext:value-type="float">
            <text:p>7.8</text:p>
          </table:table-cell>
          <table:table-cell table:style-name="ce15" table:formula="of:=[.G46] - [.G47]*[.$Q46]" office:value-type="float" office:value="0.6" calcext:value-type="float">
            <text:p>0.6</text:p>
          </table:table-cell>
          <table:table-cell table:style-name="ce15" table:formula="of:=[.H46] - [.H47]*[.$Q46]" office:value-type="float" office:value="44" calcext:value-type="float">
            <text:p>44</text:p>
          </table:table-cell>
          <table:table-cell table:style-name="ce34" table:formula="of:=[.I46] - [.I47]*[.$Q46]" office:value-type="float" office:value="1" calcext:value-type="float">
            <text:p>1</text:p>
          </table:table-cell>
          <table:table-cell table:style-name="ce34" table:formula="of:=[.J46] - [.J47]*[.$Q46]" office:value-type="float" office:value="-0.4" calcext:value-type="float">
            <text:p>-0.4</text:p>
          </table:table-cell>
          <table:table-cell table:style-name="ce34" table:formula="of:=[.K46] - [.K47]*[.$Q46]" office:value-type="float" office:value="0" calcext:value-type="float">
            <text:p>0</text:p>
          </table:table-cell>
          <table:table-cell table:style-name="ce34" table:formula="of:=[.L46] - [.L47]*[.$Q46]" office:value-type="float" office:value="0" calcext:value-type="float">
            <text:p>0</text:p>
          </table:table-cell>
          <table:table-cell table:style-name="ce34" table:formula="of:=[.M46] - [.M47]*[.$Q46]" office:value-type="float" office:value="0" calcext:value-type="float">
            <text:p>0</text:p>
          </table:table-cell>
          <table:table-cell table:style-name="ce34" table:formula="of:=[.N46] - [.N47]*[.$Q46]" office:value-type="float" office:value="0" calcext:value-type="float">
            <text:p>0</text:p>
          </table:table-cell>
          <table:table-cell table:style-name="ce34" table:formula="of:=[.O46] - [.O47]*[.$Q4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21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-0.2" calcext:value-type="float">
            <text:p>-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-0.5" calcext:value-type="float">
            <text:p>-0.5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1/[.$Q$22]" office:value-type="float" office:value="0.1" calcext:value-type="float">
            <text:p>0.1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table:formula="of:=[.A48] + [.A47]*ABS([.$Q48])" office:value-type="float" office:value="3" calcext:value-type="float">
            <text:p>3</text:p>
          </table:table-cell>
          <table:table-cell table:style-name="ce15" table:formula="of:=[.B48] + [.B47]*ABS([.$Q48])" office:value-type="float" office:value="0" calcext:value-type="float">
            <text:p>0</text:p>
          </table:table-cell>
          <table:table-cell table:style-name="ce15" table:formula="of:=[.C48] + [.C47]*ABS([.$Q48])" office:value-type="float" office:value="3.8" calcext:value-type="float">
            <text:p>3.8</text:p>
          </table:table-cell>
          <table:table-cell table:style-name="ce15" table:formula="of:=[.D48] + [.D47]*ABS([.$Q48])" office:value-type="float" office:value="-3.4" calcext:value-type="float">
            <text:p>-3.4</text:p>
          </table:table-cell>
          <table:table-cell table:style-name="ce15" table:formula="of:=[.E48] + [.E47]*ABS([.$Q48])" office:value-type="float" office:value="6.8" calcext:value-type="float">
            <text:p>6.8</text:p>
          </table:table-cell>
          <table:table-cell table:style-name="ce15" table:formula="of:=[.F48] + [.F47]*ABS([.$Q48])" office:value-type="float" office:value="1.6" calcext:value-type="float">
            <text:p>1.6</text:p>
          </table:table-cell>
          <table:table-cell table:style-name="ce15" table:formula="of:=[.G48] + [.G47]*ABS([.$Q48])" office:value-type="float" office:value="8.2" calcext:value-type="float">
            <text:p>8.2</text:p>
          </table:table-cell>
          <table:table-cell table:style-name="ce15" table:formula="of:=[.H48] + [.H47]*ABS([.$Q48])" office:value-type="float" office:value="31" calcext:value-type="float">
            <text:p>31</text:p>
          </table:table-cell>
          <table:table-cell table:style-name="ce34" table:formula="of:=[.I48] + [.I47]*ABS([.$Q48])" office:value-type="float" office:value="0" calcext:value-type="float">
            <text:p>0</text:p>
          </table:table-cell>
          <table:table-cell table:style-name="ce34" table:formula="of:=[.J48] + [.J47]*ABS([.$Q48])" office:value-type="float" office:value="0.2" calcext:value-type="float">
            <text:p>0.2</text:p>
          </table:table-cell>
          <table:table-cell table:style-name="ce34" table:formula="of:=[.K48] + [.K47]*ABS([.$Q48])" office:value-type="float" office:value="1" calcext:value-type="float">
            <text:p>1</text:p>
          </table:table-cell>
          <table:table-cell table:style-name="ce34" table:formula="of:=[.L48] + [.L47]*ABS([.$Q48])" office:value-type="float" office:value="0" calcext:value-type="float">
            <text:p>0</text:p>
          </table:table-cell>
          <table:table-cell table:style-name="ce34" table:formula="of:=[.M48] + [.M47]*ABS([.$Q48])" office:value-type="float" office:value="0" calcext:value-type="float">
            <text:p>0</text:p>
          </table:table-cell>
          <table:table-cell table:style-name="ce34" table:formula="of:=[.N48] + [.N47]*ABS([.$Q48])" office:value-type="float" office:value="0" calcext:value-type="float">
            <text:p>0</text:p>
          </table:table-cell>
          <table:table-cell table:style-name="ce34" table:formula="of:=[.O48] + [.O47]*ABS([.$Q4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table:formula="of:=[.A49] - [.A47]*[.$Q49]" office:value-type="float" office:value="0" calcext:value-type="float">
            <text:p>0</text:p>
          </table:table-cell>
          <table:table-cell table:style-name="ce15" table:formula="of:=[.B49] - [.B47]*[.$Q49]" office:value-type="float" office:value="0" calcext:value-type="float">
            <text:p>0</text:p>
          </table:table-cell>
          <table:table-cell table:style-name="ce15" table:formula="of:=[.C49] - [.C47]*[.$Q49]" office:value-type="float" office:value="2.2" calcext:value-type="float">
            <text:p>2.2</text:p>
          </table:table-cell>
          <table:table-cell table:style-name="ce15" table:formula="of:=[.D49] - [.D47]*[.$Q49]" office:value-type="float" office:value="0.4" calcext:value-type="float">
            <text:p>0.4</text:p>
          </table:table-cell>
          <table:table-cell table:style-name="ce15" table:formula="of:=[.E49] - [.E47]*[.$Q49]" office:value-type="float" office:value="0.2" calcext:value-type="float">
            <text:p>0.2</text:p>
          </table:table-cell>
          <table:table-cell table:style-name="ce15" table:formula="of:=[.F49] - [.F47]*[.$Q49]" office:value-type="float" office:value="4.4" calcext:value-type="float">
            <text:p>4.4</text:p>
          </table:table-cell>
          <table:table-cell table:style-name="ce15" table:formula="of:=[.G49] - [.G47]*[.$Q49]" office:value-type="float" office:value="5.8" calcext:value-type="float">
            <text:p>5.8</text:p>
          </table:table-cell>
          <table:table-cell table:style-name="ce15" table:formula="of:=[.H49] - [.H47]*[.$Q49]" office:value-type="float" office:value="13" calcext:value-type="float">
            <text:p>13</text:p>
          </table:table-cell>
          <table:table-cell table:style-name="ce34" table:formula="of:=[.I49] - [.I47]*[.$Q49]" office:value-type="float" office:value="0" calcext:value-type="float">
            <text:p>0</text:p>
          </table:table-cell>
          <table:table-cell table:style-name="ce34" table:formula="of:=[.J49] - [.J47]*[.$Q49]" office:value-type="float" office:value="-0.2" calcext:value-type="float">
            <text:p>-0.2</text:p>
          </table:table-cell>
          <table:table-cell table:style-name="ce34" table:formula="of:=[.K49] - [.K47]*[.$Q49]" office:value-type="float" office:value="0" calcext:value-type="float">
            <text:p>0</text:p>
          </table:table-cell>
          <table:table-cell table:style-name="ce34" table:formula="of:=[.L49] - [.L47]*[.$Q49]" office:value-type="float" office:value="1" calcext:value-type="float">
            <text:p>1</text:p>
          </table:table-cell>
          <table:table-cell table:style-name="ce34" table:formula="of:=[.M49] - [.M47]*[.$Q49]" office:value-type="float" office:value="0" calcext:value-type="float">
            <text:p>0</text:p>
          </table:table-cell>
          <table:table-cell table:style-name="ce34" table:formula="of:=[.N49] - [.N47]*[.$Q49]" office:value-type="float" office:value="0" calcext:value-type="float">
            <text:p>0</text:p>
          </table:table-cell>
          <table:table-cell table:style-name="ce34" table:formula="of:=[.O49] - [.O47]*[.$Q4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table:formula="of:=[.A50] - [.A47]*[.$Q50]" office:value-type="float" office:value="2" calcext:value-type="float">
            <text:p>2</text:p>
          </table:table-cell>
          <table:table-cell table:style-name="ce15" table:formula="of:=[.B50] - [.B47]*[.$Q50]" office:value-type="float" office:value="0" calcext:value-type="float">
            <text:p>0</text:p>
          </table:table-cell>
          <table:table-cell table:style-name="ce15" table:formula="of:=[.C50] - [.C47]*[.$Q50]" office:value-type="float" office:value="-2.8" calcext:value-type="float">
            <text:p>-2.8</text:p>
          </table:table-cell>
          <table:table-cell table:style-name="ce15" table:formula="of:=[.D50] - [.D47]*[.$Q50]" office:value-type="float" office:value="-4.6" calcext:value-type="float">
            <text:p>-4.6</text:p>
          </table:table-cell>
          <table:table-cell table:style-name="ce15" table:formula="of:=[.E50] - [.E47]*[.$Q50]" office:value-type="float" office:value="-6.8" calcext:value-type="float">
            <text:p>-6.8</text:p>
          </table:table-cell>
          <table:table-cell table:style-name="ce15" table:formula="of:=[.F50] - [.F47]*[.$Q50]" office:value-type="float" office:value="-5.6" calcext:value-type="float">
            <text:p>-5.6</text:p>
          </table:table-cell>
          <table:table-cell table:style-name="ce15" table:formula="of:=[.G50] - [.G47]*[.$Q50]" office:value-type="float" office:value="6.8" calcext:value-type="float">
            <text:p>6.8</text:p>
          </table:table-cell>
          <table:table-cell table:style-name="ce15" table:formula="of:=[.H50] - [.H47]*[.$Q50]" office:value-type="float" office:value="11" calcext:value-type="float">
            <text:p>11</text:p>
          </table:table-cell>
          <table:table-cell table:style-name="ce34" table:formula="of:=[.I50] - [.I47]*[.$Q50]" office:value-type="float" office:value="0" calcext:value-type="float">
            <text:p>0</text:p>
          </table:table-cell>
          <table:table-cell table:style-name="ce34" table:formula="of:=[.J50] - [.J47]*[.$Q50]" office:value-type="float" office:value="-0.2" calcext:value-type="float">
            <text:p>-0.2</text:p>
          </table:table-cell>
          <table:table-cell table:style-name="ce34" table:formula="of:=[.K50] - [.K47]*[.$Q50]" office:value-type="float" office:value="0" calcext:value-type="float">
            <text:p>0</text:p>
          </table:table-cell>
          <table:table-cell table:style-name="ce34" table:formula="of:=[.L50] - [.L47]*[.$Q50]" office:value-type="float" office:value="0" calcext:value-type="float">
            <text:p>0</text:p>
          </table:table-cell>
          <table:table-cell table:style-name="ce34" table:formula="of:=[.M50] - [.M47]*[.$Q50]" office:value-type="float" office:value="1" calcext:value-type="float">
            <text:p>1</text:p>
          </table:table-cell>
          <table:table-cell table:style-name="ce34" table:formula="of:=[.N50] - [.N47]*[.$Q50]" office:value-type="float" office:value="0" calcext:value-type="float">
            <text:p>0</text:p>
          </table:table-cell>
          <table:table-cell table:style-name="ce34" table:formula="of:=[.O50] - [.O47]*[.$Q5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table:formula="of:=[.A51] - [.A47]*[.$Q51]" office:value-type="float" office:value="-6.5" calcext:value-type="float">
            <text:p>-6.5</text:p>
          </table:table-cell>
          <table:table-cell table:style-name="ce15" table:formula="of:=[.B51] - [.B47]*[.$Q51]" office:value-type="float" office:value="0" calcext:value-type="float">
            <text:p>0</text:p>
          </table:table-cell>
          <table:table-cell table:style-name="ce15" table:formula="of:=[.C51] - [.C47]*[.$Q51]" office:value-type="float" office:value="-2.6" calcext:value-type="float">
            <text:p>-2.6</text:p>
          </table:table-cell>
          <table:table-cell table:style-name="ce15" table:formula="of:=[.D51] - [.D47]*[.$Q51]" office:value-type="float" office:value="0.3" calcext:value-type="float">
            <text:p>0.3</text:p>
          </table:table-cell>
          <table:table-cell table:style-name="ce15" table:formula="of:=[.E51] - [.E47]*[.$Q51]" office:value-type="float" office:value="-11.1" calcext:value-type="float">
            <text:p>-11.1</text:p>
          </table:table-cell>
          <table:table-cell table:style-name="ce15" table:formula="of:=[.F51] - [.F47]*[.$Q51]" office:value-type="float" office:value="6.8" calcext:value-type="float">
            <text:p>6.8</text:p>
          </table:table-cell>
          <table:table-cell table:style-name="ce15" table:formula="of:=[.G51] - [.G47]*[.$Q51]" office:value-type="float" office:value="0.1" calcext:value-type="float">
            <text:p>0.1</text:p>
          </table:table-cell>
          <table:table-cell table:style-name="ce15" table:formula="of:=[.H51] - [.H47]*[.$Q51]" office:value-type="float" office:value="22.5" calcext:value-type="float">
            <text:p>22.5</text:p>
          </table:table-cell>
          <table:table-cell table:style-name="ce34" table:formula="of:=[.I51] - [.I47]*[.$Q51]" office:value-type="float" office:value="0" calcext:value-type="float">
            <text:p>0</text:p>
          </table:table-cell>
          <table:table-cell table:style-name="ce34" table:formula="of:=[.J51] - [.J47]*[.$Q51]" office:value-type="float" office:value="-0.9" calcext:value-type="float">
            <text:p>-0.9</text:p>
          </table:table-cell>
          <table:table-cell table:style-name="ce34" table:formula="of:=[.K51] - [.K47]*[.$Q51]" office:value-type="float" office:value="0" calcext:value-type="float">
            <text:p>0</text:p>
          </table:table-cell>
          <table:table-cell table:style-name="ce34" table:formula="of:=[.L51] - [.L47]*[.$Q51]" office:value-type="float" office:value="0" calcext:value-type="float">
            <text:p>0</text:p>
          </table:table-cell>
          <table:table-cell table:style-name="ce34" table:formula="of:=[.M51] - [.M47]*[.$Q51]" office:value-type="float" office:value="0" calcext:value-type="float">
            <text:p>0</text:p>
          </table:table-cell>
          <table:table-cell table:style-name="ce34" table:formula="of:=[.N51] - [.N47]*[.$Q51]" office:value-type="float" office:value="1" calcext:value-type="float">
            <text:p>1</text:p>
          </table:table-cell>
          <table:table-cell table:style-name="ce34" table:formula="of:=[.O51] - [.O47]*[.$Q5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table:formula="of:=[.A52] + [.A47]*ABS([.$Q52])" office:value-type="float" office:value="2" calcext:value-type="float">
            <text:p>2</text:p>
          </table:table-cell>
          <table:table-cell table:style-name="ce15" table:formula="of:=[.B52] + [.B47]*ABS([.$Q52])" office:value-type="float" office:value="0" calcext:value-type="float">
            <text:p>0</text:p>
          </table:table-cell>
          <table:table-cell table:style-name="ce15" table:formula="of:=[.C52] + [.C47]*ABS([.$Q52])" office:value-type="float" office:value="-7.2" calcext:value-type="float">
            <text:p>-7.2</text:p>
          </table:table-cell>
          <table:table-cell table:style-name="ce15" table:formula="of:=[.D52] + [.D47]*ABS([.$Q52])" office:value-type="float" office:value="4.6" calcext:value-type="float">
            <text:p>4.6</text:p>
          </table:table-cell>
          <table:table-cell table:style-name="ce15" table:formula="of:=[.E52] + [.E47]*ABS([.$Q52])" office:value-type="float" office:value="3.8" calcext:value-type="float">
            <text:p>3.8</text:p>
          </table:table-cell>
          <table:table-cell table:style-name="ce15" table:formula="of:=[.F52] + [.F47]*ABS([.$Q52])" office:value-type="float" office:value="3.6" calcext:value-type="float">
            <text:p>3.6</text:p>
          </table:table-cell>
          <table:table-cell table:style-name="ce15" table:formula="of:=[.G52] + [.G47]*ABS([.$Q52])" office:value-type="float" office:value="5.2" calcext:value-type="float">
            <text:p>5.2</text:p>
          </table:table-cell>
          <table:table-cell table:style-name="ce15" table:formula="of:=[.H52] + [.H47]*ABS([.$Q52])" office:value-type="float" office:value="16" calcext:value-type="float">
            <text:p>16</text:p>
          </table:table-cell>
          <table:table-cell table:style-name="ce34" table:formula="of:=[.I52] + [.I47]*ABS([.$Q52])" office:value-type="float" office:value="0" calcext:value-type="float">
            <text:p>0</text:p>
          </table:table-cell>
          <table:table-cell table:style-name="ce34" table:formula="of:=[.J52] + [.J47]*ABS([.$Q52])" office:value-type="float" office:value="0.2" calcext:value-type="float">
            <text:p>0.2</text:p>
          </table:table-cell>
          <table:table-cell table:style-name="ce34" table:formula="of:=[.K52] + [.K47]*ABS([.$Q52])" office:value-type="float" office:value="0" calcext:value-type="float">
            <text:p>0</text:p>
          </table:table-cell>
          <table:table-cell table:style-name="ce34" table:formula="of:=[.L52] + [.L47]*ABS([.$Q52])" office:value-type="float" office:value="0" calcext:value-type="float">
            <text:p>0</text:p>
          </table:table-cell>
          <table:table-cell table:style-name="ce34" table:formula="of:=[.M52] + [.M47]*ABS([.$Q52])" office:value-type="float" office:value="0" calcext:value-type="float">
            <text:p>0</text:p>
          </table:table-cell>
          <table:table-cell table:style-name="ce34" table:formula="of:=[.N52] + [.N47]*ABS([.$Q52])" office:value-type="float" office:value="0" calcext:value-type="float">
            <text:p>0</text:p>
          </table:table-cell>
          <table:table-cell table:style-name="ce34" table:formula="of:=[.O52] + [.O47]*ABS([.$Q52]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-2.2" calcext:value-type="float">
            <text:p>-2.2</text:p>
          </table:table-cell>
          <table:table-cell table:style-name="ce15" office:value-type="float" office:value="-2.6" calcext:value-type="float">
            <text:p>-2.6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44" calcext:value-type="float">
            <text:p>4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-0.4" calcext:value-type="float">
            <text:p>-0.4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-0.2" calcext:value-type="float">
            <text:p>-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-0.5" calcext:value-type="float">
            <text:p>-0.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1" calcext:value-type="float">
            <text:p>0.1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-3.4" calcext:value-type="float">
            <text:p>-3.4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31" calcext:value-type="float">
            <text:p>3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13" calcext:value-type="float">
            <text:p>1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2" calcext:value-type="float">
            <text:p>-0.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.8" calcext:value-type="float">
            <text:p>-2.8</text:p>
          </table:table-cell>
          <table:table-cell table:style-name="ce15" office:value-type="float" office:value="-4.6" calcext:value-type="float">
            <text:p>-4.6</text:p>
          </table:table-cell>
          <table:table-cell table:style-name="ce15" office:value-type="float" office:value="-6.8" calcext:value-type="float">
            <text:p>-6.8</text:p>
          </table:table-cell>
          <table:table-cell table:style-name="ce15" office:value-type="float" office:value="-5.6" calcext:value-type="float">
            <text:p>-5.6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11" calcext:value-type="float">
            <text:p>1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2" calcext:value-type="float">
            <text:p>-0.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office:value-type="float" office:value="-6.5" calcext:value-type="float">
            <text:p>-6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.6" calcext:value-type="float">
            <text:p>-2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-11.1" calcext:value-type="float">
            <text:p>-11.1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2.5" calcext:value-type="float">
            <text:p>22.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9" calcext:value-type="float">
            <text:p>-0.9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7.2" calcext:value-type="float">
            <text:p>-7.2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16" calcext:value-type="float">
            <text:p>1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2" calcext:value-type="float">
            <text:p>0.2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-2.2" calcext:value-type="float">
            <text:p>-2.2</text:p>
          </table:table-cell>
          <table:table-cell table:style-name="ce15" office:value-type="float" office:value="-2.6" calcext:value-type="float">
            <text:p>-2.6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44" calcext:value-type="float">
            <text:p>4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-0.4" calcext:value-type="float">
            <text:p>-0.4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/>
          <table:table-cell table:style-name="ce30"/>
          <table:table-cell table:number-columns-repeated="8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-0.2" calcext:value-type="float">
            <text:p>-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-0.5" calcext:value-type="float">
            <text:p>-0.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1" calcext:value-type="float">
            <text:p>0.1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/>
          <table:table-cell table:style-name="ce30"/>
          <table:table-cell table:number-columns-repeated="8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-3.4" calcext:value-type="float">
            <text:p>-3.4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31" calcext:value-type="float">
            <text:p>3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/>
          <table:table-cell office:value-type="string" calcext:value-type="string">
            <text:p>pivot element</text:p>
          </table:table-cell>
          <table:table-cell table:number-columns-repeated="8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13" calcext:value-type="float">
            <text:p>1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2" calcext:value-type="float">
            <text:p>-0.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/>
          <table:table-cell table:style-name="ce18"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table:style-name="ce15" office:value-type="float" office:value="-6.5" calcext:value-type="float">
            <text:p>-6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.6" calcext:value-type="float">
            <text:p>-2.6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-11.1" calcext:value-type="float">
            <text:p>-11.1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22.5" calcext:value-type="float">
            <text:p>22.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2" calcext:value-type="float">
            <text:p>-0.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30"/>
          <table:table-cell table:number-columns-repeated="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.8" calcext:value-type="float">
            <text:p>-2.8</text:p>
          </table:table-cell>
          <table:table-cell table:style-name="ce15" office:value-type="float" office:value="-4.6" calcext:value-type="float">
            <text:p>-4.6</text:p>
          </table:table-cell>
          <table:table-cell table:style-name="ce15" office:value-type="float" office:value="-6.8" calcext:value-type="float">
            <text:p>-6.8</text:p>
          </table:table-cell>
          <table:table-cell table:style-name="ce15" office:value-type="float" office:value="-5.6" calcext:value-type="float">
            <text:p>-5.6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11" calcext:value-type="float">
            <text:p>1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9" calcext:value-type="float">
            <text:p>-0.9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30"/>
          <table:table-cell table:number-columns-repeated="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7.2" calcext:value-type="float">
            <text:p>-7.2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16" calcext:value-type="float">
            <text:p>1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2" calcext:value-type="float">
            <text:p>0.2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0"/>
          <table:table-cell table:number-columns-repeated="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-2.2" calcext:value-type="float">
            <text:p>-2.2</text:p>
          </table:table-cell>
          <table:table-cell table:style-name="ce15" office:value-type="float" office:value="-2.6" calcext:value-type="float">
            <text:p>-2.6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44" calcext:value-type="float">
            <text:p>4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-0.4" calcext:value-type="float">
            <text:p>-0.4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/>
          <table:table-cell table:style-name="ce3" office:value-type="float" office:value="-2.6" calcext:value-type="float">
            <text:p>-2.6</text:p>
          </table:table-cell>
          <table:table-cell table:number-columns-repeated="8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-0.2" calcext:value-type="float">
            <text:p>-0.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-0.5" calcext:value-type="float">
            <text:p>-0.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1" calcext:value-type="float">
            <text:p>0.1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-3.4" calcext:value-type="float">
            <text:p>-3.4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8.2" calcext:value-type="float">
            <text:p>8.2</text:p>
          </table:table-cell>
          <table:table-cell table:style-name="ce15" office:value-type="float" office:value="31" calcext:value-type="float">
            <text:p>3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2" calcext:value-type="float">
            <text:p>0.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8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office:value-type="float" office:value="5.8" calcext:value-type="float">
            <text:p>5.8</text:p>
          </table:table-cell>
          <table:table-cell table:style-name="ce15" office:value-type="float" office:value="13" calcext:value-type="float">
            <text:p>1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2" calcext:value-type="float">
            <text:p>-0.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style-name="ce15" table:formula="of:=[.A89]/[.$Q$88]" office:value-type="float" office:value="-0.585585585585586" calcext:value-type="float">
            <text:p>-0.585585585585586</text:p>
          </table:table-cell>
          <table:table-cell table:style-name="ce15" table:formula="of:=[.B89]/[.$Q$88]" office:value-type="float" office:value="0" calcext:value-type="float">
            <text:p>0</text:p>
          </table:table-cell>
          <table:table-cell table:style-name="ce15" table:formula="of:=[.C89]/[.$Q$88]" office:value-type="float" office:value="-0.234234234234234" calcext:value-type="float">
            <text:p>-0.234234234234234</text:p>
          </table:table-cell>
          <table:table-cell table:style-name="ce15" table:formula="of:=[.D89]/[.$Q$88]" office:value-type="float" office:value="0.0270270270270271" calcext:value-type="float">
            <text:p>0.027027027027027</text:p>
          </table:table-cell>
          <table:table-cell table:style-name="ce15" table:formula="of:=[.E89]/[.$Q$88]" office:value-type="float" office:value="-1" calcext:value-type="float">
            <text:p>-1</text:p>
          </table:table-cell>
          <table:table-cell table:style-name="ce15" table:formula="of:=[.F89]/[.$Q$88]" office:value-type="float" office:value="0.612612612612613" calcext:value-type="float">
            <text:p>0.612612612612613</text:p>
          </table:table-cell>
          <table:table-cell table:style-name="ce15" table:formula="of:=[.G89]/[.$Q$88]" office:value-type="float" office:value="0.00900900900900901" calcext:value-type="float">
            <text:p>0.009009009009009</text:p>
          </table:table-cell>
          <table:table-cell table:style-name="ce15" table:formula="of:=[.H89]/[.$Q$88]" office:value-type="float" office:value="2.02702702702703" calcext:value-type="float">
            <text:p>2.02702702702703</text:p>
          </table:table-cell>
          <table:table-cell table:style-name="ce34" table:formula="of:=[.I89]/[.$Q$88]" office:value-type="float" office:value="0" calcext:value-type="float">
            <text:p>0</text:p>
          </table:table-cell>
          <table:table-cell table:style-name="ce34" table:formula="of:=[.J89]/[.$Q$88]" office:value-type="float" office:value="-0.018018018018018" calcext:value-type="float">
            <text:p>-0.018018018018018</text:p>
          </table:table-cell>
          <table:table-cell table:style-name="ce34" table:formula="of:=[.K89]/[.$Q$88]" office:value-type="float" office:value="0" calcext:value-type="float">
            <text:p>0</text:p>
          </table:table-cell>
          <table:table-cell table:style-name="ce34" table:formula="of:=[.L89]/[.$Q$88]" office:value-type="float" office:value="0" calcext:value-type="float">
            <text:p>0</text:p>
          </table:table-cell>
          <table:table-cell table:style-name="ce34" table:formula="of:=[.M89]/[.$Q$88]" office:value-type="float" office:value="0.0900900900900901" calcext:value-type="float">
            <text:p>0.09009009009009</text:p>
          </table:table-cell>
          <table:table-cell table:style-name="ce34" table:formula="of:=[.N89]/[.$Q$88]" office:value-type="float" office:value="0" calcext:value-type="float">
            <text:p>0</text:p>
          </table:table-cell>
          <table:table-cell table:style-name="ce34" table:formula="of:=[.O89]/[.$Q$88]" office:value-type="float" office:value="0" calcext:value-type="float">
            <text:p>0</text:p>
          </table:table-cell>
          <table:table-cell/>
          <table:table-cell table:style-name="ce3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.8" calcext:value-type="float">
            <text:p>-2.8</text:p>
          </table:table-cell>
          <table:table-cell table:style-name="ce15" office:value-type="float" office:value="-4.6" calcext:value-type="float">
            <text:p>-4.6</text:p>
          </table:table-cell>
          <table:table-cell table:style-name="ce15" office:value-type="float" office:value="-6.8" calcext:value-type="float">
            <text:p>-6.8</text:p>
          </table:table-cell>
          <table:table-cell table:style-name="ce15" office:value-type="float" office:value="-5.6" calcext:value-type="float">
            <text:p>-5.6</text:p>
          </table:table-cell>
          <table:table-cell table:style-name="ce15" office:value-type="float" office:value="6.8" calcext:value-type="float">
            <text:p>6.8</text:p>
          </table:table-cell>
          <table:table-cell table:style-name="ce15" office:value-type="float" office:value="11" calcext:value-type="float">
            <text:p>1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9" calcext:value-type="float">
            <text:p>-0.9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3" office:value-type="float" office:value="-6.8" calcext:value-type="float">
            <text:p>-6.8</text:p>
          </table:table-cell>
          <table:table-cell table:number-columns-repeated="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7.2" calcext:value-type="float">
            <text:p>-7.2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office:value-type="float" office:value="3.8" calcext:value-type="float">
            <text:p>3.8</text:p>
          </table:table-cell>
          <table:table-cell table:style-name="ce15" office:value-type="float" office:value="3.6" calcext:value-type="float">
            <text:p>3.6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16" calcext:value-type="float">
            <text:p>1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2" calcext:value-type="float">
            <text:p>0.2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8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table-cell table:style-name="ce15" table:formula="of:=[.A98] - [.A102]*ABS([.$Q98])" office:value-type="float" office:value="2.52252252252252" calcext:value-type="float">
            <text:p>2.52252252252252</text:p>
          </table:table-cell>
          <table:table-cell table:style-name="ce15" table:formula="of:=[.B98] - [.B102]*ABS([.$Q98])" office:value-type="float" office:value="0" calcext:value-type="float">
            <text:p>0</text:p>
          </table:table-cell>
          <table:table-cell table:style-name="ce15" table:formula="of:=[.C98] - [.C102]*ABS([.$Q98])" office:value-type="float" office:value="1.00900900900901" calcext:value-type="float">
            <text:p>1.00900900900901</text:p>
          </table:table-cell>
          <table:table-cell table:style-name="ce15" table:formula="of:=[.D98] - [.D102]*ABS([.$Q98])" office:value-type="float" office:value="-2.27027027027027" calcext:value-type="float">
            <text:p>-2.27027027027027</text:p>
          </table:table-cell>
          <table:table-cell table:style-name="ce15" table:formula="of:=[.E98] - [.E102]*ABS([.$Q98])" office:value-type="float" office:value="0" calcext:value-type="float">
            <text:p>0</text:p>
          </table:table-cell>
          <table:table-cell table:style-name="ce15" table:formula="of:=[.F98] - [.F102]*ABS([.$Q98])" office:value-type="float" office:value="6.20720720720721" calcext:value-type="float">
            <text:p>6.20720720720721</text:p>
          </table:table-cell>
          <table:table-cell table:style-name="ce15" table:formula="of:=[.G98] - [.G102]*ABS([.$Q98])" office:value-type="float" office:value="0.576576576576577" calcext:value-type="float">
            <text:p>0.576576576576577</text:p>
          </table:table-cell>
          <table:table-cell table:style-name="ce15" table:formula="of:=[.H98] - [.H102]*ABS([.$Q98])" office:value-type="float" office:value="38.7297297297297" calcext:value-type="float">
            <text:p>38.7297297297297</text:p>
          </table:table-cell>
          <table:table-cell table:style-name="ce34" table:formula="of:=[.I98] - [.I102]*ABS([.$Q98])" office:value-type="float" office:value="1" calcext:value-type="float">
            <text:p>1</text:p>
          </table:table-cell>
          <table:table-cell table:style-name="ce34" table:formula="of:=[.J98] - [.J102]*ABS([.$Q98])" office:value-type="float" office:value="-0.353153153153153" calcext:value-type="float">
            <text:p>-0.353153153153153</text:p>
          </table:table-cell>
          <table:table-cell table:style-name="ce34" table:formula="of:=[.K98] - [.K102]*ABS([.$Q98])" office:value-type="float" office:value="0" calcext:value-type="float">
            <text:p>0</text:p>
          </table:table-cell>
          <table:table-cell table:style-name="ce34" table:formula="of:=[.L98] - [.L102]*ABS([.$Q98])" office:value-type="float" office:value="0" calcext:value-type="float">
            <text:p>0</text:p>
          </table:table-cell>
          <table:table-cell table:style-name="ce34" table:formula="of:=[.M98] - [.M102]*ABS([.$Q98])" office:value-type="float" office:value="-0.234234234234234" calcext:value-type="float">
            <text:p>-0.234234234234234</text:p>
          </table:table-cell>
          <table:table-cell table:style-name="ce34" table:formula="of:=[.N98] - [.N102]*ABS([.$Q98])" office:value-type="float" office:value="0" calcext:value-type="float">
            <text:p>0</text:p>
          </table:table-cell>
          <table:table-cell table:style-name="ce34" table:formula="of:=[.O98] - [.O102]*ABS([.$Q9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table:formula="of:=[.A99] + [.A102]*[.$Q99]" office:value-type="float" office:value="-0.0270270270270271" calcext:value-type="float">
            <text:p>-0.027027027027027</text:p>
          </table:table-cell>
          <table:table-cell table:style-name="ce15" table:formula="of:=[.B99] + [.B102]*[.$Q99]" office:value-type="float" office:value="1" calcext:value-type="float">
            <text:p>1</text:p>
          </table:table-cell>
          <table:table-cell table:style-name="ce15" table:formula="of:=[.C99] + [.C102]*[.$Q99]" office:value-type="float" office:value="0.189189189189189" calcext:value-type="float">
            <text:p>0.189189189189189</text:p>
          </table:table-cell>
          <table:table-cell table:style-name="ce15" table:formula="of:=[.D99] + [.D102]*[.$Q99]" office:value-type="float" office:value="0.324324324324324" calcext:value-type="float">
            <text:p>0.324324324324324</text:p>
          </table:table-cell>
          <table:table-cell table:style-name="ce15" table:formula="of:=[.E99] + [.E102]*[.$Q99]" office:value-type="float" office:value="0" calcext:value-type="float">
            <text:p>0</text:p>
          </table:table-cell>
          <table:table-cell table:style-name="ce15" table:formula="of:=[.F99] + [.F102]*[.$Q99]" office:value-type="float" office:value="0.351351351351351" calcext:value-type="float">
            <text:p>0.351351351351351</text:p>
          </table:table-cell>
          <table:table-cell table:style-name="ce15" table:formula="of:=[.G99] + [.G102]*[.$Q99]" office:value-type="float" office:value="0.108108108108108" calcext:value-type="float">
            <text:p>0.108108108108108</text:p>
          </table:table-cell>
          <table:table-cell table:style-name="ce15" table:formula="of:=[.H99] + [.H102]*[.$Q99]" office:value-type="float" office:value="1.32432432432432" calcext:value-type="float">
            <text:p>1.32432432432432</text:p>
          </table:table-cell>
          <table:table-cell table:style-name="ce34" table:formula="of:=[.I99] + [.I102]*[.$Q99]" office:value-type="float" office:value="0" calcext:value-type="float">
            <text:p>0</text:p>
          </table:table-cell>
          <table:table-cell table:style-name="ce34" table:formula="of:=[.J99] + [.J102]*[.$Q99]" office:value-type="float" office:value="0.0837837837837838" calcext:value-type="float">
            <text:p>0.083783783783784</text:p>
          </table:table-cell>
          <table:table-cell table:style-name="ce34" table:formula="of:=[.K99] + [.K102]*[.$Q99]" office:value-type="float" office:value="0" calcext:value-type="float">
            <text:p>0</text:p>
          </table:table-cell>
          <table:table-cell table:style-name="ce34" table:formula="of:=[.L99] + [.L102]*[.$Q99]" office:value-type="float" office:value="0" calcext:value-type="float">
            <text:p>0</text:p>
          </table:table-cell>
          <table:table-cell table:style-name="ce34" table:formula="of:=[.M99] + [.M102]*[.$Q99]" office:value-type="float" office:value="0.0810810810810811" calcext:value-type="float">
            <text:p>0.081081081081081</text:p>
          </table:table-cell>
          <table:table-cell table:style-name="ce34" table:formula="of:=[.N99] + [.N102]*[.$Q99]" office:value-type="float" office:value="0" calcext:value-type="float">
            <text:p>0</text:p>
          </table:table-cell>
          <table:table-cell table:style-name="ce34" table:formula="of:=[.O99] + [.O102]*[.$Q9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table:formula="of:=[.A100] + [.A102]*[.$Q100]" office:value-type="float" office:value="-0.981981981981982" calcext:value-type="float">
            <text:p>-0.981981981981982</text:p>
          </table:table-cell>
          <table:table-cell table:style-name="ce15" table:formula="of:=[.B100] + [.B102]*[.$Q100]" office:value-type="float" office:value="0" calcext:value-type="float">
            <text:p>0</text:p>
          </table:table-cell>
          <table:table-cell table:style-name="ce15" table:formula="of:=[.C100] + [.C102]*[.$Q100]" office:value-type="float" office:value="2.20720720720721" calcext:value-type="float">
            <text:p>2.20720720720721</text:p>
          </table:table-cell>
          <table:table-cell table:style-name="ce15" table:formula="of:=[.D100] + [.D102]*[.$Q100]" office:value-type="float" office:value="-3.21621621621622" calcext:value-type="float">
            <text:p>-3.21621621621622</text:p>
          </table:table-cell>
          <table:table-cell table:style-name="ce15" table:formula="of:=[.E100] + [.E102]*[.$Q100]" office:value-type="float" office:value="0" calcext:value-type="float">
            <text:p>0</text:p>
          </table:table-cell>
          <table:table-cell table:style-name="ce15" table:formula="of:=[.F100] + [.F102]*[.$Q100]" office:value-type="float" office:value="5.76576576576577" calcext:value-type="float">
            <text:p>5.76576576576577</text:p>
          </table:table-cell>
          <table:table-cell table:style-name="ce15" table:formula="of:=[.G100] + [.G102]*[.$Q100]" office:value-type="float" office:value="8.26126126126126" calcext:value-type="float">
            <text:p>8.26126126126126</text:p>
          </table:table-cell>
          <table:table-cell table:style-name="ce15" table:formula="of:=[.H100] + [.H102]*[.$Q100]" office:value-type="float" office:value="44.7837837837838" calcext:value-type="float">
            <text:p>44.7837837837838</text:p>
          </table:table-cell>
          <table:table-cell table:style-name="ce34" table:formula="of:=[.I100] + [.I102]*[.$Q100]" office:value-type="float" office:value="0" calcext:value-type="float">
            <text:p>0</text:p>
          </table:table-cell>
          <table:table-cell table:style-name="ce34" table:formula="of:=[.J100] + [.J102]*[.$Q100]" office:value-type="float" office:value="0.0774774774774775" calcext:value-type="float">
            <text:p>0.077477477477478</text:p>
          </table:table-cell>
          <table:table-cell table:style-name="ce34" table:formula="of:=[.K100] + [.K102]*[.$Q100]" office:value-type="float" office:value="1" calcext:value-type="float">
            <text:p>1</text:p>
          </table:table-cell>
          <table:table-cell table:style-name="ce34" table:formula="of:=[.L100] + [.L102]*[.$Q100]" office:value-type="float" office:value="0" calcext:value-type="float">
            <text:p>0</text:p>
          </table:table-cell>
          <table:table-cell table:style-name="ce34" table:formula="of:=[.M100] + [.M102]*[.$Q100]" office:value-type="float" office:value="0.612612612612613" calcext:value-type="float">
            <text:p>0.612612612612613</text:p>
          </table:table-cell>
          <table:table-cell table:style-name="ce34" table:formula="of:=[.N100] + [.N102]*[.$Q100]" office:value-type="float" office:value="0" calcext:value-type="float">
            <text:p>0</text:p>
          </table:table-cell>
          <table:table-cell table:style-name="ce34" table:formula="of:=[.O100] + [.O102]*[.$Q10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table:formula="of:=[.A101] + [.A102]*[.$Q101]" office:value-type="float" office:value="-0.117117117117117" calcext:value-type="float">
            <text:p>-0.117117117117117</text:p>
          </table:table-cell>
          <table:table-cell table:style-name="ce15" table:formula="of:=[.B101] + [.B102]*[.$Q101]" office:value-type="float" office:value="0" calcext:value-type="float">
            <text:p>0</text:p>
          </table:table-cell>
          <table:table-cell table:style-name="ce15" table:formula="of:=[.C101] + [.C102]*[.$Q101]" office:value-type="float" office:value="2.15315315315315" calcext:value-type="float">
            <text:p>2.15315315315315</text:p>
          </table:table-cell>
          <table:table-cell table:style-name="ce15" table:formula="of:=[.D101] + [.D102]*[.$Q101]" office:value-type="float" office:value="0.405405405405405" calcext:value-type="float">
            <text:p>0.405405405405405</text:p>
          </table:table-cell>
          <table:table-cell table:style-name="ce15" table:formula="of:=[.E101] + [.E102]*[.$Q101]" office:value-type="float" office:value="0" calcext:value-type="float">
            <text:p>0</text:p>
          </table:table-cell>
          <table:table-cell table:style-name="ce15" table:formula="of:=[.F101] + [.F102]*[.$Q101]" office:value-type="float" office:value="4.52252252252252" calcext:value-type="float">
            <text:p>4.52252252252252</text:p>
          </table:table-cell>
          <table:table-cell table:style-name="ce15" table:formula="of:=[.G101] + [.G102]*[.$Q101]" office:value-type="float" office:value="5.8018018018018" calcext:value-type="float">
            <text:p>5.8018018018018</text:p>
          </table:table-cell>
          <table:table-cell table:style-name="ce15" table:formula="of:=[.H101] + [.H102]*[.$Q101]" office:value-type="float" office:value="13.4054054054054" calcext:value-type="float">
            <text:p>13.4054054054054</text:p>
          </table:table-cell>
          <table:table-cell table:style-name="ce34" table:formula="of:=[.I101] + [.I102]*[.$Q101]" office:value-type="float" office:value="0" calcext:value-type="float">
            <text:p>0</text:p>
          </table:table-cell>
          <table:table-cell table:style-name="ce34" table:formula="of:=[.J101] + [.J102]*[.$Q101]" office:value-type="float" office:value="-0.203603603603604" calcext:value-type="float">
            <text:p>-0.203603603603604</text:p>
          </table:table-cell>
          <table:table-cell table:style-name="ce34" table:formula="of:=[.K101] + [.K102]*[.$Q101]" office:value-type="float" office:value="0" calcext:value-type="float">
            <text:p>0</text:p>
          </table:table-cell>
          <table:table-cell table:style-name="ce34" table:formula="of:=[.L101] + [.L102]*[.$Q101]" office:value-type="float" office:value="1" calcext:value-type="float">
            <text:p>1</text:p>
          </table:table-cell>
          <table:table-cell table:style-name="ce34" table:formula="of:=[.M101] + [.M102]*[.$Q101]" office:value-type="float" office:value="0.018018018018018" calcext:value-type="float">
            <text:p>0.018018018018018</text:p>
          </table:table-cell>
          <table:table-cell table:style-name="ce34" table:formula="of:=[.N101] + [.N102]*[.$Q101]" office:value-type="float" office:value="0" calcext:value-type="float">
            <text:p>0</text:p>
          </table:table-cell>
          <table:table-cell table:style-name="ce34" table:formula="of:=[.O101] + [.O102]*[.$Q10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office:value-type="float" office:value="-0.585585585585586" calcext:value-type="float">
            <text:p>-0.58558558558558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0.234234234234234" calcext:value-type="float">
            <text:p>-0.234234234234234</text:p>
          </table:table-cell>
          <table:table-cell table:style-name="ce15" office:value-type="float" office:value="0.0270270270270271" calcext:value-type="float">
            <text:p>0.027027027027027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.612612612612613" calcext:value-type="float">
            <text:p>0.612612612612613</text:p>
          </table:table-cell>
          <table:table-cell table:style-name="ce15" office:value-type="float" office:value="0.00900900900900901" calcext:value-type="float">
            <text:p>0.009009009009009</text:p>
          </table:table-cell>
          <table:table-cell table:style-name="ce15" office:value-type="float" office:value="2.02702702702703" calcext:value-type="float">
            <text:p>2.0270270270270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18018018018018" calcext:value-type="float">
            <text:p>-0.018018018018018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0.0900900900900901" calcext:value-type="float">
            <text:p>0.09009009009009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table:formula="of:=[.A103] - [.A102]*ABS([.$Q103])" office:value-type="float" office:value="5.98198198198198" calcext:value-type="float">
            <text:p>5.98198198198198</text:p>
          </table:table-cell>
          <table:table-cell table:style-name="ce15" table:formula="of:=[.B103] - [.B102]*ABS([.$Q103])" office:value-type="float" office:value="0" calcext:value-type="float">
            <text:p>0</text:p>
          </table:table-cell>
          <table:table-cell table:style-name="ce15" table:formula="of:=[.C103] - [.C102]*ABS([.$Q103])" office:value-type="float" office:value="-1.20720720720721" calcext:value-type="float">
            <text:p>-1.20720720720721</text:p>
          </table:table-cell>
          <table:table-cell table:style-name="ce15" table:formula="of:=[.D103] - [.D102]*ABS([.$Q103])" office:value-type="float" office:value="-4.78378378378378" calcext:value-type="float">
            <text:p>-4.78378378378378</text:p>
          </table:table-cell>
          <table:table-cell table:style-name="ce15" table:formula="of:=[.E103] - [.E102]*ABS([.$Q103])" office:value-type="float" office:value="0" calcext:value-type="float">
            <text:p>0</text:p>
          </table:table-cell>
          <table:table-cell table:style-name="ce15" table:formula="of:=[.F103] - [.F102]*ABS([.$Q103])" office:value-type="float" office:value="-9.76576576576576" calcext:value-type="float">
            <text:p>-9.76576576576576</text:p>
          </table:table-cell>
          <table:table-cell table:style-name="ce15" table:formula="of:=[.G103] - [.G102]*ABS([.$Q103])" office:value-type="float" office:value="6.73873873873874" calcext:value-type="float">
            <text:p>6.73873873873874</text:p>
          </table:table-cell>
          <table:table-cell table:style-name="ce15" table:formula="of:=[.H103] - [.H102]*ABS([.$Q103])" office:value-type="float" office:value="-2.78378378378378" calcext:value-type="float">
            <text:p>-2.78378378378378</text:p>
          </table:table-cell>
          <table:table-cell table:style-name="ce34" table:formula="of:=[.I103] - [.I102]*ABS([.$Q103])" office:value-type="float" office:value="0" calcext:value-type="float">
            <text:p>0</text:p>
          </table:table-cell>
          <table:table-cell table:style-name="ce34" table:formula="of:=[.J103] - [.J102]*ABS([.$Q103])" office:value-type="float" office:value="-0.777477477477478" calcext:value-type="float">
            <text:p>-0.777477477477478</text:p>
          </table:table-cell>
          <table:table-cell table:style-name="ce34" table:formula="of:=[.K103] - [.K102]*ABS([.$Q103])" office:value-type="float" office:value="0" calcext:value-type="float">
            <text:p>0</text:p>
          </table:table-cell>
          <table:table-cell table:style-name="ce34" table:formula="of:=[.L103] - [.L102]*ABS([.$Q103])" office:value-type="float" office:value="0" calcext:value-type="float">
            <text:p>0</text:p>
          </table:table-cell>
          <table:table-cell table:style-name="ce34" table:formula="of:=[.M103] - [.M102]*ABS([.$Q103])" office:value-type="float" office:value="-0.612612612612613" calcext:value-type="float">
            <text:p>-0.612612612612613</text:p>
          </table:table-cell>
          <table:table-cell table:style-name="ce34" table:formula="of:=[.N103] - [.N102]*ABS([.$Q103])" office:value-type="float" office:value="1" calcext:value-type="float">
            <text:p>1</text:p>
          </table:table-cell>
          <table:table-cell table:style-name="ce34" table:formula="of:=[.O103] - [.O102]*ABS([.$Q10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5" table:formula="of:=[.A104] + [.A102]*[.$Q104]" office:value-type="float" office:value="-0.225225225225225" calcext:value-type="float">
            <text:p>-0.225225225225225</text:p>
          </table:table-cell>
          <table:table-cell table:style-name="ce15" table:formula="of:=[.B104] + [.B102]*[.$Q104]" office:value-type="float" office:value="0" calcext:value-type="float">
            <text:p>0</text:p>
          </table:table-cell>
          <table:table-cell table:style-name="ce15" table:formula="of:=[.C104] + [.C102]*[.$Q104]" office:value-type="float" office:value="-8.09009009009009" calcext:value-type="float">
            <text:p>-8.09009009009009</text:p>
          </table:table-cell>
          <table:table-cell table:style-name="ce15" table:formula="of:=[.D104] + [.D102]*[.$Q104]" office:value-type="float" office:value="4.7027027027027" calcext:value-type="float">
            <text:p>4.7027027027027</text:p>
          </table:table-cell>
          <table:table-cell table:style-name="ce15" table:formula="of:=[.E104] + [.E102]*[.$Q104]" office:value-type="float" office:value="0" calcext:value-type="float">
            <text:p>0</text:p>
          </table:table-cell>
          <table:table-cell table:style-name="ce15" table:formula="of:=[.F104] + [.F102]*[.$Q104]" office:value-type="float" office:value="5.92792792792793" calcext:value-type="float">
            <text:p>5.92792792792793</text:p>
          </table:table-cell>
          <table:table-cell table:style-name="ce15" table:formula="of:=[.G104] + [.G102]*[.$Q104]" office:value-type="float" office:value="5.23423423423423" calcext:value-type="float">
            <text:p>5.23423423423423</text:p>
          </table:table-cell>
          <table:table-cell table:style-name="ce15" table:formula="of:=[.H104] + [.H102]*[.$Q104]" office:value-type="float" office:value="23.7027027027027" calcext:value-type="float">
            <text:p>23.7027027027027</text:p>
          </table:table-cell>
          <table:table-cell table:style-name="ce34" table:formula="of:=[.I104] + [.I102]*[.$Q104]" office:value-type="float" office:value="0" calcext:value-type="float">
            <text:p>0</text:p>
          </table:table-cell>
          <table:table-cell table:style-name="ce34" table:formula="of:=[.J104] + [.J102]*[.$Q104]" office:value-type="float" office:value="0.131531531531532" calcext:value-type="float">
            <text:p>0.131531531531532</text:p>
          </table:table-cell>
          <table:table-cell table:style-name="ce34" table:formula="of:=[.K104] + [.K102]*[.$Q104]" office:value-type="float" office:value="0" calcext:value-type="float">
            <text:p>0</text:p>
          </table:table-cell>
          <table:table-cell table:style-name="ce34" table:formula="of:=[.L104] + [.L102]*[.$Q104]" office:value-type="float" office:value="0" calcext:value-type="float">
            <text:p>0</text:p>
          </table:table-cell>
          <table:table-cell table:style-name="ce34" table:formula="of:=[.M104] + [.M102]*[.$Q104]" office:value-type="float" office:value="0.342342342342342" calcext:value-type="float">
            <text:p>0.342342342342342</text:p>
          </table:table-cell>
          <table:table-cell table:style-name="ce34" table:formula="of:=[.N104] + [.N102]*[.$Q104]" office:value-type="float" office:value="0" calcext:value-type="float">
            <text:p>0</text:p>
          </table:table-cell>
          <table:table-cell table:style-name="ce34" table:formula="of:=[.O104] + [.O102]*[.$Q104]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23"/>
          <table:table-cell table:style-name="ce28" table:number-columns-repeated="16"/>
          <table:table-cell table:number-columns-repeated="8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2.52252252252252" calcext:value-type="float">
            <text:p>2.5225225225225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00900900900901" calcext:value-type="float">
            <text:p>1.00900900900901</text:p>
          </table:table-cell>
          <table:table-cell table:style-name="ce27" office:value-type="float" office:value="-2.27027027027027" calcext:value-type="float">
            <text:p>-2.2702702702702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.20720720720721" calcext:value-type="float">
            <text:p>6.20720720720721</text:p>
          </table:table-cell>
          <table:table-cell table:style-name="ce27" office:value-type="float" office:value="0.576576576576577" calcext:value-type="float">
            <text:p>0.576576576576577</text:p>
          </table:table-cell>
          <table:table-cell table:style-name="ce27" office:value-type="float" office:value="38.7297297297297" calcext:value-type="float">
            <text:p>38.729729729729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-0.353153153153153" calcext:value-type="float">
            <text:p>-0.35315315315315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0.234234234234234" calcext:value-type="float">
            <text:p>-0.23423423423423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-0.0270270270270271" calcext:value-type="float">
            <text:p>-0.02702702702702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89189189189189" calcext:value-type="float">
            <text:p>0.189189189189189</text:p>
          </table:table-cell>
          <table:table-cell table:style-name="ce27" office:value-type="float" office:value="0.324324324324324" calcext:value-type="float">
            <text:p>0.3243243243243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351351351351351" calcext:value-type="float">
            <text:p>0.351351351351351</text:p>
          </table:table-cell>
          <table:table-cell table:style-name="ce27" office:value-type="float" office:value="0.108108108108108" calcext:value-type="float">
            <text:p>0.108108108108108</text:p>
          </table:table-cell>
          <table:table-cell table:style-name="ce27" office:value-type="float" office:value="1.32432432432432" calcext:value-type="float">
            <text:p>1.3243243243243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837837837837838" calcext:value-type="float">
            <text:p>0.08378378378378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0.0810810810810811" calcext:value-type="float">
            <text:p>0.08108108108108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-0.981981981981982" calcext:value-type="float">
            <text:p>-0.98198198198198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.20720720720721" calcext:value-type="float">
            <text:p>2.20720720720721</text:p>
          </table:table-cell>
          <table:table-cell table:style-name="ce27" office:value-type="float" office:value="-3.21621621621622" calcext:value-type="float">
            <text:p>-3.2162162162162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.76576576576577" calcext:value-type="float">
            <text:p>5.76576576576577</text:p>
          </table:table-cell>
          <table:table-cell table:style-name="ce27" office:value-type="float" office:value="8.26126126126126" calcext:value-type="float">
            <text:p>8.26126126126126</text:p>
          </table:table-cell>
          <table:table-cell table:style-name="ce27" office:value-type="float" office:value="44.7837837837838" calcext:value-type="float">
            <text:p>44.783783783783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774774774774775" calcext:value-type="float">
            <text:p>0.07747747747747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612612612612613" calcext:value-type="float">
            <text:p>0.61261261261261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8"/>
          <table:table-cell office:value-type="string" calcext:value-type="string">
            <text:p>pivot element</text:p>
          </table:table-cell>
          <table:table-cell table:number-columns-repeated="8"/>
        </table:table-row>
        <table:table-row table:style-name="ro1">
          <table:table-cell table:style-name="ce27" office:value-type="float" office:value="-0.117117117117117" calcext:value-type="float">
            <text:p>-0.11711711711711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.15315315315315" calcext:value-type="float">
            <text:p>2.15315315315315</text:p>
          </table:table-cell>
          <table:table-cell table:style-name="ce27" office:value-type="float" office:value="0.405405405405405" calcext:value-type="float">
            <text:p>0.40540540540540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.52252252252252" calcext:value-type="float">
            <text:p>4.52252252252252</text:p>
          </table:table-cell>
          <table:table-cell table:style-name="ce27" office:value-type="float" office:value="5.8018018018018" calcext:value-type="float">
            <text:p>5.8018018018018</text:p>
          </table:table-cell>
          <table:table-cell table:style-name="ce27" office:value-type="float" office:value="13.4054054054054" calcext:value-type="float">
            <text:p>13.405405405405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203603603603604" calcext:value-type="float">
            <text:p>-0.20360360360360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.018018018018018" calcext:value-type="float">
            <text:p>0.018018018018018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8"/>
          <table:table-cell table:style-name="ce25" office:value-type="float" office:value="9.76576576576576" calcext:value-type="float">
            <text:p>9.76576576576576</text:p>
          </table:table-cell>
          <table:table-cell table:number-columns-repeated="8"/>
        </table:table-row>
        <table:table-row table:style-name="ro1">
          <table:table-cell table:style-name="ce27" office:value-type="float" office:value="-0.585585585585586" calcext:value-type="float">
            <text:p>-0.58558558558558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0.234234234234234" calcext:value-type="float">
            <text:p>-0.234234234234234</text:p>
          </table:table-cell>
          <table:table-cell table:style-name="ce27" office:value-type="float" office:value="0.0270270270270271" calcext:value-type="float">
            <text:p>0.027027027027027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0.612612612612613" calcext:value-type="float">
            <text:p>0.612612612612613</text:p>
          </table:table-cell>
          <table:table-cell table:style-name="ce27" office:value-type="float" office:value="0.00900900900900901" calcext:value-type="float">
            <text:p>0.009009009009009</text:p>
          </table:table-cell>
          <table:table-cell table:style-name="ce27" office:value-type="float" office:value="2.02702702702703" calcext:value-type="float">
            <text:p>2.0270270270270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18018018018018" calcext:value-type="float">
            <text:p>-0.018018018018018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0.0900900900900901" calcext:value-type="float">
            <text:p>0.09009009009009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table:formula="of:=[.A117]/[.$Q$129]" office:value-type="float" office:value="0.612546125461255" calcext:value-type="float">
            <text:p>0.612546125461255</text:p>
          </table:table-cell>
          <table:table-cell table:style-name="ce27" table:formula="of:=[.B117]/[.$Q$129]" office:value-type="float" office:value="0" calcext:value-type="float">
            <text:p>0</text:p>
          </table:table-cell>
          <table:table-cell table:style-name="ce27" table:formula="of:=[.C117]/[.$Q$129]" office:value-type="float" office:value="-0.123616236162362" calcext:value-type="float">
            <text:p>-0.123616236162362</text:p>
          </table:table-cell>
          <table:table-cell table:style-name="ce27" table:formula="of:=[.D117]/[.$Q$129]" office:value-type="float" office:value="-0.489852398523986" calcext:value-type="float">
            <text:p>-0.489852398523986</text:p>
          </table:table-cell>
          <table:table-cell table:style-name="ce27" table:formula="of:=[.E117]/[.$Q$129]" office:value-type="float" office:value="0" calcext:value-type="float">
            <text:p>0</text:p>
          </table:table-cell>
          <table:table-cell table:style-name="ce27" table:formula="of:=[.F117]/[.$Q$129]" office:value-type="float" office:value="-1" calcext:value-type="float">
            <text:p>-1</text:p>
          </table:table-cell>
          <table:table-cell table:style-name="ce27" table:formula="of:=[.G117]/[.$Q$129]" office:value-type="float" office:value="0.690036900369004" calcext:value-type="float">
            <text:p>0.690036900369004</text:p>
          </table:table-cell>
          <table:table-cell table:style-name="ce27" table:formula="of:=[.H117]/[.$Q$129]" office:value-type="float" office:value="-0.285055350553506" calcext:value-type="float">
            <text:p>-0.285055350553506</text:p>
          </table:table-cell>
          <table:table-cell table:style-name="ce34" table:formula="of:=[.I117]/[.$Q$129]" office:value-type="float" office:value="0" calcext:value-type="float">
            <text:p>0</text:p>
          </table:table-cell>
          <table:table-cell table:style-name="ce34" table:formula="of:=[.J117]/[.$Q$129]" office:value-type="float" office:value="-0.0796125461254613" calcext:value-type="float">
            <text:p>-0.079612546125461</text:p>
          </table:table-cell>
          <table:table-cell table:style-name="ce34" table:formula="of:=[.K117]/[.$Q$129]" office:value-type="float" office:value="0" calcext:value-type="float">
            <text:p>0</text:p>
          </table:table-cell>
          <table:table-cell table:style-name="ce34" table:formula="of:=[.L117]/[.$Q$129]" office:value-type="float" office:value="0" calcext:value-type="float">
            <text:p>0</text:p>
          </table:table-cell>
          <table:table-cell table:style-name="ce34" table:formula="of:=[.M117]/[.$Q$129]" office:value-type="float" office:value="-0.0627306273062731" calcext:value-type="float">
            <text:p>-0.062730627306273</text:p>
          </table:table-cell>
          <table:table-cell table:style-name="ce34" table:formula="of:=[.N117]/[.$Q$129]" office:value-type="float" office:value="0.10239852398524" calcext:value-type="float">
            <text:p>0.10239852398524</text:p>
          </table:table-cell>
          <table:table-cell table:style-name="ce34" table:formula="of:=[.O117]/[.$Q$129]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-0.225225225225225" calcext:value-type="float">
            <text:p>-0.22522522522522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8.09009009009009" calcext:value-type="float">
            <text:p>-8.09009009009009</text:p>
          </table:table-cell>
          <table:table-cell table:style-name="ce27" office:value-type="float" office:value="4.7027027027027" calcext:value-type="float">
            <text:p>4.702702702702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.92792792792793" calcext:value-type="float">
            <text:p>5.92792792792793</text:p>
          </table:table-cell>
          <table:table-cell table:style-name="ce27" office:value-type="float" office:value="5.23423423423423" calcext:value-type="float">
            <text:p>5.23423423423423</text:p>
          </table:table-cell>
          <table:table-cell table:style-name="ce27" office:value-type="float" office:value="23.7027027027027" calcext:value-type="float">
            <text:p>23.702702702702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131531531531532" calcext:value-type="float">
            <text:p>0.13153153153153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0.342342342342342" calcext:value-type="float">
            <text:p>0.34234234234234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8" table:number-columns-repeated="2"/>
          <table:table-cell table:number-columns-repeated="8"/>
        </table:table-row>
        <table:table-row table:style-name="ro1" table:number-rows-repeated="2">
          <table:table-cell table:style-name="ce28" table:number-columns-repeated="17"/>
          <table:table-cell table:number-columns-repeated="8"/>
        </table:table-row>
        <table:table-row table:style-name="ro1">
          <table:table-cell table:style-name="ce23"/>
          <table:table-cell table:style-name="ce29" table:number-columns-repeated="14"/>
          <table:table-cell table:style-name="ce28" table:number-columns-repeated="2"/>
          <table:table-cell table:number-columns-repeated="8"/>
        </table:table-row>
        <table:table-row table:style-name="ro1">
          <table:table-cell table:style-name="ce29" table:number-columns-repeated="15"/>
          <table:table-cell table:style-name="ce28" table:number-columns-repeated="2"/>
          <table:table-cell table:number-columns-repeated="8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/>
          <table:table-cell table:style-name="ce29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/>
          <table:table-cell table:style-name="ce29"/>
          <table:table-cell table:number-columns-repeated="8"/>
        </table:table-row>
        <table:table-row table:style-name="ro1">
          <table:table-cell table:style-name="ce27" table:formula="of:=[.A126] + [.A131]*[.$Q140]" office:value-type="float" office:value="6.32472324723248" calcext:value-type="float">
            <text:p>6.32472324723248</text:p>
          </table:table-cell>
          <table:table-cell table:style-name="ce27" table:formula="of:=[.B126] + [.B131]*[.$Q140]" office:value-type="float" office:value="0" calcext:value-type="float">
            <text:p>0</text:p>
          </table:table-cell>
          <table:table-cell table:style-name="ce27" table:formula="of:=[.C126] + [.C131]*[.$Q140]" office:value-type="float" office:value="0.241697416974169" calcext:value-type="float">
            <text:p>0.241697416974169</text:p>
          </table:table-cell>
          <table:table-cell table:style-name="ce27" table:formula="of:=[.D126] + [.D131]*[.$Q140]" office:value-type="float" office:value="-5.31088560885609" calcext:value-type="float">
            <text:p>-5.31088560885609</text:p>
          </table:table-cell>
          <table:table-cell table:style-name="ce27" table:formula="of:=[.E126] + [.E131]*[.$Q140]" office:value-type="float" office:value="0" calcext:value-type="float">
            <text:p>0</text:p>
          </table:table-cell>
          <table:table-cell table:style-name="ce27" table:formula="of:=[.F126] + [.F131]*[.$Q140]" office:value-type="float" office:value="0" calcext:value-type="float">
            <text:p>0</text:p>
          </table:table-cell>
          <table:table-cell table:style-name="ce27" table:formula="of:=[.G126] + [.G131]*[.$Q140]" office:value-type="float" office:value="4.85977859778598" calcext:value-type="float">
            <text:p>4.85977859778598</text:p>
          </table:table-cell>
          <table:table-cell table:style-name="ce27" table:formula="of:=[.H126] + [.H131]*[.$Q140]" office:value-type="float" office:value="36.960332103321" calcext:value-type="float">
            <text:p>36.960332103321</text:p>
          </table:table-cell>
          <table:table-cell table:style-name="ce34" table:formula="of:=[.I126] + [.I131]*[.$Q140]" office:value-type="float" office:value="1" calcext:value-type="float">
            <text:p>1</text:p>
          </table:table-cell>
          <table:table-cell table:style-name="ce34" table:formula="of:=[.J126] + [.J131]*[.$Q140]" office:value-type="float" office:value="-0.847324723247233" calcext:value-type="float">
            <text:p>-0.847324723247233</text:p>
          </table:table-cell>
          <table:table-cell table:style-name="ce34" table:formula="of:=[.K126] + [.K131]*[.$Q140]" office:value-type="float" office:value="0" calcext:value-type="float">
            <text:p>0</text:p>
          </table:table-cell>
          <table:table-cell table:style-name="ce34" table:formula="of:=[.L126] + [.L131]*[.$Q140]" office:value-type="float" office:value="0" calcext:value-type="float">
            <text:p>0</text:p>
          </table:table-cell>
          <table:table-cell table:style-name="ce34" table:formula="of:=[.M126] + [.M131]*[.$Q140]" office:value-type="float" office:value="-0.623616236162362" calcext:value-type="float">
            <text:p>-0.623616236162362</text:p>
          </table:table-cell>
          <table:table-cell table:style-name="ce34" table:formula="of:=[.N126] + [.N131]*[.$Q140]" office:value-type="float" office:value="0.635608856088561" calcext:value-type="float">
            <text:p>0.635608856088561</text:p>
          </table:table-cell>
          <table:table-cell table:style-name="ce34" table:formula="of:=[.O126] + [.O131]*[.$Q140]" office:value-type="float" office:value="0" calcext:value-type="float">
            <text:p>0</text:p>
          </table:table-cell>
          <table:table-cell table:style-name="ce28"/>
          <table:table-cell table:style-name="ce30" office:value-type="float" office:value="6.20720720720721" calcext:value-type="float">
            <text:p>6.20720720720721</text:p>
          </table:table-cell>
          <table:table-cell table:number-columns-repeated="8"/>
        </table:table-row>
        <table:table-row table:style-name="ro1">
          <table:table-cell table:style-name="ce27" table:formula="of:=[.A127] + [.A131]*[.$Q141]" office:value-type="float" office:value="0.188191881918819" calcext:value-type="float">
            <text:p>0.188191881918819</text:p>
          </table:table-cell>
          <table:table-cell table:style-name="ce27" table:formula="of:=[.B127] + [.B131]*[.$Q141]" office:value-type="float" office:value="1" calcext:value-type="float">
            <text:p>1</text:p>
          </table:table-cell>
          <table:table-cell table:style-name="ce27" table:formula="of:=[.C127] + [.C131]*[.$Q141]" office:value-type="float" office:value="0.145756457564576" calcext:value-type="float">
            <text:p>0.145756457564576</text:p>
          </table:table-cell>
          <table:table-cell table:style-name="ce27" table:formula="of:=[.D127] + [.D131]*[.$Q141]" office:value-type="float" office:value="0.152214022140221" calcext:value-type="float">
            <text:p>0.152214022140221</text:p>
          </table:table-cell>
          <table:table-cell table:style-name="ce27" table:formula="of:=[.E127] + [.E131]*[.$Q141]" office:value-type="float" office:value="0" calcext:value-type="float">
            <text:p>0</text:p>
          </table:table-cell>
          <table:table-cell table:style-name="ce27" table:formula="of:=[.F127] + [.F131]*[.$Q141]" office:value-type="float" office:value="0" calcext:value-type="float">
            <text:p>0</text:p>
          </table:table-cell>
          <table:table-cell table:style-name="ce27" table:formula="of:=[.G127] + [.G131]*[.$Q141]" office:value-type="float" office:value="0.350553505535055" calcext:value-type="float">
            <text:p>0.350553505535055</text:p>
          </table:table-cell>
          <table:table-cell table:style-name="ce27" table:formula="of:=[.H127] + [.H131]*[.$Q141]" office:value-type="float" office:value="1.22416974169742" calcext:value-type="float">
            <text:p>1.22416974169742</text:p>
          </table:table-cell>
          <table:table-cell table:style-name="ce34" table:formula="of:=[.I127] + [.I131]*[.$Q141]" office:value-type="float" office:value="0" calcext:value-type="float">
            <text:p>0</text:p>
          </table:table-cell>
          <table:table-cell table:style-name="ce34" table:formula="of:=[.J127] + [.J131]*[.$Q141]" office:value-type="float" office:value="0.0558118081180812" calcext:value-type="float">
            <text:p>0.055811808118081</text:p>
          </table:table-cell>
          <table:table-cell table:style-name="ce34" table:formula="of:=[.K127] + [.K131]*[.$Q141]" office:value-type="float" office:value="0" calcext:value-type="float">
            <text:p>0</text:p>
          </table:table-cell>
          <table:table-cell table:style-name="ce34" table:formula="of:=[.L127] + [.L131]*[.$Q141]" office:value-type="float" office:value="0" calcext:value-type="float">
            <text:p>0</text:p>
          </table:table-cell>
          <table:table-cell table:style-name="ce34" table:formula="of:=[.M127] + [.M131]*[.$Q141]" office:value-type="float" office:value="0.0590405904059041" calcext:value-type="float">
            <text:p>0.059040590405904</text:p>
          </table:table-cell>
          <table:table-cell table:style-name="ce34" table:formula="of:=[.N127] + [.N131]*[.$Q141]" office:value-type="float" office:value="0.0359778597785978" calcext:value-type="float">
            <text:p>0.035977859778598</text:p>
          </table:table-cell>
          <table:table-cell table:style-name="ce34" table:formula="of:=[.O127] + [.O131]*[.$Q141]" office:value-type="float" office:value="0" calcext:value-type="float">
            <text:p>0</text:p>
          </table:table-cell>
          <table:table-cell table:style-name="ce28"/>
          <table:table-cell table:style-name="ce30" office:value-type="float" office:value="0.351351351351351" calcext:value-type="float">
            <text:p>0.351351351351351</text:p>
          </table:table-cell>
          <table:table-cell table:number-columns-repeated="8"/>
        </table:table-row>
        <table:table-row table:style-name="ro1">
          <table:table-cell table:style-name="ce27" table:formula="of:=[.A128] + [.A131]*[.$Q142]" office:value-type="float" office:value="2.54981549815498" calcext:value-type="float">
            <text:p>2.54981549815498</text:p>
          </table:table-cell>
          <table:table-cell table:style-name="ce27" table:formula="of:=[.B128] + [.B131]*[.$Q142]" office:value-type="float" office:value="0" calcext:value-type="float">
            <text:p>0</text:p>
          </table:table-cell>
          <table:table-cell table:style-name="ce27" table:formula="of:=[.C128] + [.C131]*[.$Q142]" office:value-type="float" office:value="1.49446494464945" calcext:value-type="float">
            <text:p>1.49446494464945</text:p>
          </table:table-cell>
          <table:table-cell table:style-name="ce27" table:formula="of:=[.D128] + [.D131]*[.$Q142]" office:value-type="float" office:value="-6.04059040590406" calcext:value-type="float">
            <text:p>-6.04059040590406</text:p>
          </table:table-cell>
          <table:table-cell table:style-name="ce27" table:formula="of:=[.E128] + [.E131]*[.$Q142]" office:value-type="float" office:value="0" calcext:value-type="float">
            <text:p>0</text:p>
          </table:table-cell>
          <table:table-cell table:style-name="ce27" table:formula="of:=[.F128] + [.F131]*[.$Q142]" office:value-type="float" office:value="0" calcext:value-type="float">
            <text:p>0</text:p>
          </table:table-cell>
          <table:table-cell table:style-name="ce27" table:formula="of:=[.G128] + [.G131]*[.$Q142]" office:value-type="float" office:value="12.239852398524" calcext:value-type="float">
            <text:p>12.239852398524</text:p>
          </table:table-cell>
          <table:table-cell table:style-name="ce27" table:formula="of:=[.H128] + [.H131]*[.$Q142]" office:value-type="float" office:value="43.140221402214" calcext:value-type="float">
            <text:p>43.140221402214</text:p>
          </table:table-cell>
          <table:table-cell table:style-name="ce34" table:formula="of:=[.I128] + [.I131]*[.$Q142]" office:value-type="float" office:value="0" calcext:value-type="float">
            <text:p>0</text:p>
          </table:table-cell>
          <table:table-cell table:style-name="ce34" table:formula="of:=[.J128] + [.J131]*[.$Q142]" office:value-type="float" office:value="-0.381549815498155" calcext:value-type="float">
            <text:p>-0.381549815498155</text:p>
          </table:table-cell>
          <table:table-cell table:style-name="ce34" table:formula="of:=[.K128] + [.K131]*[.$Q142]" office:value-type="float" office:value="1" calcext:value-type="float">
            <text:p>1</text:p>
          </table:table-cell>
          <table:table-cell table:style-name="ce34" table:formula="of:=[.L128] + [.L131]*[.$Q142]" office:value-type="float" office:value="0" calcext:value-type="float">
            <text:p>0</text:p>
          </table:table-cell>
          <table:table-cell table:style-name="ce34" table:formula="of:=[.M128] + [.M131]*[.$Q142]" office:value-type="float" office:value="0.250922509225092" calcext:value-type="float">
            <text:p>0.250922509225092</text:p>
          </table:table-cell>
          <table:table-cell table:style-name="ce34" table:formula="of:=[.N128] + [.N131]*[.$Q142]" office:value-type="float" office:value="0.590405904059041" calcext:value-type="float">
            <text:p>0.590405904059041</text:p>
          </table:table-cell>
          <table:table-cell table:style-name="ce34" table:formula="of:=[.O128] + [.O131]*[.$Q142]" office:value-type="float" office:value="0" calcext:value-type="float">
            <text:p>0</text:p>
          </table:table-cell>
          <table:table-cell table:style-name="ce28"/>
          <table:table-cell table:style-name="ce30" office:value-type="float" office:value="5.76576576576577" calcext:value-type="float">
            <text:p>5.76576576576577</text:p>
          </table:table-cell>
          <table:table-cell table:number-columns-repeated="8"/>
        </table:table-row>
        <table:table-row table:style-name="ro1">
          <table:table-cell table:style-name="ce27" table:formula="of:=[.A129] + [.A131]*[.$Q143]" office:value-type="float" office:value="2.65313653136532" calcext:value-type="float">
            <text:p>2.65313653136532</text:p>
          </table:table-cell>
          <table:table-cell table:style-name="ce27" table:formula="of:=[.B129] + [.B131]*[.$Q143]" office:value-type="float" office:value="0" calcext:value-type="float">
            <text:p>0</text:p>
          </table:table-cell>
          <table:table-cell table:style-name="ce27" table:formula="of:=[.C129] + [.C131]*[.$Q143]" office:value-type="float" office:value="1.59409594095941" calcext:value-type="float">
            <text:p>1.59409594095941</text:p>
          </table:table-cell>
          <table:table-cell table:style-name="ce27" table:formula="of:=[.D129] + [.D131]*[.$Q143]" office:value-type="float" office:value="-1.809963099631" calcext:value-type="float">
            <text:p>-1.809963099631</text:p>
          </table:table-cell>
          <table:table-cell table:style-name="ce27" table:formula="of:=[.E129] + [.E131]*[.$Q143]" office:value-type="float" office:value="0" calcext:value-type="float">
            <text:p>0</text:p>
          </table:table-cell>
          <table:table-cell table:style-name="ce27" table:formula="of:=[.F129] + [.F131]*[.$Q143]" office:value-type="float" office:value="0" calcext:value-type="float">
            <text:p>0</text:p>
          </table:table-cell>
          <table:table-cell table:style-name="ce27" table:formula="of:=[.G129] + [.G131]*[.$Q143]" office:value-type="float" office:value="8.92250922509225" calcext:value-type="float">
            <text:p>8.92250922509225</text:p>
          </table:table-cell>
          <table:table-cell table:style-name="ce27" table:formula="of:=[.H129] + [.H131]*[.$Q143]" office:value-type="float" office:value="12.1162361623616" calcext:value-type="float">
            <text:p>12.1162361623616</text:p>
          </table:table-cell>
          <table:table-cell table:style-name="ce34" table:formula="of:=[.I129] + [.I131]*[.$Q143]" office:value-type="float" office:value="0" calcext:value-type="float">
            <text:p>0</text:p>
          </table:table-cell>
          <table:table-cell table:style-name="ce34" table:formula="of:=[.J129] + [.J131]*[.$Q143]" office:value-type="float" office:value="-0.563653136531365" calcext:value-type="float">
            <text:p>-0.563653136531365</text:p>
          </table:table-cell>
          <table:table-cell table:style-name="ce34" table:formula="of:=[.K129] + [.K131]*[.$Q143]" office:value-type="float" office:value="0" calcext:value-type="float">
            <text:p>0</text:p>
          </table:table-cell>
          <table:table-cell table:style-name="ce34" table:formula="of:=[.L129] + [.L131]*[.$Q143]" office:value-type="float" office:value="1" calcext:value-type="float">
            <text:p>1</text:p>
          </table:table-cell>
          <table:table-cell table:style-name="ce34" table:formula="of:=[.M129] + [.M131]*[.$Q143]" office:value-type="float" office:value="-0.265682656826568" calcext:value-type="float">
            <text:p>-0.265682656826568</text:p>
          </table:table-cell>
          <table:table-cell table:style-name="ce34" table:formula="of:=[.N129] + [.N131]*[.$Q143]" office:value-type="float" office:value="0.46309963099631" calcext:value-type="float">
            <text:p>0.46309963099631</text:p>
          </table:table-cell>
          <table:table-cell table:style-name="ce34" table:formula="of:=[.O129] + [.O131]*[.$Q143]" office:value-type="float" office:value="0" calcext:value-type="float">
            <text:p>0</text:p>
          </table:table-cell>
          <table:table-cell table:style-name="ce28"/>
          <table:table-cell table:style-name="ce30" office:value-type="float" office:value="4.52252252252252" calcext:value-type="float">
            <text:p>4.52252252252252</text:p>
          </table:table-cell>
          <table:table-cell table:number-columns-repeated="8"/>
        </table:table-row>
        <table:table-row table:style-name="ro1">
          <table:table-cell table:style-name="ce27" table:formula="of:=[.A130] + [.A131]*[.$Q144]" office:value-type="float" office:value="-0.210332103321033" calcext:value-type="float">
            <text:p>-0.210332103321033</text:p>
          </table:table-cell>
          <table:table-cell table:style-name="ce27" table:formula="of:=[.B130] + [.B131]*[.$Q144]" office:value-type="float" office:value="0" calcext:value-type="float">
            <text:p>0</text:p>
          </table:table-cell>
          <table:table-cell table:style-name="ce27" table:formula="of:=[.C130] + [.C131]*[.$Q144]" office:value-type="float" office:value="-0.309963099630996" calcext:value-type="float">
            <text:p>-0.309963099630996</text:p>
          </table:table-cell>
          <table:table-cell table:style-name="ce27" table:formula="of:=[.D130] + [.D131]*[.$Q144]" office:value-type="float" office:value="-0.273062730627306" calcext:value-type="float">
            <text:p>-0.273062730627306</text:p>
          </table:table-cell>
          <table:table-cell table:style-name="ce27" table:formula="of:=[.E130] + [.E131]*[.$Q144]" office:value-type="float" office:value="-1" calcext:value-type="float">
            <text:p>-1</text:p>
          </table:table-cell>
          <table:table-cell table:style-name="ce27" table:formula="of:=[.F130] + [.F131]*[.$Q144]" office:value-type="float" office:value="0" calcext:value-type="float">
            <text:p>0</text:p>
          </table:table-cell>
          <table:table-cell table:style-name="ce27" table:formula="of:=[.G130] + [.G131]*[.$Q144]" office:value-type="float" office:value="0.431734317343174" calcext:value-type="float">
            <text:p>0.431734317343174</text:p>
          </table:table-cell>
          <table:table-cell table:style-name="ce27" table:formula="of:=[.H130] + [.H131]*[.$Q144]" office:value-type="float" office:value="1.85239852398524" calcext:value-type="float">
            <text:p>1.85239852398524</text:p>
          </table:table-cell>
          <table:table-cell table:style-name="ce34" table:formula="of:=[.I130] + [.I131]*[.$Q144]" office:value-type="float" office:value="0" calcext:value-type="float">
            <text:p>0</text:p>
          </table:table-cell>
          <table:table-cell table:style-name="ce34" table:formula="of:=[.J130] + [.J131]*[.$Q144]" office:value-type="float" office:value="-0.066789667896679" calcext:value-type="float">
            <text:p>-0.066789667896679</text:p>
          </table:table-cell>
          <table:table-cell table:style-name="ce34" table:formula="of:=[.K130] + [.K131]*[.$Q144]" office:value-type="float" office:value="0" calcext:value-type="float">
            <text:p>0</text:p>
          </table:table-cell>
          <table:table-cell table:style-name="ce34" table:formula="of:=[.L130] + [.L131]*[.$Q144]" office:value-type="float" office:value="0" calcext:value-type="float">
            <text:p>0</text:p>
          </table:table-cell>
          <table:table-cell table:style-name="ce34" table:formula="of:=[.M130] + [.M131]*[.$Q144]" office:value-type="float" office:value="0.051660516605166" calcext:value-type="float">
            <text:p>0.051660516605166</text:p>
          </table:table-cell>
          <table:table-cell table:style-name="ce34" table:formula="of:=[.N130] + [.N131]*[.$Q144]" office:value-type="float" office:value="0.0627306273062731" calcext:value-type="float">
            <text:p>0.062730627306273</text:p>
          </table:table-cell>
          <table:table-cell table:style-name="ce34" table:formula="of:=[.O130] + [.O131]*[.$Q144]" office:value-type="float" office:value="0" calcext:value-type="float">
            <text:p>0</text:p>
          </table:table-cell>
          <table:table-cell table:style-name="ce28"/>
          <table:table-cell table:style-name="ce30" office:value-type="float" office:value="0.612612612612613" calcext:value-type="float">
            <text:p>0.612612612612613</text:p>
          </table:table-cell>
          <table:table-cell table:number-columns-repeated="8"/>
        </table:table-row>
        <table:table-row table:style-name="ro1">
          <table:table-cell table:style-name="ce27" office:value-type="float" office:value="0.612546125461255" calcext:value-type="float">
            <text:p>0.61254612546125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0.123616236162362" calcext:value-type="float">
            <text:p>-0.123616236162362</text:p>
          </table:table-cell>
          <table:table-cell table:style-name="ce27" office:value-type="float" office:value="-0.489852398523986" calcext:value-type="float">
            <text:p>-0.48985239852398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0.690036900369004" calcext:value-type="float">
            <text:p>0.690036900369004</text:p>
          </table:table-cell>
          <table:table-cell table:style-name="ce27" office:value-type="float" office:value="-0.285055350553506" calcext:value-type="float">
            <text:p>-0.28505535055350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796125461254613" calcext:value-type="float">
            <text:p>-0.07961254612546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0.0627306273062731" calcext:value-type="float">
            <text:p>-0.062730627306273</text:p>
          </table:table-cell>
          <table:table-cell table:style-name="ce34" office:value-type="float" office:value="0.10239852398524" calcext:value-type="float">
            <text:p>0.10239852398524</text:p>
          </table:table-cell>
          <table:table-cell table:style-name="ce34" office:value-type="float" office:value="0" calcext:value-type="float">
            <text:p>0</text:p>
          </table:table-cell>
          <table:table-cell table:style-name="ce28"/>
          <table:table-cell table:style-name="ce30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style-name="ce27" table:formula="of:=[.A132] + [.A131]*[.$Q146]" office:value-type="float" office:value="3.40590405904059" calcext:value-type="float">
            <text:p>3.40590405904059</text:p>
          </table:table-cell>
          <table:table-cell table:style-name="ce27" table:formula="of:=[.B132] + [.B131]*[.$Q146]" office:value-type="float" office:value="0" calcext:value-type="float">
            <text:p>0</text:p>
          </table:table-cell>
          <table:table-cell table:style-name="ce27" table:formula="of:=[.C132] + [.C131]*[.$Q146]" office:value-type="float" office:value="-8.82287822878229" calcext:value-type="float">
            <text:p>-8.82287822878229</text:p>
          </table:table-cell>
          <table:table-cell table:style-name="ce27" table:formula="of:=[.D132] + [.D131]*[.$Q146]" office:value-type="float" office:value="1.79889298892989" calcext:value-type="float">
            <text:p>1.79889298892989</text:p>
          </table:table-cell>
          <table:table-cell table:style-name="ce27" table:formula="of:=[.E132] + [.E131]*[.$Q146]" office:value-type="float" office:value="0" calcext:value-type="float">
            <text:p>0</text:p>
          </table:table-cell>
          <table:table-cell table:style-name="ce27" table:formula="of:=[.F132] + [.F131]*[.$Q146]" office:value-type="float" office:value="0" calcext:value-type="float">
            <text:p>0</text:p>
          </table:table-cell>
          <table:table-cell table:style-name="ce27" table:formula="of:=[.G132] + [.G131]*[.$Q146]" office:value-type="float" office:value="9.32472324723247" calcext:value-type="float">
            <text:p>9.32472324723247</text:p>
          </table:table-cell>
          <table:table-cell table:style-name="ce27" table:formula="of:=[.H132] + [.H131]*[.$Q146]" office:value-type="float" office:value="22.0129151291513" calcext:value-type="float">
            <text:p>22.0129151291513</text:p>
          </table:table-cell>
          <table:table-cell table:style-name="ce34" table:formula="of:=[.I132] + [.I131]*[.$Q146]" office:value-type="float" office:value="0" calcext:value-type="float">
            <text:p>0</text:p>
          </table:table-cell>
          <table:table-cell table:style-name="ce34" table:formula="of:=[.J132] + [.J131]*[.$Q146]" office:value-type="float" office:value="-0.340405904059041" calcext:value-type="float">
            <text:p>-0.340405904059041</text:p>
          </table:table-cell>
          <table:table-cell table:style-name="ce34" table:formula="of:=[.K132] + [.K131]*[.$Q146]" office:value-type="float" office:value="0" calcext:value-type="float">
            <text:p>0</text:p>
          </table:table-cell>
          <table:table-cell table:style-name="ce34" table:formula="of:=[.L132] + [.L131]*[.$Q146]" office:value-type="float" office:value="0" calcext:value-type="float">
            <text:p>0</text:p>
          </table:table-cell>
          <table:table-cell table:style-name="ce34" table:formula="of:=[.M132] + [.M131]*[.$Q146]" office:value-type="float" office:value="-0.0295202952029522" calcext:value-type="float">
            <text:p>-0.029520295202952</text:p>
          </table:table-cell>
          <table:table-cell table:style-name="ce34" table:formula="of:=[.N132] + [.N131]*[.$Q146]" office:value-type="float" office:value="0.607011070110701" calcext:value-type="float">
            <text:p>0.607011070110701</text:p>
          </table:table-cell>
          <table:table-cell table:style-name="ce34" table:formula="of:=[.O132] + [.O131]*[.$Q146]" office:value-type="float" office:value="1" calcext:value-type="float">
            <text:p>1</text:p>
          </table:table-cell>
          <table:table-cell table:style-name="ce28"/>
          <table:table-cell table:style-name="ce30" office:value-type="float" office:value="5.92792792792793" calcext:value-type="float">
            <text:p>5.92792792792793</text:p>
          </table:table-cell>
          <table:table-cell table:number-columns-repeated="8"/>
        </table:table-row>
        <table:table-row table:style-name="ro1" table:number-rows-repeated="2">
          <table:table-cell table:style-name="ce28" table:number-columns-repeated="17"/>
          <table:table-cell table:number-columns-repeated="8"/>
        </table:table-row>
        <table:table-row table:style-name="ro1">
          <table:table-cell table:style-name="ce23"/>
          <table:table-cell table:style-name="ce30" table:number-columns-repeated="14"/>
          <table:table-cell table:style-name="ce28" table:number-columns-repeated="2"/>
          <table:table-cell table:number-columns-repeated="8"/>
        </table:table-row>
        <table:table-row table:style-name="ro1">
          <table:table-cell table:style-name="ce30" table:number-columns-repeated="15"/>
          <table:table-cell table:style-name="ce28" table:number-columns-repeated="2"/>
          <table:table-cell table:number-columns-repeated="8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6.32472324723248" calcext:value-type="float">
            <text:p>6.324723247232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41697416974169" calcext:value-type="float">
            <text:p>0.241697416974169</text:p>
          </table:table-cell>
          <table:table-cell table:style-name="ce27" office:value-type="float" office:value="-5.31088560885609" calcext:value-type="float">
            <text:p>-5.31088560885609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4.85977859778598" calcext:value-type="float">
            <text:p>4.85977859778598</text:p>
          </table:table-cell>
          <table:table-cell table:style-name="ce27" office:value-type="float" office:value="36.960332103321" calcext:value-type="float">
            <text:p>36.96033210332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-0.847324723247233" calcext:value-type="float">
            <text:p>-0.84732472324723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0.623616236162362" calcext:value-type="float">
            <text:p>-0.623616236162362</text:p>
          </table:table-cell>
          <table:table-cell table:style-name="ce34" office:value-type="float" office:value="0.635608856088561" calcext:value-type="float">
            <text:p>0.635608856088561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0.188191881918819" calcext:value-type="float">
            <text:p>0.18819188191881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145756457564576" calcext:value-type="float">
            <text:p>0.145756457564576</text:p>
          </table:table-cell>
          <table:table-cell table:style-name="ce27" office:value-type="float" office:value="0.152214022140221" calcext:value-type="float">
            <text:p>0.15221402214022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0.350553505535055" calcext:value-type="float">
            <text:p>0.350553505535055</text:p>
          </table:table-cell>
          <table:table-cell table:style-name="ce27" office:value-type="float" office:value="1.22416974169742" calcext:value-type="float">
            <text:p>1.2241697416974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558118081180812" calcext:value-type="float">
            <text:p>0.05581180811808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0.0590405904059041" calcext:value-type="float">
            <text:p>0.059040590405904</text:p>
          </table:table-cell>
          <table:table-cell table:style-name="ce34" office:value-type="float" office:value="0.0359778597785978" calcext:value-type="float">
            <text:p>0.035977859778598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2.54981549815498" calcext:value-type="float">
            <text:p>2.5498154981549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49446494464945" calcext:value-type="float">
            <text:p>1.49446494464945</text:p>
          </table:table-cell>
          <table:table-cell table:style-name="ce27" office:value-type="float" office:value="-6.04059040590406" calcext:value-type="float">
            <text:p>-6.0405904059040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2.239852398524" calcext:value-type="float">
            <text:p>12.239852398524</text:p>
          </table:table-cell>
          <table:table-cell table:style-name="ce27" office:value-type="float" office:value="43.140221402214" calcext:value-type="float">
            <text:p>43.14022140221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381549815498155" calcext:value-type="float">
            <text:p>-0.3815498154981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250922509225092" calcext:value-type="float">
            <text:p>0.250922509225092</text:p>
          </table:table-cell>
          <table:table-cell table:style-name="ce34" office:value-type="float" office:value="0.590405904059041" calcext:value-type="float">
            <text:p>0.590405904059041</text:p>
          </table:table-cell>
          <table:table-cell table:style-name="ce34" office:value-type="float" office:value="0" calcext:value-type="float">
            <text:p>0</text:p>
          </table:table-cell>
          <table:table-cell table:style-name="ce28"/>
          <table:table-cell office:value-type="string" calcext:value-type="string">
            <text:p>pivot element</text:p>
          </table:table-cell>
          <table:table-cell table:number-columns-repeated="8"/>
        </table:table-row>
        <table:table-row table:style-name="ro1">
          <table:table-cell table:style-name="ce27" office:value-type="float" office:value="2.65313653136532" calcext:value-type="float">
            <text:p>2.6531365313653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59409594095941" calcext:value-type="float">
            <text:p>1.59409594095941</text:p>
          </table:table-cell>
          <table:table-cell table:style-name="ce27" office:value-type="float" office:value="-1.809963099631" calcext:value-type="float">
            <text:p>-1.80996309963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8.92250922509225" calcext:value-type="float">
            <text:p>8.92250922509225</text:p>
          </table:table-cell>
          <table:table-cell table:style-name="ce27" office:value-type="float" office:value="12.1162361623616" calcext:value-type="float">
            <text:p>12.116236162361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563653136531365" calcext:value-type="float">
            <text:p>-0.56365313653136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-0.265682656826568" calcext:value-type="float">
            <text:p>-0.265682656826568</text:p>
          </table:table-cell>
          <table:table-cell table:style-name="ce34" office:value-type="float" office:value="0.46309963099631" calcext:value-type="float">
            <text:p>0.46309963099631</text:p>
          </table:table-cell>
          <table:table-cell table:style-name="ce34" office:value-type="float" office:value="0" calcext:value-type="float">
            <text:p>0</text:p>
          </table:table-cell>
          <table:table-cell table:style-name="ce28"/>
          <table:table-cell table:style-name="ce30" office:value-type="float" office:value="9.32472324723247" calcext:value-type="float">
            <text:p>9.32472324723247</text:p>
          </table:table-cell>
          <table:table-cell table:number-columns-repeated="8"/>
        </table:table-row>
        <table:table-row table:style-name="ro1">
          <table:table-cell table:style-name="ce27" office:value-type="float" office:value="-0.210332103321033" calcext:value-type="float">
            <text:p>-0.21033210332103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0.309963099630996" calcext:value-type="float">
            <text:p>-0.309963099630996</text:p>
          </table:table-cell>
          <table:table-cell table:style-name="ce27" office:value-type="float" office:value="-0.273062730627306" calcext:value-type="float">
            <text:p>-0.273062730627306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431734317343174" calcext:value-type="float">
            <text:p>0.431734317343174</text:p>
          </table:table-cell>
          <table:table-cell table:style-name="ce27" office:value-type="float" office:value="1.85239852398524" calcext:value-type="float">
            <text:p>1.8523985239852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66789667896679" calcext:value-type="float">
            <text:p>-0.066789667896679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0.051660516605166" calcext:value-type="float">
            <text:p>0.051660516605166</text:p>
          </table:table-cell>
          <table:table-cell table:style-name="ce34" office:value-type="float" office:value="0.0627306273062731" calcext:value-type="float">
            <text:p>0.062730627306273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0.612546125461255" calcext:value-type="float">
            <text:p>0.61254612546125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0.123616236162362" calcext:value-type="float">
            <text:p>-0.123616236162362</text:p>
          </table:table-cell>
          <table:table-cell table:style-name="ce27" office:value-type="float" office:value="-0.489852398523986" calcext:value-type="float">
            <text:p>-0.48985239852398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0.690036900369004" calcext:value-type="float">
            <text:p>0.690036900369004</text:p>
          </table:table-cell>
          <table:table-cell table:style-name="ce27" office:value-type="float" office:value="-0.285055350553506" calcext:value-type="float">
            <text:p>-0.28505535055350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796125461254613" calcext:value-type="float">
            <text:p>-0.07961254612546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0.0627306273062731" calcext:value-type="float">
            <text:p>-0.062730627306273</text:p>
          </table:table-cell>
          <table:table-cell table:style-name="ce34" office:value-type="float" office:value="0.10239852398524" calcext:value-type="float">
            <text:p>0.10239852398524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table:formula="of:=[.A146]/[.$Q$157]" office:value-type="float" office:value="0.365255243371587" calcext:value-type="float">
            <text:p>0.365255243371587</text:p>
          </table:table-cell>
          <table:table-cell table:style-name="ce27" table:formula="of:=[.B146]/[.$Q$157]" office:value-type="float" office:value="0" calcext:value-type="float">
            <text:p>0</text:p>
          </table:table-cell>
          <table:table-cell table:style-name="ce27" table:formula="of:=[.C146]/[.$Q$157]" office:value-type="float" office:value="-0.946181242580134" calcext:value-type="float">
            <text:p>-0.946181242580134</text:p>
          </table:table-cell>
          <table:table-cell table:style-name="ce27" table:formula="of:=[.D146]/[.$Q$157]" office:value-type="float" office:value="0.192916501780768" calcext:value-type="float">
            <text:p>0.192916501780768</text:p>
          </table:table-cell>
          <table:table-cell table:style-name="ce27" table:formula="of:=[.E146]/[.$Q$157]" office:value-type="float" office:value="0" calcext:value-type="float">
            <text:p>0</text:p>
          </table:table-cell>
          <table:table-cell table:style-name="ce27" table:formula="of:=[.F146]/[.$Q$157]" office:value-type="float" office:value="0" calcext:value-type="float">
            <text:p>0</text:p>
          </table:table-cell>
          <table:table-cell table:style-name="ce27" table:formula="of:=[.G146]/[.$Q$157]" office:value-type="float" office:value="1" calcext:value-type="float">
            <text:p>1</text:p>
          </table:table-cell>
          <table:table-cell table:style-name="ce27" table:formula="of:=[.H146]/[.$Q$157]" office:value-type="float" office:value="2.36070439256035" calcext:value-type="float">
            <text:p>2.36070439256035</text:p>
          </table:table-cell>
          <table:table-cell table:style-name="ce34" table:formula="of:=[.I146]/[.$Q$157]" office:value-type="float" office:value="0" calcext:value-type="float">
            <text:p>0</text:p>
          </table:table-cell>
          <table:table-cell table:style-name="ce34" table:formula="of:=[.J146]/[.$Q$157]" office:value-type="float" office:value="-0.0365057380292838" calcext:value-type="float">
            <text:p>-0.036505738029284</text:p>
          </table:table-cell>
          <table:table-cell table:style-name="ce34" table:formula="of:=[.K146]/[.$Q$157]" office:value-type="float" office:value="0" calcext:value-type="float">
            <text:p>0</text:p>
          </table:table-cell>
          <table:table-cell table:style-name="ce34" table:formula="of:=[.L146]/[.$Q$157]" office:value-type="float" office:value="0" calcext:value-type="float">
            <text:p>0</text:p>
          </table:table-cell>
          <table:table-cell table:style-name="ce34" table:formula="of:=[.M146]/[.$Q$157]" office:value-type="float" office:value="-0.00316580925999211" calcext:value-type="float">
            <text:p>-0.003165809259992</text:p>
          </table:table-cell>
          <table:table-cell table:style-name="ce34" table:formula="of:=[.N146]/[.$Q$157]" office:value-type="float" office:value="0.0650969529085873" calcext:value-type="float">
            <text:p>0.065096952908587</text:p>
          </table:table-cell>
          <table:table-cell table:style-name="ce34" table:formula="of:=[.O146]/[.$Q$157]" office:value-type="float" office:value="0.107241788682232" calcext:value-type="float">
            <text:p>0.107241788682232</text:p>
          </table:table-cell>
          <table:table-cell table:style-name="ce28" table:number-columns-repeated="2"/>
          <table:table-cell table:number-columns-repeated="8"/>
        </table:table-row>
        <table:table-row table:style-name="ro1" table:number-rows-repeated="2">
          <table:table-cell table:style-name="ce28" table:number-columns-repeated="17"/>
          <table:table-cell table:number-columns-repeated="8"/>
        </table:table-row>
        <table:table-row table:style-name="ro1">
          <table:table-cell table:style-name="ce23"/>
          <table:table-cell table:style-name="ce28" table:number-columns-repeated="16"/>
          <table:table-cell table:number-columns-repeated="8"/>
        </table:table-row>
        <table:table-row table:style-name="ro1">
          <table:table-cell table:style-name="ce28" table:number-columns-repeated="17"/>
          <table:table-cell table:number-columns-repeated="8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table:formula="of:=[.A154] - [.A160]*[.$Q168]" office:value-type="float" office:value="4.54966363276613" calcext:value-type="float">
            <text:p>4.54966363276613</text:p>
          </table:table-cell>
          <table:table-cell table:style-name="ce27" table:formula="of:=[.B154] - [.B160]*[.$Q168]" office:value-type="float" office:value="0" calcext:value-type="float">
            <text:p>0</text:p>
          </table:table-cell>
          <table:table-cell table:style-name="ce27" table:formula="of:=[.C154] - [.C160]*[.$Q168]" office:value-type="float" office:value="4.83992876929165" calcext:value-type="float">
            <text:p>4.83992876929165</text:p>
          </table:table-cell>
          <table:table-cell table:style-name="ce27" table:formula="of:=[.D154] - [.D160]*[.$Q168]" office:value-type="float" office:value="-6.24841709537001" calcext:value-type="float">
            <text:p>-6.24841709537001</text:p>
          </table:table-cell>
          <table:table-cell table:style-name="ce27" table:formula="of:=[.E154] - [.E160]*[.$Q168]" office:value-type="float" office:value="0" calcext:value-type="float">
            <text:p>0</text:p>
          </table:table-cell>
          <table:table-cell table:style-name="ce27" table:formula="of:=[.F154] - [.F160]*[.$Q168]" office:value-type="float" office:value="0" calcext:value-type="float">
            <text:p>0</text:p>
          </table:table-cell>
          <table:table-cell table:style-name="ce27" table:formula="of:=[.G154] - [.G160]*[.$Q168]" office:value-type="float" office:value="0" calcext:value-type="float">
            <text:p>0</text:p>
          </table:table-cell>
          <table:table-cell table:style-name="ce27" table:formula="of:=[.H154] - [.H160]*[.$Q168]" office:value-type="float" office:value="25.4878314206569" calcext:value-type="float">
            <text:p>25.4878314206569</text:p>
          </table:table-cell>
          <table:table-cell table:style-name="ce34" table:formula="of:=[.I154] - [.I160]*[.$Q168]" office:value-type="float" office:value="1" calcext:value-type="float">
            <text:p>1</text:p>
          </table:table-cell>
          <table:table-cell table:style-name="ce34" table:formula="of:=[.J154] - [.J160]*[.$Q168]" office:value-type="float" office:value="-0.669914918876138" calcext:value-type="float">
            <text:p>-0.669914918876138</text:p>
          </table:table-cell>
          <table:table-cell table:style-name="ce34" table:formula="of:=[.K154] - [.K160]*[.$Q168]" office:value-type="float" office:value="0" calcext:value-type="float">
            <text:p>0</text:p>
          </table:table-cell>
          <table:table-cell table:style-name="ce34" table:formula="of:=[.L154] - [.L160]*[.$Q168]" office:value-type="float" office:value="0" calcext:value-type="float">
            <text:p>0</text:p>
          </table:table-cell>
          <table:table-cell table:style-name="ce34" table:formula="of:=[.M154] - [.M160]*[.$Q168]" office:value-type="float" office:value="-0.608231104075979" calcext:value-type="float">
            <text:p>-0.608231104075979</text:p>
          </table:table-cell>
          <table:table-cell table:style-name="ce34" table:formula="of:=[.N154] - [.N160]*[.$Q168]" office:value-type="float" office:value="0.319252077562327" calcext:value-type="float">
            <text:p>0.319252077562327</text:p>
          </table:table-cell>
          <table:table-cell table:style-name="ce34" table:formula="of:=[.O154] - [.O160]*[.$Q168]" office:value-type="float" office:value="-0.521171349426197" calcext:value-type="float">
            <text:p>-0.521171349426197</text:p>
          </table:table-cell>
          <table:table-cell table:style-name="ce28"/>
          <table:table-cell table:style-name="ce30" office:value-type="float" office:value="4.85977859778598" calcext:value-type="float">
            <text:p>4.85977859778598</text:p>
          </table:table-cell>
          <table:table-cell table:number-columns-repeated="8"/>
        </table:table-row>
        <table:table-row table:style-name="ro1">
          <table:table-cell table:style-name="ce27" table:formula="of:=[.A155] - [.A160]*[.$Q169]" office:value-type="float" office:value="0.0601503759398496" calcext:value-type="float">
            <text:p>0.06015037593985</text:p>
          </table:table-cell>
          <table:table-cell table:style-name="ce27" table:formula="of:=[.B155] - [.B160]*[.$Q169]" office:value-type="float" office:value="1" calcext:value-type="float">
            <text:p>1</text:p>
          </table:table-cell>
          <table:table-cell table:style-name="ce27" table:formula="of:=[.C155] - [.C160]*[.$Q169]" office:value-type="float" office:value="0.477443609022556" calcext:value-type="float">
            <text:p>0.477443609022556</text:p>
          </table:table-cell>
          <table:table-cell table:style-name="ce27" table:formula="of:=[.D155] - [.D160]*[.$Q169]" office:value-type="float" office:value="0.0845864661654135" calcext:value-type="float">
            <text:p>0.084586466165414</text:p>
          </table:table-cell>
          <table:table-cell table:style-name="ce27" table:formula="of:=[.E155] - [.E160]*[.$Q169]" office:value-type="float" office:value="0" calcext:value-type="float">
            <text:p>0</text:p>
          </table:table-cell>
          <table:table-cell table:style-name="ce27" table:formula="of:=[.F155] - [.F160]*[.$Q169]" office:value-type="float" office:value="0" calcext:value-type="float">
            <text:p>0</text:p>
          </table:table-cell>
          <table:table-cell table:style-name="ce27" table:formula="of:=[.G155] - [.G160]*[.$Q169]" office:value-type="float" office:value="0" calcext:value-type="float">
            <text:p>0</text:p>
          </table:table-cell>
          <table:table-cell table:style-name="ce27" table:formula="of:=[.H155] - [.H160]*[.$Q169]" office:value-type="float" office:value="0.396616541353384" calcext:value-type="float">
            <text:p>0.396616541353384</text:p>
          </table:table-cell>
          <table:table-cell table:style-name="ce34" table:formula="of:=[.I155] - [.I160]*[.$Q169]" office:value-type="float" office:value="0" calcext:value-type="float">
            <text:p>0</text:p>
          </table:table-cell>
          <table:table-cell table:style-name="ce34" table:formula="of:=[.J155] - [.J160]*[.$Q169]" office:value-type="float" office:value="0.068609022556391" calcext:value-type="float">
            <text:p>0.068609022556391</text:p>
          </table:table-cell>
          <table:table-cell table:style-name="ce34" table:formula="of:=[.K155] - [.K160]*[.$Q169]" office:value-type="float" office:value="0" calcext:value-type="float">
            <text:p>0</text:p>
          </table:table-cell>
          <table:table-cell table:style-name="ce34" table:formula="of:=[.L155] - [.L160]*[.$Q169]" office:value-type="float" office:value="0" calcext:value-type="float">
            <text:p>0</text:p>
          </table:table-cell>
          <table:table-cell table:style-name="ce34" table:formula="of:=[.M155] - [.M160]*[.$Q169]" office:value-type="float" office:value="0.0601503759398496" calcext:value-type="float">
            <text:p>0.06015037593985</text:p>
          </table:table-cell>
          <table:table-cell table:style-name="ce34" table:formula="of:=[.N155] - [.N160]*[.$Q169]" office:value-type="float" office:value="0.0131578947368421" calcext:value-type="float">
            <text:p>0.013157894736842</text:p>
          </table:table-cell>
          <table:table-cell table:style-name="ce34" table:formula="of:=[.O155] - [.O160]*[.$Q169]" office:value-type="float" office:value="-0.037593984962406" calcext:value-type="float">
            <text:p>-0.037593984962406</text:p>
          </table:table-cell>
          <table:table-cell table:style-name="ce28"/>
          <table:table-cell table:style-name="ce30" office:value-type="float" office:value="0.350553505535055" calcext:value-type="float">
            <text:p>0.350553505535055</text:p>
          </table:table-cell>
          <table:table-cell table:number-columns-repeated="8"/>
        </table:table-row>
        <table:table-row table:style-name="ro1">
          <table:table-cell table:style-name="ce27" table:formula="of:=[.A156] - [.A160]*[.$Q170]" office:value-type="float" office:value="-1.9208547685002" calcext:value-type="float">
            <text:p>-1.9208547685002</text:p>
          </table:table-cell>
          <table:table-cell table:style-name="ce27" table:formula="of:=[.B156] - [.B160]*[.$Q170]" office:value-type="float" office:value="0" calcext:value-type="float">
            <text:p>0</text:p>
          </table:table-cell>
          <table:table-cell table:style-name="ce27" table:formula="of:=[.C156] - [.C160]*[.$Q170]" office:value-type="float" office:value="13.0755836960823" calcext:value-type="float">
            <text:p>13.0755836960823</text:p>
          </table:table-cell>
          <table:table-cell table:style-name="ce27" table:formula="of:=[.D156] - [.D160]*[.$Q170]" office:value-type="float" office:value="-8.40185991294024" calcext:value-type="float">
            <text:p>-8.40185991294024</text:p>
          </table:table-cell>
          <table:table-cell table:style-name="ce27" table:formula="of:=[.E156] - [.E160]*[.$Q170]" office:value-type="float" office:value="0" calcext:value-type="float">
            <text:p>0</text:p>
          </table:table-cell>
          <table:table-cell table:style-name="ce27" table:formula="of:=[.F156] - [.F160]*[.$Q170]" office:value-type="float" office:value="0" calcext:value-type="float">
            <text:p>0</text:p>
          </table:table-cell>
          <table:table-cell table:style-name="ce27" table:formula="of:=[.G156] - [.G160]*[.$Q170]" office:value-type="float" office:value="0" calcext:value-type="float">
            <text:p>0</text:p>
          </table:table-cell>
          <table:table-cell table:style-name="ce27" table:formula="of:=[.H156] - [.H160]*[.$Q170]" office:value-type="float" office:value="14.2455480807281" calcext:value-type="float">
            <text:p>14.2455480807281</text:p>
          </table:table-cell>
          <table:table-cell table:style-name="ce34" table:formula="of:=[.I156] - [.I160]*[.$Q170]" office:value-type="float" office:value="0" calcext:value-type="float">
            <text:p>0</text:p>
          </table:table-cell>
          <table:table-cell table:style-name="ce34" table:formula="of:=[.J156] - [.J160]*[.$Q170]" office:value-type="float" office:value="0.0652750296794619" calcext:value-type="float">
            <text:p>0.065275029679462</text:p>
          </table:table-cell>
          <table:table-cell table:style-name="ce34" table:formula="of:=[.K156] - [.K160]*[.$Q170]" office:value-type="float" office:value="1" calcext:value-type="float">
            <text:p>1</text:p>
          </table:table-cell>
          <table:table-cell table:style-name="ce34" table:formula="of:=[.L156] - [.L160]*[.$Q170]" office:value-type="float" office:value="0" calcext:value-type="float">
            <text:p>0</text:p>
          </table:table-cell>
          <table:table-cell table:style-name="ce34" table:formula="of:=[.M156] - [.M160]*[.$Q170]" office:value-type="float" office:value="0.289671547289276" calcext:value-type="float">
            <text:p>0.289671547289276</text:p>
          </table:table-cell>
          <table:table-cell table:style-name="ce34" table:formula="of:=[.N156] - [.N160]*[.$Q170]" office:value-type="float" office:value="-0.206371191135734" calcext:value-type="float">
            <text:p>-0.206371191135734</text:p>
          </table:table-cell>
          <table:table-cell table:style-name="ce34" table:formula="of:=[.O156] - [.O160]*[.$Q170]" office:value-type="float" office:value="-1.31262366442422" calcext:value-type="float">
            <text:p>-1.31262366442422</text:p>
          </table:table-cell>
          <table:table-cell table:style-name="ce28"/>
          <table:table-cell table:style-name="ce30" office:value-type="float" office:value="12.239852398524" calcext:value-type="float">
            <text:p>12.239852398524</text:p>
          </table:table-cell>
          <table:table-cell table:number-columns-repeated="8"/>
        </table:table-row>
        <table:table-row table:style-name="ro1">
          <table:table-cell table:style-name="ce27" table:formula="of:=[.A157] - [.A160]*[.$Q171]" office:value-type="float" office:value="-0.605856747130986" calcext:value-type="float">
            <text:p>-0.605856747130986</text:p>
          </table:table-cell>
          <table:table-cell table:style-name="ce27" table:formula="of:=[.B157] - [.B160]*[.$Q171]" office:value-type="float" office:value="0" calcext:value-type="float">
            <text:p>0</text:p>
          </table:table-cell>
          <table:table-cell table:style-name="ce27" table:formula="of:=[.C157] - [.C160]*[.$Q171]" office:value-type="float" office:value="10.0364068064899" calcext:value-type="float">
            <text:p>10.0364068064899</text:p>
          </table:table-cell>
          <table:table-cell table:style-name="ce27" table:formula="of:=[.D157] - [.D160]*[.$Q171]" office:value-type="float" office:value="-3.53126236644242" calcext:value-type="float">
            <text:p>-3.53126236644242</text:p>
          </table:table-cell>
          <table:table-cell table:style-name="ce27" table:formula="of:=[.E157] - [.E160]*[.$Q171]" office:value-type="float" office:value="0" calcext:value-type="float">
            <text:p>0</text:p>
          </table:table-cell>
          <table:table-cell table:style-name="ce27" table:formula="of:=[.F157] - [.F160]*[.$Q171]" office:value-type="float" office:value="0" calcext:value-type="float">
            <text:p>0</text:p>
          </table:table-cell>
          <table:table-cell table:style-name="ce27" table:formula="of:=[.G157] - [.G160]*[.$Q171]" office:value-type="float" office:value="0" calcext:value-type="float">
            <text:p>0</text:p>
          </table:table-cell>
          <table:table-cell table:style-name="ce27" table:formula="of:=[.H157] - [.H160]*[.$Q171]" office:value-type="float" office:value="-8.94717055797388" calcext:value-type="float">
            <text:p>-8.94717055797388</text:p>
          </table:table-cell>
          <table:table-cell table:style-name="ce34" table:formula="of:=[.I157] - [.I160]*[.$Q171]" office:value-type="float" office:value="0" calcext:value-type="float">
            <text:p>0</text:p>
          </table:table-cell>
          <table:table-cell table:style-name="ce34" table:formula="of:=[.J157] - [.J160]*[.$Q171]" office:value-type="float" office:value="-0.23793035219628" calcext:value-type="float">
            <text:p>-0.23793035219628</text:p>
          </table:table-cell>
          <table:table-cell table:style-name="ce34" table:formula="of:=[.K157] - [.K160]*[.$Q171]" office:value-type="float" office:value="0" calcext:value-type="float">
            <text:p>0</text:p>
          </table:table-cell>
          <table:table-cell table:style-name="ce34" table:formula="of:=[.L157] - [.L160]*[.$Q171]" office:value-type="float" office:value="1" calcext:value-type="float">
            <text:p>1</text:p>
          </table:table-cell>
          <table:table-cell table:style-name="ce34" table:formula="of:=[.M157] - [.M160]*[.$Q171]" office:value-type="float" office:value="-0.237435694499406" calcext:value-type="float">
            <text:p>-0.237435694499406</text:p>
          </table:table-cell>
          <table:table-cell table:style-name="ce34" table:formula="of:=[.N157] - [.N160]*[.$Q171]" office:value-type="float" office:value="-0.117728531855956" calcext:value-type="float">
            <text:p>-0.117728531855956</text:p>
          </table:table-cell>
          <table:table-cell table:style-name="ce34" table:formula="of:=[.O157] - [.O160]*[.$Q171]" office:value-type="float" office:value="-0.956865848832608" calcext:value-type="float">
            <text:p>-0.956865848832608</text:p>
          </table:table-cell>
          <table:table-cell table:style-name="ce28"/>
          <table:table-cell table:style-name="ce30" office:value-type="float" office:value="8.92250922509225" calcext:value-type="float">
            <text:p>8.92250922509225</text:p>
          </table:table-cell>
          <table:table-cell table:number-columns-repeated="8"/>
        </table:table-row>
        <table:table-row table:style-name="ro1">
          <table:table-cell table:style-name="ce27" table:formula="of:=[.A158] - [.$Q172]*[.A160]" office:value-type="float" office:value="-0.36802532647408" calcext:value-type="float">
            <text:p>-0.36802532647408</text:p>
          </table:table-cell>
          <table:table-cell table:style-name="ce27" table:formula="of:=[.B158] - [.$Q172]*[.B160]" office:value-type="float" office:value="0" calcext:value-type="float">
            <text:p>0</text:p>
          </table:table-cell>
          <table:table-cell table:style-name="ce27" table:formula="of:=[.C158] - [.$Q172]*[.C160]" office:value-type="float" office:value="0.0985358132172538" calcext:value-type="float">
            <text:p>0.098535813217254</text:p>
          </table:table-cell>
          <table:table-cell table:style-name="ce27" table:formula="of:=[.D158] - [.$Q172]*[.D160]" office:value-type="float" office:value="-0.356351404827859" calcext:value-type="float">
            <text:p>-0.356351404827859</text:p>
          </table:table-cell>
          <table:table-cell table:style-name="ce27" table:formula="of:=[.E158] - [.$Q172]*[.E160]" office:value-type="float" office:value="-1" calcext:value-type="float">
            <text:p>-1</text:p>
          </table:table-cell>
          <table:table-cell table:style-name="ce27" table:formula="of:=[.F158] - [.$Q172]*[.F160]" office:value-type="float" office:value="0" calcext:value-type="float">
            <text:p>0</text:p>
          </table:table-cell>
          <table:table-cell table:style-name="ce27" table:formula="of:=[.G158] - [.$Q172]*[.G160]" office:value-type="float" office:value="0" calcext:value-type="float">
            <text:p>0</text:p>
          </table:table-cell>
          <table:table-cell table:style-name="ce27" table:formula="of:=[.H158] - [.$Q172]*[.H160]" office:value-type="float" office:value="0.833201424614167" calcext:value-type="float">
            <text:p>0.833201424614167</text:p>
          </table:table-cell>
          <table:table-cell table:style-name="ce34" table:formula="of:=[.I158] - [.$Q172]*[.I160]" office:value-type="float" office:value="0" calcext:value-type="float">
            <text:p>0</text:p>
          </table:table-cell>
          <table:table-cell table:style-name="ce34" table:formula="of:=[.J158] - [.$Q172]*[.J160]" office:value-type="float" office:value="-0.0510288880094974" calcext:value-type="float">
            <text:p>-0.051028888009498</text:p>
          </table:table-cell>
          <table:table-cell table:style-name="ce34" table:formula="of:=[.K158] - [.$Q172]*[.K160]" office:value-type="float" office:value="0" calcext:value-type="float">
            <text:p>0</text:p>
          </table:table-cell>
          <table:table-cell table:style-name="ce34" table:formula="of:=[.L158] - [.$Q172]*[.L160]" office:value-type="float" office:value="0" calcext:value-type="float">
            <text:p>0</text:p>
          </table:table-cell>
          <table:table-cell table:style-name="ce34" table:formula="of:=[.M158] - [.$Q172]*[.M160]" office:value-type="float" office:value="0.0530273051048674" calcext:value-type="float">
            <text:p>0.053027305104868</text:p>
          </table:table-cell>
          <table:table-cell table:style-name="ce34" table:formula="of:=[.N158] - [.$Q172]*[.N160]" office:value-type="float" office:value="0.0346260387811634" calcext:value-type="float">
            <text:p>0.034626038781164</text:p>
          </table:table-cell>
          <table:table-cell table:style-name="ce34" table:formula="of:=[.O158] - [.$Q172]*[.O160]" office:value-type="float" office:value="-0.0462999604273843" calcext:value-type="float">
            <text:p>-0.046299960427384</text:p>
          </table:table-cell>
          <table:table-cell table:style-name="ce28"/>
          <table:table-cell table:style-name="ce30" office:value-type="float" office:value="0.431734317343174" calcext:value-type="float">
            <text:p>0.431734317343174</text:p>
          </table:table-cell>
          <table:table-cell table:number-columns-repeated="8"/>
        </table:table-row>
        <table:table-row table:style-name="ro1">
          <table:table-cell table:style-name="ce27" table:formula="of:=[.A159] - [.$Q173]*[.A160]" office:value-type="float" office:value="0.360506529481599" calcext:value-type="float">
            <text:p>0.360506529481599</text:p>
          </table:table-cell>
          <table:table-cell table:style-name="ce27" table:formula="of:=[.B159] - [.$Q173]*[.B160]" office:value-type="float" office:value="0" calcext:value-type="float">
            <text:p>0</text:p>
          </table:table-cell>
          <table:table-cell table:style-name="ce27" table:formula="of:=[.C159] - [.$Q173]*[.C160]" office:value-type="float" office:value="0.529283735654927" calcext:value-type="float">
            <text:p>0.529283735654927</text:p>
          </table:table-cell>
          <table:table-cell table:style-name="ce27" table:formula="of:=[.D159] - [.$Q173]*[.D160]" office:value-type="float" office:value="-0.622971903442818" calcext:value-type="float">
            <text:p>-0.622971903442818</text:p>
          </table:table-cell>
          <table:table-cell table:style-name="ce27" table:formula="of:=[.E159] - [.$Q173]*[.E160]" office:value-type="float" office:value="0" calcext:value-type="float">
            <text:p>0</text:p>
          </table:table-cell>
          <table:table-cell table:style-name="ce27" table:formula="of:=[.F159] - [.$Q173]*[.F160]" office:value-type="float" office:value="-1" calcext:value-type="float">
            <text:p>-1</text:p>
          </table:table-cell>
          <table:table-cell table:style-name="ce27" table:formula="of:=[.G159] - [.$Q173]*[.G160]" office:value-type="float" office:value="0" calcext:value-type="float">
            <text:p>0</text:p>
          </table:table-cell>
          <table:table-cell table:style-name="ce27" table:formula="of:=[.H159] - [.$Q173]*[.H160]" office:value-type="float" office:value="-1.91402849228334" calcext:value-type="float">
            <text:p>-1.91402849228334</text:p>
          </table:table-cell>
          <table:table-cell table:style-name="ce34" table:formula="of:=[.I159] - [.$Q173]*[.I160]" office:value-type="float" office:value="0" calcext:value-type="float">
            <text:p>0</text:p>
          </table:table-cell>
          <table:table-cell table:style-name="ce34" table:formula="of:=[.J159] - [.$Q173]*[.J160]" office:value-type="float" office:value="-0.0544222398100515" calcext:value-type="float">
            <text:p>-0.054422239810052</text:p>
          </table:table-cell>
          <table:table-cell table:style-name="ce34" table:formula="of:=[.K159] - [.$Q173]*[.K160]" office:value-type="float" office:value="0" calcext:value-type="float">
            <text:p>0</text:p>
          </table:table-cell>
          <table:table-cell table:style-name="ce34" table:formula="of:=[.L159] - [.$Q173]*[.L160]" office:value-type="float" office:value="0" calcext:value-type="float">
            <text:p>0</text:p>
          </table:table-cell>
          <table:table-cell table:style-name="ce34" table:formula="of:=[.M159] - [.$Q173]*[.M160]" office:value-type="float" office:value="-0.0605461020973487" calcext:value-type="float">
            <text:p>-0.060546102097349</text:p>
          </table:table-cell>
          <table:table-cell table:style-name="ce34" table:formula="of:=[.N159] - [.$Q173]*[.N160]" office:value-type="float" office:value="0.0574792243767313" calcext:value-type="float">
            <text:p>0.057479224376731</text:p>
          </table:table-cell>
          <table:table-cell table:style-name="ce34" table:formula="of:=[.O159] - [.$Q173]*[.O160]" office:value-type="float" office:value="-0.074000791452315" calcext:value-type="float">
            <text:p>-0.074000791452315</text:p>
          </table:table-cell>
          <table:table-cell table:style-name="ce28"/>
          <table:table-cell table:style-name="ce30" office:value-type="float" office:value="0.690036900369004" calcext:value-type="float">
            <text:p>0.690036900369004</text:p>
          </table:table-cell>
          <table:table-cell table:number-columns-repeated="8"/>
        </table:table-row>
        <table:table-row table:style-name="ro1">
          <table:table-cell table:style-name="ce27" office:value-type="float" office:value="0.365255243371587" calcext:value-type="float">
            <text:p>0.36525524337158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0.946181242580134" calcext:value-type="float">
            <text:p>-0.946181242580134</text:p>
          </table:table-cell>
          <table:table-cell table:style-name="ce27" office:value-type="float" office:value="0.192916501780768" calcext:value-type="float">
            <text:p>0.19291650178076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.36070439256035" calcext:value-type="float">
            <text:p>2.3607043925603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365057380292838" calcext:value-type="float">
            <text:p>-0.03650573802928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0.00316580925999211" calcext:value-type="float">
            <text:p>-0.003165809259992</text:p>
          </table:table-cell>
          <table:table-cell table:style-name="ce34" office:value-type="float" office:value="0.0650969529085873" calcext:value-type="float">
            <text:p>0.065096952908587</text:p>
          </table:table-cell>
          <table:table-cell table:style-name="ce34" office:value-type="float" office:value="0.107241788682232" calcext:value-type="float">
            <text:p>0.107241788682232</text:p>
          </table:table-cell>
          <table:table-cell table:style-name="ce28"/>
          <table:table-cell table:style-name="ce30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4">
          <table:table-cell table:style-name="ce28" table:number-columns-repeated="17"/>
          <table:table-cell table:number-columns-repeated="8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4.54966363276613" calcext:value-type="float">
            <text:p>4.5496636327661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.83992876929165" calcext:value-type="float">
            <text:p>4.83992876929165</text:p>
          </table:table-cell>
          <table:table-cell table:style-name="ce27" office:value-type="float" office:value="-6.24841709537001" calcext:value-type="float">
            <text:p>-6.2484170953700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25.4878314206569" calcext:value-type="float">
            <text:p>25.487831420656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-0.669914918876138" calcext:value-type="float">
            <text:p>-0.669914918876138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0.608231104075979" calcext:value-type="float">
            <text:p>-0.608231104075979</text:p>
          </table:table-cell>
          <table:table-cell table:style-name="ce34" office:value-type="float" office:value="0.319252077562327" calcext:value-type="float">
            <text:p>0.319252077562327</text:p>
          </table:table-cell>
          <table:table-cell table:style-name="ce34" office:value-type="float" office:value="-0.521171349426197" calcext:value-type="float">
            <text:p>-0.521171349426197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0.0601503759398496" calcext:value-type="float">
            <text:p>0.0601503759398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477443609022556" calcext:value-type="float">
            <text:p>0.477443609022556</text:p>
          </table:table-cell>
          <table:table-cell table:style-name="ce27" office:value-type="float" office:value="0.0845864661654135" calcext:value-type="float">
            <text:p>0.084586466165414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0.396616541353384" calcext:value-type="float">
            <text:p>0.39661654135338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68609022556391" calcext:value-type="float">
            <text:p>0.06860902255639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0.0601503759398496" calcext:value-type="float">
            <text:p>0.06015037593985</text:p>
          </table:table-cell>
          <table:table-cell table:style-name="ce34" office:value-type="float" office:value="0.0131578947368421" calcext:value-type="float">
            <text:p>0.013157894736842</text:p>
          </table:table-cell>
          <table:table-cell table:style-name="ce34" office:value-type="float" office:value="-0.037593984962406" calcext:value-type="float">
            <text:p>-0.037593984962406</text:p>
          </table:table-cell>
          <table:table-cell table:style-name="ce28"/>
          <table:table-cell office:value-type="string" calcext:value-type="string">
            <text:p>pivot element</text:p>
          </table:table-cell>
          <table:table-cell table:number-columns-repeated="8"/>
        </table:table-row>
        <table:table-row table:style-name="ro1">
          <table:table-cell table:style-name="ce27" table:formula="of:=[.A170]/[.$Q$184]" office:value-type="float" office:value="-0.146903940439441" calcext:value-type="float">
            <text:p>-0.146903940439441</text:p>
          </table:table-cell>
          <table:table-cell table:style-name="ce27" table:formula="of:=[.B170]/[.$Q$184]" office:value-type="float" office:value="0" calcext:value-type="float">
            <text:p>0</text:p>
          </table:table-cell>
          <table:table-cell table:style-name="ce27" table:formula="of:=[.C170]/[.$Q$184]" office:value-type="float" office:value="1" calcext:value-type="float">
            <text:p>1</text:p>
          </table:table-cell>
          <table:table-cell table:style-name="ce27" table:formula="of:=[.D170]/[.$Q$184]" office:value-type="float" office:value="-0.642560982991344" calcext:value-type="float">
            <text:p>-0.642560982991344</text:p>
          </table:table-cell>
          <table:table-cell table:style-name="ce27" table:formula="of:=[.E170]/[.$Q$184]" office:value-type="float" office:value="0" calcext:value-type="float">
            <text:p>0</text:p>
          </table:table-cell>
          <table:table-cell table:style-name="ce27" table:formula="of:=[.F170]/[.$Q$184]" office:value-type="float" office:value="0" calcext:value-type="float">
            <text:p>0</text:p>
          </table:table-cell>
          <table:table-cell table:style-name="ce27" table:formula="of:=[.G170]/[.$Q$184]" office:value-type="float" office:value="0" calcext:value-type="float">
            <text:p>0</text:p>
          </table:table-cell>
          <table:table-cell table:style-name="ce27" table:formula="of:=[.H170]/[.$Q$184]" office:value-type="float" office:value="1.08947702923552" calcext:value-type="float">
            <text:p>1.08947702923552</text:p>
          </table:table-cell>
          <table:table-cell table:style-name="ce34" table:formula="of:=[.I170]/[.$Q$184]" office:value-type="float" office:value="0" calcext:value-type="float">
            <text:p>0</text:p>
          </table:table-cell>
          <table:table-cell table:style-name="ce34" table:formula="of:=[.J170]/[.$Q$184]" office:value-type="float" office:value="0.00499213122692331" calcext:value-type="float">
            <text:p>0.004992131226923</text:p>
          </table:table-cell>
          <table:table-cell table:style-name="ce34" table:formula="of:=[.K170]/[.$Q$184]" office:value-type="float" office:value="0.0764784214030628" calcext:value-type="float">
            <text:p>0.076478421403063</text:p>
          </table:table-cell>
          <table:table-cell table:style-name="ce34" table:formula="of:=[.L170]/[.$Q$184]" office:value-type="float" office:value="0" calcext:value-type="float">
            <text:p>0</text:p>
          </table:table-cell>
          <table:table-cell table:style-name="ce34" table:formula="of:=[.M170]/[.$Q$184]" office:value-type="float" office:value="0.0221536226620665" calcext:value-type="float">
            <text:p>0.022153622662067</text:p>
          </table:table-cell>
          <table:table-cell table:style-name="ce34" table:formula="of:=[.N170]/[.$Q$184]" office:value-type="float" office:value="-0.0157829429211307" calcext:value-type="float">
            <text:p>-0.015782942921131</text:p>
          </table:table-cell>
          <table:table-cell table:style-name="ce34" table:formula="of:=[.O170]/[.$Q$184]" office:value-type="float" office:value="-0.100387385751468" calcext:value-type="float">
            <text:p>-0.100387385751468</text:p>
          </table:table-cell>
          <table:table-cell table:style-name="ce28"/>
          <table:table-cell table:style-name="ce27" office:value-type="float" office:value="13.0755836960823" calcext:value-type="float">
            <text:p>13.0755836960823</text:p>
          </table:table-cell>
          <table:table-cell table:number-columns-repeated="8"/>
        </table:table-row>
        <table:table-row table:style-name="ro1">
          <table:table-cell table:style-name="ce27" office:value-type="float" office:value="-0.605856747130986" calcext:value-type="float">
            <text:p>-0.60585674713098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.0364068064899" calcext:value-type="float">
            <text:p>10.0364068064899</text:p>
          </table:table-cell>
          <table:table-cell table:style-name="ce27" office:value-type="float" office:value="-3.53126236644242" calcext:value-type="float">
            <text:p>-3.5312623664424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-8.94717055797388" calcext:value-type="float">
            <text:p>-8.9471705579738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23793035219628" calcext:value-type="float">
            <text:p>-0.2379303521962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-0.237435694499406" calcext:value-type="float">
            <text:p>-0.237435694499406</text:p>
          </table:table-cell>
          <table:table-cell table:style-name="ce34" office:value-type="float" office:value="-0.117728531855956" calcext:value-type="float">
            <text:p>-0.117728531855956</text:p>
          </table:table-cell>
          <table:table-cell table:style-name="ce34" office:value-type="float" office:value="-0.956865848832608" calcext:value-type="float">
            <text:p>-0.956865848832608</text:p>
          </table:table-cell>
          <table:table-cell table:style-name="ce28"/>
          <table:table-cell table:number-columns-repeated="9"/>
        </table:table-row>
        <table:table-row table:style-name="ro1">
          <table:table-cell table:style-name="ce27" office:value-type="float" office:value="-0.36802532647408" calcext:value-type="float">
            <text:p>-0.3680253264740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985358132172538" calcext:value-type="float">
            <text:p>0.098535813217254</text:p>
          </table:table-cell>
          <table:table-cell table:style-name="ce27" office:value-type="float" office:value="-0.356351404827859" calcext:value-type="float">
            <text:p>-0.356351404827859</text:p>
          </table:table-cell>
          <table:table-cell table:style-name="ce27" office:value-type="float" office:value="-1" calcext:value-type="float">
            <text:p>-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0.833201424614167" calcext:value-type="float">
            <text:p>0.83320142461416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510288880094974" calcext:value-type="float">
            <text:p>-0.051028888009498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0.0530273051048674" calcext:value-type="float">
            <text:p>0.053027305104868</text:p>
          </table:table-cell>
          <table:table-cell table:style-name="ce34" office:value-type="float" office:value="0.0346260387811634" calcext:value-type="float">
            <text:p>0.034626038781164</text:p>
          </table:table-cell>
          <table:table-cell table:style-name="ce34" office:value-type="float" office:value="-0.0462999604273843" calcext:value-type="float">
            <text:p>-0.046299960427384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0.360506529481599" calcext:value-type="float">
            <text:p>0.36050652948159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29283735654927" calcext:value-type="float">
            <text:p>0.529283735654927</text:p>
          </table:table-cell>
          <table:table-cell table:style-name="ce27" office:value-type="float" office:value="-0.622971903442818" calcext:value-type="float">
            <text:p>-0.62297190344281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1.91402849228334" calcext:value-type="float">
            <text:p>-1.9140284922833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544222398100515" calcext:value-type="float">
            <text:p>-0.05442223981005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0.0605461020973487" calcext:value-type="float">
            <text:p>-0.060546102097349</text:p>
          </table:table-cell>
          <table:table-cell table:style-name="ce34" office:value-type="float" office:value="0.0574792243767313" calcext:value-type="float">
            <text:p>0.057479224376731</text:p>
          </table:table-cell>
          <table:table-cell table:style-name="ce34" office:value-type="float" office:value="-0.074000791452315" calcext:value-type="float">
            <text:p>-0.074000791452315</text:p>
          </table:table-cell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office:value-type="float" office:value="0.365255243371587" calcext:value-type="float">
            <text:p>0.36525524337158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-0.946181242580134" calcext:value-type="float">
            <text:p>-0.946181242580134</text:p>
          </table:table-cell>
          <table:table-cell table:style-name="ce27" office:value-type="float" office:value="0.192916501780768" calcext:value-type="float">
            <text:p>0.192916501780768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.36070439256035" calcext:value-type="float">
            <text:p>2.3607043925603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365057380292838" calcext:value-type="float">
            <text:p>-0.036505738029284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0.00316580925999211" calcext:value-type="float">
            <text:p>-0.003165809259992</text:p>
          </table:table-cell>
          <table:table-cell table:style-name="ce34" office:value-type="float" office:value="0.0650969529085873" calcext:value-type="float">
            <text:p>0.065096952908587</text:p>
          </table:table-cell>
          <table:table-cell table:style-name="ce34" office:value-type="float" office:value="0.107241788682232" calcext:value-type="float">
            <text:p>0.107241788682232</text:p>
          </table:table-cell>
          <table:table-cell table:style-name="ce28" table:number-columns-repeated="2"/>
          <table:table-cell table:number-columns-repeated="8"/>
        </table:table-row>
        <table:table-row table:style-name="ro1" table:number-rows-repeated="4">
          <table:table-cell table:style-name="ce28" table:number-columns-repeated="17"/>
          <table:table-cell table:number-columns-repeated="8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covered-table-cell table:number-columns-repeated="8" table:style-name="ce25"/>
          <table:table-cell table:style-name="ce30" table:number-columns-repeated="7"/>
          <table:table-cell table:style-name="ce28" table:number-columns-repeated="2"/>
          <table:table-cell table:number-columns-repeated="8"/>
        </table:table-row>
        <table:table-row table:style-name="ro1">
          <table:table-cell table:style-name="ce27" table:formula="of:=[.A182] - [.A184]*[.$Q196]" office:value-type="float" office:value="5.26066824042128" calcext:value-type="float">
            <text:p>5.26066824042128</text:p>
          </table:table-cell>
          <table:table-cell table:style-name="ce27" table:formula="of:=[.B182] - [.B184]*[.$Q196]" office:value-type="float" office:value="0" calcext:value-type="float">
            <text:p>0</text:p>
          </table:table-cell>
          <table:table-cell table:style-name="ce27" table:formula="of:=[.C182] - [.C184]*[.$Q196]" office:value-type="float" office:value="0" calcext:value-type="float">
            <text:p>0</text:p>
          </table:table-cell>
          <table:table-cell table:style-name="ce27" table:formula="of:=[.D182] - [.D184]*[.$Q196]" office:value-type="float" office:value="-3.13846770776587" calcext:value-type="float">
            <text:p>-3.13846770776587</text:p>
          </table:table-cell>
          <table:table-cell table:style-name="ce27" table:formula="of:=[.E182] - [.E184]*[.$Q196]" office:value-type="float" office:value="0" calcext:value-type="float">
            <text:p>0</text:p>
          </table:table-cell>
          <table:table-cell table:style-name="ce27" table:formula="of:=[.F182] - [.F184]*[.$Q196]" office:value-type="float" office:value="0" calcext:value-type="float">
            <text:p>0</text:p>
          </table:table-cell>
          <table:table-cell table:style-name="ce27" table:formula="of:=[.G182] - [.G184]*[.$Q196]" office:value-type="float" office:value="0" calcext:value-type="float">
            <text:p>0</text:p>
          </table:table-cell>
          <table:table-cell table:style-name="ce27" table:formula="of:=[.H182] - [.H184]*[.$Q196]" office:value-type="float" office:value="20.2148402033775" calcext:value-type="float">
            <text:p>20.2148402033775</text:p>
          </table:table-cell>
          <table:table-cell table:style-name="ce34" table:formula="of:=[.I182] - [.I184]*[.$Q196]" office:value-type="float" office:value="1" calcext:value-type="float">
            <text:p>1</text:p>
          </table:table-cell>
          <table:table-cell table:style-name="ce34" table:formula="of:=[.J182] - [.J184]*[.$Q196]" office:value-type="float" office:value="-0.694076478421403" calcext:value-type="float">
            <text:p>-0.694076478421403</text:p>
          </table:table-cell>
          <table:table-cell table:style-name="ce34" table:formula="of:=[.K182] - [.K184]*[.$Q196]" office:value-type="float" office:value="-0.370150111978694" calcext:value-type="float">
            <text:p>-0.370150111978694</text:p>
          </table:table-cell>
          <table:table-cell table:style-name="ce34" table:formula="of:=[.L182] - [.L184]*[.$Q196]" office:value-type="float" office:value="0" calcext:value-type="float">
            <text:p>0</text:p>
          </table:table-cell>
          <table:table-cell table:style-name="ce34" table:formula="of:=[.M182] - [.M184]*[.$Q196]" office:value-type="float" office:value="-0.715453059742146" calcext:value-type="float">
            <text:p>-0.715453059742146</text:p>
          </table:table-cell>
          <table:table-cell table:style-name="ce34" table:formula="of:=[.N182] - [.N184]*[.$Q196]" office:value-type="float" office:value="0.395640397070395" calcext:value-type="float">
            <text:p>0.395640397070395</text:p>
          </table:table-cell>
          <table:table-cell table:style-name="ce34" table:formula="of:=[.O182] - [.O184]*[.$Q196]" office:value-type="float" office:value="-0.0353035530536893" calcext:value-type="float">
            <text:p>-0.035303553053689</text:p>
          </table:table-cell>
          <table:table-cell/>
          <table:table-cell table:style-name="ce30" office:value-type="float" office:value="4.83992876929165" calcext:value-type="float">
            <text:p>4.83992876929165</text:p>
          </table:table-cell>
          <table:table-cell table:number-columns-repeated="8"/>
        </table:table-row>
        <table:table-row table:style-name="ro1">
          <table:table-cell table:style-name="ce27" table:formula="of:=[.A183] - [.A184]*[.$Q197]" office:value-type="float" office:value="0.130288723442891" calcext:value-type="float">
            <text:p>0.130288723442891</text:p>
          </table:table-cell>
          <table:table-cell table:style-name="ce27" table:formula="of:=[.B183] - [.B184]*[.$Q197]" office:value-type="float" office:value="1" calcext:value-type="float">
            <text:p>1</text:p>
          </table:table-cell>
          <table:table-cell table:style-name="ce27" table:formula="of:=[.C183] - [.C184]*[.$Q197]" office:value-type="float" office:value="0" calcext:value-type="float">
            <text:p>0</text:p>
          </table:table-cell>
          <table:table-cell table:style-name="ce27" table:formula="of:=[.D183] - [.D184]*[.$Q197]" office:value-type="float" office:value="0.391373100901882" calcext:value-type="float">
            <text:p>0.391373100901882</text:p>
          </table:table-cell>
          <table:table-cell table:style-name="ce27" table:formula="of:=[.E183] - [.E184]*[.$Q197]" office:value-type="float" office:value="0" calcext:value-type="float">
            <text:p>0</text:p>
          </table:table-cell>
          <table:table-cell table:style-name="ce27" table:formula="of:=[.F183] - [.F184]*[.$Q197]" office:value-type="float" office:value="0" calcext:value-type="float">
            <text:p>0</text:p>
          </table:table-cell>
          <table:table-cell table:style-name="ce27" table:formula="of:=[.G183] - [.G184]*[.$Q197]" office:value-type="float" office:value="0" calcext:value-type="float">
            <text:p>0</text:p>
          </table:table-cell>
          <table:table-cell table:style-name="ce27" table:formula="of:=[.H183] - [.H184]*[.$Q197]" office:value-type="float" office:value="-0.123547303431996" calcext:value-type="float">
            <text:p>-0.123547303431996</text:p>
          </table:table-cell>
          <table:table-cell table:style-name="ce34" table:formula="of:=[.I183] - [.I184]*[.$Q197]" office:value-type="float" office:value="0" calcext:value-type="float">
            <text:p>0</text:p>
          </table:table-cell>
          <table:table-cell table:style-name="ce34" table:formula="of:=[.J183] - [.J184]*[.$Q197]" office:value-type="float" office:value="0.0662255614066945" calcext:value-type="float">
            <text:p>0.066225561406695</text:p>
          </table:table-cell>
          <table:table-cell table:style-name="ce34" table:formula="of:=[.K183] - [.K184]*[.$Q197]" office:value-type="float" office:value="-0.0365141335270262" calcext:value-type="float">
            <text:p>-0.036514133527026</text:p>
          </table:table-cell>
          <table:table-cell table:style-name="ce34" table:formula="of:=[.L183] - [.L184]*[.$Q197]" office:value-type="float" office:value="0" calcext:value-type="float">
            <text:p>0</text:p>
          </table:table-cell>
          <table:table-cell table:style-name="ce34" table:formula="of:=[.M183] - [.M184]*[.$Q197]" office:value-type="float" office:value="0.0495732703831487" calcext:value-type="float">
            <text:p>0.049573270383149</text:p>
          </table:table-cell>
          <table:table-cell table:style-name="ce34" table:formula="of:=[.N183] - [.N184]*[.$Q197]" office:value-type="float" office:value="0.0206933599661038" calcext:value-type="float">
            <text:p>0.020693359966104</text:p>
          </table:table-cell>
          <table:table-cell table:style-name="ce34" table:formula="of:=[.O183] - [.O184]*[.$Q197]" office:value-type="float" office:value="0.0103353307911143" calcext:value-type="float">
            <text:p>0.010335330791114</text:p>
          </table:table-cell>
          <table:table-cell/>
          <table:table-cell table:style-name="ce30" office:value-type="float" office:value="0.477443609022556" calcext:value-type="float">
            <text:p>0.477443609022556</text:p>
          </table:table-cell>
          <table:table-cell table:number-columns-repeated="8"/>
        </table:table-row>
        <table:table-row table:style-name="ro1">
          <table:table-cell table:style-name="ce27" office:value-type="float" office:value="-0.146903940439441" calcext:value-type="float">
            <text:p>-0.14690394043944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-0.642560982991344" calcext:value-type="float">
            <text:p>-0.642560982991344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.08947702923552" calcext:value-type="float">
            <text:p>1.0894770292355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0499213122692331" calcext:value-type="float">
            <text:p>0.004992131226923</text:p>
          </table:table-cell>
          <table:table-cell table:style-name="ce34" office:value-type="float" office:value="0.0764784214030628" calcext:value-type="float">
            <text:p>0.07647842140306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221536226620665" calcext:value-type="float">
            <text:p>0.022153622662067</text:p>
          </table:table-cell>
          <table:table-cell table:style-name="ce34" office:value-type="float" office:value="-0.0157829429211307" calcext:value-type="float">
            <text:p>-0.015782942921131</text:p>
          </table:table-cell>
          <table:table-cell table:style-name="ce34" office:value-type="float" office:value="-0.100387385751468" calcext:value-type="float">
            <text:p>-0.100387385751468</text:p>
          </table:table-cell>
          <table:table-cell/>
          <table:table-cell table:style-name="ce30" table:formula="of:=[.Q184]/[.$Q$18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27" table:formula="of:=[.A185] - [.A184]*[.$Q199]" office:value-type="float" office:value="0.868530960595606" calcext:value-type="float">
            <text:p>0.868530960595606</text:p>
          </table:table-cell>
          <table:table-cell table:style-name="ce27" table:formula="of:=[.B185] - [.B184]*[.$Q199]" office:value-type="float" office:value="0" calcext:value-type="float">
            <text:p>0</text:p>
          </table:table-cell>
          <table:table-cell table:style-name="ce27" table:formula="of:=[.C185] - [.C184]*[.$Q199]" office:value-type="float" office:value="0" calcext:value-type="float">
            <text:p>0</text:p>
          </table:table-cell>
          <table:table-cell table:style-name="ce27" table:formula="of:=[.D185] - [.D184]*[.$Q199]" office:value-type="float" office:value="2.91774105683675" calcext:value-type="float">
            <text:p>2.91774105683675</text:p>
          </table:table-cell>
          <table:table-cell table:style-name="ce27" table:formula="of:=[.E185] - [.E184]*[.$Q199]" office:value-type="float" office:value="0" calcext:value-type="float">
            <text:p>0</text:p>
          </table:table-cell>
          <table:table-cell table:style-name="ce27" table:formula="of:=[.F185] - [.F184]*[.$Q199]" office:value-type="float" office:value="0" calcext:value-type="float">
            <text:p>0</text:p>
          </table:table-cell>
          <table:table-cell table:style-name="ce27" table:formula="of:=[.G185] - [.G184]*[.$Q199]" office:value-type="float" office:value="0" calcext:value-type="float">
            <text:p>0</text:p>
          </table:table-cell>
          <table:table-cell table:style-name="ce27" table:formula="of:=[.H185] - [.H184]*[.$Q199]" office:value-type="float" office:value="-19.8816052297076" calcext:value-type="float">
            <text:p>-19.8816052297076</text:p>
          </table:table-cell>
          <table:table-cell table:style-name="ce34" table:formula="of:=[.I185] - [.I184]*[.$Q199]" office:value-type="float" office:value="0" calcext:value-type="float">
            <text:p>0</text:p>
          </table:table-cell>
          <table:table-cell table:style-name="ce34" table:formula="of:=[.J185] - [.J184]*[.$Q199]" office:value-type="float" office:value="-0.288033412021064" calcext:value-type="float">
            <text:p>-0.288033412021064</text:p>
          </table:table-cell>
          <table:table-cell table:style-name="ce34" table:formula="of:=[.K185] - [.K184]*[.$Q199]" office:value-type="float" office:value="-0.767568549119303" calcext:value-type="float">
            <text:p>-0.767568549119303</text:p>
          </table:table-cell>
          <table:table-cell table:style-name="ce34" table:formula="of:=[.L185] - [.L184]*[.$Q199]" office:value-type="float" office:value="1" calcext:value-type="float">
            <text:p>1</text:p>
          </table:table-cell>
          <table:table-cell table:style-name="ce34" table:formula="of:=[.M185] - [.M184]*[.$Q199]" office:value-type="float" office:value="-0.459778463773379" calcext:value-type="float">
            <text:p>-0.459778463773379</text:p>
          </table:table-cell>
          <table:table-cell table:style-name="ce34" table:formula="of:=[.N185] - [.N184]*[.$Q199]" office:value-type="float" office:value="0.0406755039041221" calcext:value-type="float">
            <text:p>0.040675503904122</text:p>
          </table:table-cell>
          <table:table-cell table:style-name="ce34" table:formula="of:=[.O185] - [.O184]*[.$Q199]" office:value-type="float" office:value="0.050662792809152" calcext:value-type="float">
            <text:p>0.050662792809152</text:p>
          </table:table-cell>
          <table:table-cell/>
          <table:table-cell table:style-name="ce30" office:value-type="float" office:value="10.0364068064899" calcext:value-type="float">
            <text:p>10.0364068064899</text:p>
          </table:table-cell>
          <table:table-cell table:number-columns-repeated="8"/>
        </table:table-row>
        <table:table-row table:style-name="ro1">
          <table:table-cell table:style-name="ce27" table:formula="of:=[.A186] - [.$Q200]*[.A184]" office:value-type="float" office:value="-0.353550027238061" calcext:value-type="float">
            <text:p>-0.353550027238061</text:p>
          </table:table-cell>
          <table:table-cell table:style-name="ce27" table:formula="of:=[.B186] - [.$Q200]*[.B184]" office:value-type="float" office:value="0" calcext:value-type="float">
            <text:p>0</text:p>
          </table:table-cell>
          <table:table-cell table:style-name="ce27" table:formula="of:=[.C186] - [.$Q200]*[.C184]" office:value-type="float" office:value="0" calcext:value-type="float">
            <text:p>0</text:p>
          </table:table-cell>
          <table:table-cell table:style-name="ce27" table:formula="of:=[.D186] - [.$Q200]*[.D184]" office:value-type="float" office:value="-0.293036135827129" calcext:value-type="float">
            <text:p>-0.293036135827129</text:p>
          </table:table-cell>
          <table:table-cell table:style-name="ce27" table:formula="of:=[.E186] - [.$Q200]*[.E184]" office:value-type="float" office:value="-1" calcext:value-type="float">
            <text:p>-1</text:p>
          </table:table-cell>
          <table:table-cell table:style-name="ce27" table:formula="of:=[.F186] - [.$Q200]*[.F184]" office:value-type="float" office:value="0" calcext:value-type="float">
            <text:p>0</text:p>
          </table:table-cell>
          <table:table-cell table:style-name="ce27" table:formula="of:=[.G186] - [.$Q200]*[.G184]" office:value-type="float" office:value="0" calcext:value-type="float">
            <text:p>0</text:p>
          </table:table-cell>
          <table:table-cell table:style-name="ce27" table:formula="of:=[.H186] - [.$Q200]*[.H184]" office:value-type="float" office:value="0.725848919556927" calcext:value-type="float">
            <text:p>0.725848919556927</text:p>
          </table:table-cell>
          <table:table-cell table:style-name="ce34" table:formula="of:=[.I186] - [.$Q200]*[.I184]" office:value-type="float" office:value="0" calcext:value-type="float">
            <text:p>0</text:p>
          </table:table-cell>
          <table:table-cell table:style-name="ce34" table:formula="of:=[.J186] - [.$Q200]*[.J184]" office:value-type="float" office:value="-0.0515207917196296" calcext:value-type="float">
            <text:p>-0.05152079171963</text:p>
          </table:table-cell>
          <table:table-cell table:style-name="ce34" table:formula="of:=[.K186] - [.$Q200]*[.K184]" office:value-type="float" office:value="-0.00753586344652262" calcext:value-type="float">
            <text:p>-0.007535863446523</text:p>
          </table:table-cell>
          <table:table-cell table:style-name="ce34" table:formula="of:=[.L186] - [.$Q200]*[.L184]" office:value-type="float" office:value="0" calcext:value-type="float">
            <text:p>0</text:p>
          </table:table-cell>
          <table:table-cell table:style-name="ce34" table:formula="of:=[.M186] - [.$Q200]*[.M184]" office:value-type="float" office:value="0.0508443798801525" calcext:value-type="float">
            <text:p>0.050844379880153</text:p>
          </table:table-cell>
          <table:table-cell table:style-name="ce34" table:formula="of:=[.N186] - [.$Q200]*[.N184]" office:value-type="float" office:value="0.0361812238968586" calcext:value-type="float">
            <text:p>0.036181223896859</text:p>
          </table:table-cell>
          <table:table-cell table:style-name="ce34" table:formula="of:=[.O186] - [.$Q200]*[.O184]" office:value-type="float" office:value="-0.0364082077356092" calcext:value-type="float">
            <text:p>-0.036408207735609</text:p>
          </table:table-cell>
          <table:table-cell/>
          <table:table-cell table:style-name="ce30" office:value-type="float" office:value="0.0985358132172538" calcext:value-type="float">
            <text:p>0.098535813217254</text:p>
          </table:table-cell>
          <table:table-cell table:number-columns-repeated="8"/>
        </table:table-row>
        <table:table-row table:style-name="ro1">
          <table:table-cell table:style-name="ce27" table:formula="of:=[.A187] - [.A184] * [.$Q201]" office:value-type="float" office:value="0.438260395859815" calcext:value-type="float">
            <text:p>0.438260395859815</text:p>
          </table:table-cell>
          <table:table-cell table:style-name="ce27" table:formula="of:=[.B187] - [.B184] * [.$Q201]" office:value-type="float" office:value="0" calcext:value-type="float">
            <text:p>0</text:p>
          </table:table-cell>
          <table:table-cell table:style-name="ce27" table:formula="of:=[.C187] - [.C184] * [.$Q201]" office:value-type="float" office:value="0" calcext:value-type="float">
            <text:p>0</text:p>
          </table:table-cell>
          <table:table-cell table:style-name="ce27" table:formula="of:=[.D187] - [.D184] * [.$Q201]" office:value-type="float" office:value="-0.282874825979057" calcext:value-type="float">
            <text:p>-0.282874825979057</text:p>
          </table:table-cell>
          <table:table-cell table:style-name="ce27" table:formula="of:=[.E187] - [.E184] * [.$Q201]" office:value-type="float" office:value="0" calcext:value-type="float">
            <text:p>0</text:p>
          </table:table-cell>
          <table:table-cell table:style-name="ce27" table:formula="of:=[.F187] - [.F184] * [.$Q201]" office:value-type="float" office:value="-1" calcext:value-type="float">
            <text:p>-1</text:p>
          </table:table-cell>
          <table:table-cell table:style-name="ce27" table:formula="of:=[.G187] - [.G184] * [.$Q201]" office:value-type="float" office:value="0" calcext:value-type="float">
            <text:p>0</text:p>
          </table:table-cell>
          <table:table-cell table:style-name="ce27" table:formula="of:=[.H187] - [.H184] * [.$Q201]" office:value-type="float" office:value="-2.49067096422735" calcext:value-type="float">
            <text:p>-2.49067096422735</text:p>
          </table:table-cell>
          <table:table-cell table:style-name="ce34" table:formula="of:=[.I187] - [.I184] * [.$Q201]" office:value-type="float" office:value="0" calcext:value-type="float">
            <text:p>0</text:p>
          </table:table-cell>
          <table:table-cell table:style-name="ce34" table:formula="of:=[.J187] - [.J184] * [.$Q201]" office:value-type="float" office:value="-0.0570644936747171" calcext:value-type="float">
            <text:p>-0.057064493674717</text:p>
          </table:table-cell>
          <table:table-cell table:style-name="ce34" table:formula="of:=[.K187] - [.K184] * [.$Q201]" office:value-type="float" office:value="-0.0404787845772048" calcext:value-type="float">
            <text:p>-0.040478784577205</text:p>
          </table:table-cell>
          <table:table-cell table:style-name="ce34" table:formula="of:=[.L187] - [.L184] * [.$Q201]" office:value-type="float" office:value="0" calcext:value-type="float">
            <text:p>0</text:p>
          </table:table-cell>
          <table:table-cell table:style-name="ce34" table:formula="of:=[.M187] - [.M184] * [.$Q201]" office:value-type="float" office:value="-0.0722716542582168" calcext:value-type="float">
            <text:p>-0.072271654258217</text:p>
          </table:table-cell>
          <table:table-cell table:style-name="ce34" table:formula="of:=[.N187] - [.N184] * [.$Q201]" office:value-type="float" office:value="0.0658328793656558" calcext:value-type="float">
            <text:p>0.065832879365656</text:p>
          </table:table-cell>
          <table:table-cell table:style-name="ce34" table:formula="of:=[.O187] - [.O184] * [.$Q201]" office:value-type="float" office:value="-0.0208673809091459" calcext:value-type="float">
            <text:p>-0.020867380909146</text:p>
          </table:table-cell>
          <table:table-cell/>
          <table:table-cell table:style-name="ce30" office:value-type="float" office:value="0.529283735654927" calcext:value-type="float">
            <text:p>0.529283735654927</text:p>
          </table:table-cell>
          <table:table-cell table:number-columns-repeated="8"/>
        </table:table-row>
        <table:table-row table:style-name="ro1">
          <table:table-cell table:style-name="ce27" table:formula="of:=[.A188] - [.A184]*[.$Q202]" office:value-type="float" office:value="0.226257490466679" calcext:value-type="float">
            <text:p>0.226257490466679</text:p>
          </table:table-cell>
          <table:table-cell table:style-name="ce27" table:formula="of:=[.B188] - [.B184]*[.$Q202]" office:value-type="float" office:value="0" calcext:value-type="float">
            <text:p>0</text:p>
          </table:table-cell>
          <table:table-cell table:style-name="ce27" table:formula="of:=[.C188] - [.C184]*[.$Q202]" office:value-type="float" office:value="0" calcext:value-type="float">
            <text:p>0</text:p>
          </table:table-cell>
          <table:table-cell table:style-name="ce27" table:formula="of:=[.D188] - [.D184]*[.$Q202]" office:value-type="float" office:value="-0.415062647539495" calcext:value-type="float">
            <text:p>-0.415062647539495</text:p>
          </table:table-cell>
          <table:table-cell table:style-name="ce27" table:formula="of:=[.E188] - [.E184]*[.$Q202]" office:value-type="float" office:value="0" calcext:value-type="float">
            <text:p>0</text:p>
          </table:table-cell>
          <table:table-cell table:style-name="ce27" table:formula="of:=[.F188] - [.F184]*[.$Q202]" office:value-type="float" office:value="0" calcext:value-type="float">
            <text:p>0</text:p>
          </table:table-cell>
          <table:table-cell table:style-name="ce27" table:formula="of:=[.G188] - [.G184]*[.$Q202]" office:value-type="float" office:value="1" calcext:value-type="float">
            <text:p>1</text:p>
          </table:table-cell>
          <table:table-cell table:style-name="ce27" table:formula="of:=[.H188] - [.H184]*[.$Q202]" office:value-type="float" office:value="3.39154712184492" calcext:value-type="float">
            <text:p>3.39154712184492</text:p>
          </table:table-cell>
          <table:table-cell table:style-name="ce34" table:formula="of:=[.I188] - [.I184]*[.$Q202]" office:value-type="float" office:value="0" calcext:value-type="float">
            <text:p>0</text:p>
          </table:table-cell>
          <table:table-cell table:style-name="ce34" table:formula="of:=[.J188] - [.J184]*[.$Q202]" office:value-type="float" office:value="-0.0317822771018704" calcext:value-type="float">
            <text:p>-0.03178227710187</text:p>
          </table:table-cell>
          <table:table-cell table:style-name="ce34" table:formula="of:=[.K188] - [.K184]*[.$Q202]" office:value-type="float" office:value="0.0723624477937171" calcext:value-type="float">
            <text:p>0.072362447793717</text:p>
          </table:table-cell>
          <table:table-cell table:style-name="ce34" table:formula="of:=[.L188] - [.L184]*[.$Q202]" office:value-type="float" office:value="0" calcext:value-type="float">
            <text:p>0</text:p>
          </table:table-cell>
          <table:table-cell table:style-name="ce34" table:formula="of:=[.M188] - [.M184]*[.$Q202]" office:value-type="float" office:value="0.0177955329580534" calcext:value-type="float">
            <text:p>0.017795532958053</text:p>
          </table:table-cell>
          <table:table-cell table:style-name="ce34" table:formula="of:=[.N188] - [.N184]*[.$Q202]" office:value-type="float" office:value="0.0501634283639005" calcext:value-type="float">
            <text:p>0.050163428363901</text:p>
          </table:table-cell>
          <table:table-cell table:style-name="ce34" table:formula="of:=[.O188] - [.O184]*[.$Q202]" office:value-type="float" office:value="0.0122571272925368" calcext:value-type="float">
            <text:p>0.012257127292537</text:p>
          </table:table-cell>
          <table:table-cell/>
          <table:table-cell table:style-name="ce30" office:value-type="float" office:value="-0.946181242580134" calcext:value-type="float">
            <text:p>-0.946181242580134</text:p>
          </table:table-cell>
          <table:table-cell table:number-columns-repeated="8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table-cell table:style-name="ce15" table:formula="of:=[.A196]/[.$Q$213]" office:value-type="float" office:value="1" calcext:value-type="float">
            <text:p>1</text:p>
          </table:table-cell>
          <table:table-cell table:style-name="ce15" table:formula="of:=[.B196]/[.$Q$213]" office:value-type="float" office:value="0" calcext:value-type="float">
            <text:p>0</text:p>
          </table:table-cell>
          <table:table-cell table:style-name="ce15" table:formula="of:=[.C196]/[.$Q$213]" office:value-type="float" office:value="0" calcext:value-type="float">
            <text:p>0</text:p>
          </table:table-cell>
          <table:table-cell table:style-name="ce15" table:formula="of:=[.D196]/[.$Q$213]" office:value-type="float" office:value="-0.596591072527801" calcext:value-type="float">
            <text:p>-0.596591072527801</text:p>
          </table:table-cell>
          <table:table-cell table:style-name="ce15" table:formula="of:=[.E196]/[.$Q$213]" office:value-type="float" office:value="0" calcext:value-type="float">
            <text:p>0</text:p>
          </table:table-cell>
          <table:table-cell table:style-name="ce15" table:formula="of:=[.F196]/[.$Q$213]" office:value-type="float" office:value="0" calcext:value-type="float">
            <text:p>0</text:p>
          </table:table-cell>
          <table:table-cell table:style-name="ce15" table:formula="of:=[.G196]/[.$Q$213]" office:value-type="float" office:value="0" calcext:value-type="float">
            <text:p>0</text:p>
          </table:table-cell>
          <table:table-cell table:style-name="ce15" table:formula="of:=[.H196]/[.$Q$213]" office:value-type="float" office:value="3.84263733798174" calcext:value-type="float">
            <text:p>3.84263733798174</text:p>
          </table:table-cell>
          <table:table-cell table:style-name="ce34" table:formula="of:=[.I196]/[.$Q$213]" office:value-type="float" office:value="0.190089919055591" calcext:value-type="float">
            <text:p>0.190089919055591</text:p>
          </table:table-cell>
          <table:table-cell table:style-name="ce34" table:formula="of:=[.J196]/[.$Q$213]" office:value-type="float" office:value="-0.131936941601514" calcext:value-type="float">
            <text:p>-0.131936941601514</text:p>
          </table:table-cell>
          <table:table-cell table:style-name="ce34" table:formula="of:=[.K196]/[.$Q$213]" office:value-type="float" office:value="-0.0703618048244479" calcext:value-type="float">
            <text:p>-0.070361804824448</text:p>
          </table:table-cell>
          <table:table-cell table:style-name="ce34" table:formula="of:=[.L196]/[.$Q$213]" office:value-type="float" office:value="0" calcext:value-type="float">
            <text:p>0</text:p>
          </table:table-cell>
          <table:table-cell table:style-name="ce34" table:formula="of:=[.M196]/[.$Q$213]" office:value-type="float" office:value="-0.13600041421446" calcext:value-type="float">
            <text:p>-0.13600041421446</text:p>
          </table:table-cell>
          <table:table-cell table:style-name="ce34" table:formula="of:=[.N196]/[.$Q$213]" office:value-type="float" office:value="0.0752072510542333" calcext:value-type="float">
            <text:p>0.075207251054233</text:p>
          </table:table-cell>
          <table:table-cell table:style-name="ce34" table:formula="of:=[.O196]/[.$Q$213]" office:value-type="float" office:value="-0.00671084954235057" calcext:value-type="float">
            <text:p>-0.006710849542351</text:p>
          </table:table-cell>
          <table:table-cell table:number-columns-repeated="10"/>
        </table:table-row>
        <table:table-row table:style-name="ro1">
          <table:table-cell table:style-name="ce15" office:value-type="float" office:value="0.130288723442891" calcext:value-type="float">
            <text:p>0.13028872344289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391373100901882" calcext:value-type="float">
            <text:p>0.39137310090188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0.123547303431996" calcext:value-type="float">
            <text:p>-0.12354730343199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662255614066945" calcext:value-type="float">
            <text:p>0.066225561406695</text:p>
          </table:table-cell>
          <table:table-cell table:style-name="ce34" office:value-type="float" office:value="-0.0365141335270262" calcext:value-type="float">
            <text:p>-0.03651413352702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495732703831487" calcext:value-type="float">
            <text:p>0.049573270383149</text:p>
          </table:table-cell>
          <table:table-cell table:style-name="ce34" office:value-type="float" office:value="0.0206933599661038" calcext:value-type="float">
            <text:p>0.020693359966104</text:p>
          </table:table-cell>
          <table:table-cell table:style-name="ce34" office:value-type="float" office:value="0.0103353307911143" calcext:value-type="float">
            <text:p>0.010335330791114</text:p>
          </table:table-cell>
          <table:table-cell table:number-columns-repeated="10"/>
        </table:table-row>
        <table:table-row table:style-name="ro1">
          <table:table-cell table:style-name="ce15" office:value-type="float" office:value="-0.146903940439441" calcext:value-type="float">
            <text:p>-0.14690394043944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0.642560982991344" calcext:value-type="float">
            <text:p>-0.64256098299134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.08947702923552" calcext:value-type="float">
            <text:p>1.0894770292355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0499213122692331" calcext:value-type="float">
            <text:p>0.004992131226923</text:p>
          </table:table-cell>
          <table:table-cell table:style-name="ce34" office:value-type="float" office:value="0.0764784214030628" calcext:value-type="float">
            <text:p>0.07647842140306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221536226620665" calcext:value-type="float">
            <text:p>0.022153622662067</text:p>
          </table:table-cell>
          <table:table-cell table:style-name="ce34" office:value-type="float" office:value="-0.0157829429211307" calcext:value-type="float">
            <text:p>-0.015782942921131</text:p>
          </table:table-cell>
          <table:table-cell table:style-name="ce34" office:value-type="float" office:value="-0.100387385751468" calcext:value-type="float">
            <text:p>-0.100387385751468</text:p>
          </table:table-cell>
          <table:table-cell/>
          <table:table-cell office:value-type="string" calcext:value-type="string">
            <text:p>pivot element</text:p>
          </table:table-cell>
          <table:table-cell table:number-columns-repeated="8"/>
        </table:table-row>
        <table:table-row table:style-name="ro1">
          <table:table-cell table:style-name="ce15" office:value-type="float" office:value="0.868530960595606" calcext:value-type="float">
            <text:p>0.86853096059560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.91774105683675" calcext:value-type="float">
            <text:p>2.917741056836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19.8816052297076" calcext:value-type="float">
            <text:p>-19.8816052297076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288033412021064" calcext:value-type="float">
            <text:p>-0.288033412021064</text:p>
          </table:table-cell>
          <table:table-cell table:style-name="ce34" office:value-type="float" office:value="-0.767568549119303" calcext:value-type="float">
            <text:p>-0.76756854911930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-0.459778463773379" calcext:value-type="float">
            <text:p>-0.459778463773379</text:p>
          </table:table-cell>
          <table:table-cell table:style-name="ce34" office:value-type="float" office:value="0.0406755039041221" calcext:value-type="float">
            <text:p>0.040675503904122</text:p>
          </table:table-cell>
          <table:table-cell table:style-name="ce34" office:value-type="float" office:value="0.050662792809152" calcext:value-type="float">
            <text:p>0.050662792809152</text:p>
          </table:table-cell>
          <table:table-cell/>
          <table:table-cell table:style-name="ce15" office:value-type="float" office:value="5.26066824042128" calcext:value-type="float">
            <text:p>5.26066824042128</text:p>
          </table:table-cell>
          <table:table-cell table:number-columns-repeated="8"/>
        </table:table-row>
        <table:table-row table:style-name="ro1">
          <table:table-cell table:style-name="ce15" office:value-type="float" office:value="-0.353550027238061" calcext:value-type="float">
            <text:p>-0.35355002723806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0.293036135827129" calcext:value-type="float">
            <text:p>-0.293036135827129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0.725848919556927" calcext:value-type="float">
            <text:p>0.72584891955692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515207917196296" calcext:value-type="float">
            <text:p>-0.05152079171963</text:p>
          </table:table-cell>
          <table:table-cell table:style-name="ce34" office:value-type="float" office:value="-0.00753586344652262" calcext:value-type="float">
            <text:p>-0.00753586344652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508443798801525" calcext:value-type="float">
            <text:p>0.050844379880153</text:p>
          </table:table-cell>
          <table:table-cell table:style-name="ce34" office:value-type="float" office:value="0.0361812238968586" calcext:value-type="float">
            <text:p>0.036181223896859</text:p>
          </table:table-cell>
          <table:table-cell table:style-name="ce34" office:value-type="float" office:value="-0.0364082077356092" calcext:value-type="float">
            <text:p>-0.036408207735609</text:p>
          </table:table-cell>
          <table:table-cell table:number-columns-repeated="10"/>
        </table:table-row>
        <table:table-row table:style-name="ro1">
          <table:table-cell table:style-name="ce15" office:value-type="float" office:value="0.438260395859815" calcext:value-type="float">
            <text:p>0.4382603958598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0.282874825979057" calcext:value-type="float">
            <text:p>-0.28287482597905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.49067096422735" calcext:value-type="float">
            <text:p>-2.4906709642273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570644936747171" calcext:value-type="float">
            <text:p>-0.057064493674717</text:p>
          </table:table-cell>
          <table:table-cell table:style-name="ce34" office:value-type="float" office:value="-0.0404787845772048" calcext:value-type="float">
            <text:p>-0.04047878457720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722716542582168" calcext:value-type="float">
            <text:p>-0.072271654258217</text:p>
          </table:table-cell>
          <table:table-cell table:style-name="ce34" office:value-type="float" office:value="0.0658328793656558" calcext:value-type="float">
            <text:p>0.065832879365656</text:p>
          </table:table-cell>
          <table:table-cell table:style-name="ce34" office:value-type="float" office:value="-0.0208673809091459" calcext:value-type="float">
            <text:p>-0.020867380909146</text:p>
          </table:table-cell>
          <table:table-cell table:number-columns-repeated="10"/>
        </table:table-row>
        <table:table-row table:style-name="ro1">
          <table:table-cell table:style-name="ce15" office:value-type="float" office:value="0.226257490466679" calcext:value-type="float">
            <text:p>0.22625749046667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0.415062647539495" calcext:value-type="float">
            <text:p>-0.41506264753949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.39154712184492" calcext:value-type="float">
            <text:p>3.3915471218449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317822771018704" calcext:value-type="float">
            <text:p>-0.03178227710187</text:p>
          </table:table-cell>
          <table:table-cell table:style-name="ce34" office:value-type="float" office:value="0.0723624477937171" calcext:value-type="float">
            <text:p>0.072362447793717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177955329580534" calcext:value-type="float">
            <text:p>0.017795532958053</text:p>
          </table:table-cell>
          <table:table-cell table:style-name="ce34" office:value-type="float" office:value="0.0501634283639005" calcext:value-type="float">
            <text:p>0.050163428363901</text:p>
          </table:table-cell>
          <table:table-cell table:style-name="ce34" office:value-type="float" office:value="0.0122571272925368" calcext:value-type="float">
            <text:p>0.012257127292537</text:p>
          </table:table-cell>
          <table:table-cell table:number-columns-repeated="1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covered-table-cell table:number-columns-repeated="8"/>
          <table:table-cell table:number-columns-repeated="17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0.596591072527801" calcext:value-type="float">
            <text:p>-0.59659107252780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3.84263733798174" calcext:value-type="float">
            <text:p>3.84263733798174</text:p>
          </table:table-cell>
          <table:table-cell table:style-name="ce34" office:value-type="float" office:value="0.190089919055591" calcext:value-type="float">
            <text:p>0.190089919055591</text:p>
          </table:table-cell>
          <table:table-cell table:style-name="ce34" office:value-type="float" office:value="-0.131936941601514" calcext:value-type="float">
            <text:p>-0.131936941601514</text:p>
          </table:table-cell>
          <table:table-cell table:style-name="ce34" office:value-type="float" office:value="-0.0703618048244479" calcext:value-type="float">
            <text:p>-0.07036180482444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13600041421446" calcext:value-type="float">
            <text:p>-0.13600041421446</text:p>
          </table:table-cell>
          <table:table-cell table:style-name="ce34" office:value-type="float" office:value="0.0752072510542333" calcext:value-type="float">
            <text:p>0.075207251054233</text:p>
          </table:table-cell>
          <table:table-cell table:style-name="ce34" office:value-type="float" office:value="-0.00671084954235057" calcext:value-type="float">
            <text:p>-0.00671084954235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5" table:formula="of:=[.A211] - [.A210]*[.$Q224]" office:value-type="float" office:value="0" calcext:value-type="float">
            <text:p>0</text:p>
          </table:table-cell>
          <table:table-cell table:style-name="ce15" table:formula="of:=[.B211] - [.B210]*[.$Q224]" office:value-type="float" office:value="1" calcext:value-type="float">
            <text:p>1</text:p>
          </table:table-cell>
          <table:table-cell table:style-name="ce15" table:formula="of:=[.C211] - [.C210]*[.$Q224]" office:value-type="float" office:value="0" calcext:value-type="float">
            <text:p>0</text:p>
          </table:table-cell>
          <table:table-cell table:style-name="ce15" table:formula="of:=[.D211] - [.D210]*[.$Q224]" office:value-type="float" office:value="0.469102190158955" calcext:value-type="float">
            <text:p>0.469102190158955</text:p>
          </table:table-cell>
          <table:table-cell table:style-name="ce15" table:formula="of:=[.E211] - [.E210]*[.$Q224]" office:value-type="float" office:value="0" calcext:value-type="float">
            <text:p>0</text:p>
          </table:table-cell>
          <table:table-cell table:style-name="ce15" table:formula="of:=[.F211] - [.F210]*[.$Q224]" office:value-type="float" office:value="0" calcext:value-type="float">
            <text:p>0</text:p>
          </table:table-cell>
          <table:table-cell table:style-name="ce15" table:formula="of:=[.G211] - [.G210]*[.$Q224]" office:value-type="float" office:value="0" calcext:value-type="float">
            <text:p>0</text:p>
          </table:table-cell>
          <table:table-cell table:style-name="ce15" table:formula="of:=[.H211] - [.H210]*[.$Q224]" office:value-type="float" office:value="-0.624199616851625" calcext:value-type="float">
            <text:p>-0.624199616851625</text:p>
          </table:table-cell>
          <table:table-cell table:style-name="ce34" table:formula="of:=[.I211] - [.I210]*[.$Q224]" office:value-type="float" office:value="-0.0247665728931154" calcext:value-type="float">
            <text:p>-0.024766572893116</text:p>
          </table:table-cell>
          <table:table-cell table:style-name="ce34" table:formula="of:=[.J211] - [.J210]*[.$Q224]" office:value-type="float" office:value="0.083415457102915" calcext:value-type="float">
            <text:p>0.083415457102915</text:p>
          </table:table-cell>
          <table:table-cell table:style-name="ce34" table:formula="of:=[.K211] - [.K210]*[.$Q224]" office:value-type="float" office:value="-0.0273467837973111" calcext:value-type="float">
            <text:p>-0.027346783797311</text:p>
          </table:table-cell>
          <table:table-cell table:style-name="ce34" table:formula="of:=[.L211] - [.L210]*[.$Q224]" office:value-type="float" office:value="0" calcext:value-type="float">
            <text:p>0</text:p>
          </table:table-cell>
          <table:table-cell table:style-name="ce34" table:formula="of:=[.M211] - [.M210]*[.$Q224]" office:value-type="float" office:value="0.067292590738855" calcext:value-type="float">
            <text:p>0.067292590738855</text:p>
          </table:table-cell>
          <table:table-cell table:style-name="ce34" table:formula="of:=[.N211] - [.N210]*[.$Q224]" office:value-type="float" office:value="0.0108947032325987" calcext:value-type="float">
            <text:p>0.010894703232599</text:p>
          </table:table-cell>
          <table:table-cell table:style-name="ce34" table:formula="of:=[.O211] - [.O210]*[.$Q224]" office:value-type="float" office:value="0.0112096788112045" calcext:value-type="float">
            <text:p>0.011209678811205</text:p>
          </table:table-cell>
          <table:table-cell/>
          <table:table-cell table:style-name="ce30" office:value-type="float" office:value="0.130288723442891" calcext:value-type="float">
            <text:p>0.130288723442891</text:p>
          </table:table-cell>
          <table:table-cell table:number-columns-repeated="8"/>
        </table:table-row>
        <table:table-row table:style-name="ro1">
          <table:table-cell table:style-name="ce15" table:formula="of:=[.A212] - [.A210]*[.$Q225]" office:value-type="float" office:value="0" calcext:value-type="float">
            <text:p>0</text:p>
          </table:table-cell>
          <table:table-cell table:style-name="ce15" table:formula="of:=[.B212] - [.B210]*[.$Q225]" office:value-type="float" office:value="0" calcext:value-type="float">
            <text:p>0</text:p>
          </table:table-cell>
          <table:table-cell table:style-name="ce15" table:formula="of:=[.C212] - [.C210]*[.$Q225]" office:value-type="float" office:value="1" calcext:value-type="float">
            <text:p>1</text:p>
          </table:table-cell>
          <table:table-cell table:style-name="ce15" table:formula="of:=[.D212] - [.D210]*[.$Q225]" office:value-type="float" office:value="-0.730202562376671" calcext:value-type="float">
            <text:p>-0.730202562376671</text:p>
          </table:table-cell>
          <table:table-cell table:style-name="ce15" table:formula="of:=[.E212] - [.E210]*[.$Q225]" office:value-type="float" office:value="0" calcext:value-type="float">
            <text:p>0</text:p>
          </table:table-cell>
          <table:table-cell table:style-name="ce15" table:formula="of:=[.F212] - [.F210]*[.$Q225]" office:value-type="float" office:value="0" calcext:value-type="float">
            <text:p>0</text:p>
          </table:table-cell>
          <table:table-cell table:style-name="ce15" table:formula="of:=[.G212] - [.G210]*[.$Q225]" office:value-type="float" office:value="0" calcext:value-type="float">
            <text:p>0</text:p>
          </table:table-cell>
          <table:table-cell table:style-name="ce15" table:formula="of:=[.H212] - [.H210]*[.$Q225]" office:value-type="float" office:value="1.65397559586476" calcext:value-type="float">
            <text:p>1.65397559586476</text:p>
          </table:table-cell>
          <table:table-cell table:style-name="ce34" table:formula="of:=[.I212] - [.I210]*[.$Q225]" office:value-type="float" office:value="0.0279249581470807" calcext:value-type="float">
            <text:p>0.027924958147081</text:p>
          </table:table-cell>
          <table:table-cell table:style-name="ce34" table:formula="of:=[.J212] - [.J210]*[.$Q225]" office:value-type="float" office:value="-0.0143899253838675" calcext:value-type="float">
            <text:p>-0.014389925383868</text:p>
          </table:table-cell>
          <table:table-cell table:style-name="ce34" table:formula="of:=[.K212] - [.K210]*[.$Q225]" office:value-type="float" office:value="0.0661419950179205" calcext:value-type="float">
            <text:p>0.066141995017921</text:p>
          </table:table-cell>
          <table:table-cell table:style-name="ce34" table:formula="of:=[.L212] - [.L210]*[.$Q225]" office:value-type="float" office:value="0" calcext:value-type="float">
            <text:p>0</text:p>
          </table:table-cell>
          <table:table-cell table:style-name="ce34" table:formula="of:=[.M212] - [.M210]*[.$Q225]" office:value-type="float" office:value="0.00217462591256623" calcext:value-type="float">
            <text:p>0.002174625912566</text:p>
          </table:table-cell>
          <table:table-cell table:style-name="ce34" table:formula="of:=[.N212] - [.N210]*[.$Q225]" office:value-type="float" office:value="-0.00473470139164553" calcext:value-type="float">
            <text:p>-0.004734701391646</text:p>
          </table:table-cell>
          <table:table-cell table:style-name="ce34" table:formula="of:=[.O212] - [.O210]*[.$Q225]" office:value-type="float" office:value="-0.101373235992935" calcext:value-type="float">
            <text:p>-0.101373235992935</text:p>
          </table:table-cell>
          <table:table-cell/>
          <table:table-cell table:style-name="ce30" office:value-type="float" office:value="-0.146903940439441" calcext:value-type="float">
            <text:p>-0.146903940439441</text:p>
          </table:table-cell>
          <table:table-cell table:number-columns-repeated="8"/>
        </table:table-row>
        <table:table-row table:style-name="ro1">
          <table:table-cell table:style-name="ce15" table:formula="of:=[.A213] - [.A210]*[.$Q226]" office:value-type="float" office:value="0" calcext:value-type="float">
            <text:p>0</text:p>
          </table:table-cell>
          <table:table-cell table:style-name="ce15" table:formula="of:=[.B213] - [.B210]*[.$Q226]" office:value-type="float" office:value="0" calcext:value-type="float">
            <text:p>0</text:p>
          </table:table-cell>
          <table:table-cell table:style-name="ce15" table:formula="of:=[.C213] - [.C210]*[.$Q226]" office:value-type="float" office:value="0" calcext:value-type="float">
            <text:p>0</text:p>
          </table:table-cell>
          <table:table-cell table:style-name="ce15" table:formula="of:=[.D213] - [.D210]*[.$Q226]" office:value-type="float" office:value="3.43589887414209" calcext:value-type="float">
            <text:p>3.43589887414209</text:p>
          </table:table-cell>
          <table:table-cell table:style-name="ce15" table:formula="of:=[.E213] - [.E210]*[.$Q226]" office:value-type="float" office:value="0" calcext:value-type="float">
            <text:p>0</text:p>
          </table:table-cell>
          <table:table-cell table:style-name="ce15" table:formula="of:=[.F213] - [.F210]*[.$Q226]" office:value-type="float" office:value="0" calcext:value-type="float">
            <text:p>0</text:p>
          </table:table-cell>
          <table:table-cell table:style-name="ce15" table:formula="of:=[.G213] - [.G210]*[.$Q226]" office:value-type="float" office:value="0" calcext:value-type="float">
            <text:p>0</text:p>
          </table:table-cell>
          <table:table-cell table:style-name="ce15" table:formula="of:=[.H213] - [.H210]*[.$Q226]" office:value-type="float" office:value="-23.2190547280855" calcext:value-type="float">
            <text:p>-23.2190547280855</text:p>
          </table:table-cell>
          <table:table-cell table:style-name="ce34" table:formula="of:=[.I213] - [.I210]*[.$Q226]" office:value-type="float" office:value="-0.165098979996893" calcext:value-type="float">
            <text:p>-0.165098979996893</text:p>
          </table:table-cell>
          <table:table-cell table:style-name="ce34" table:formula="of:=[.J213] - [.J210]*[.$Q226]" office:value-type="float" office:value="-0.173442093393855" calcext:value-type="float">
            <text:p>-0.173442093393855</text:p>
          </table:table-cell>
          <table:table-cell table:style-name="ce34" table:formula="of:=[.K213] - [.K210]*[.$Q226]" office:value-type="float" office:value="-0.706457143185884" calcext:value-type="float">
            <text:p>-0.706457143185884</text:p>
          </table:table-cell>
          <table:table-cell table:style-name="ce34" table:formula="of:=[.L213] - [.L210]*[.$Q226]" office:value-type="float" office:value="1" calcext:value-type="float">
            <text:p>1</text:p>
          </table:table-cell>
          <table:table-cell table:style-name="ce34" table:formula="of:=[.M213] - [.M210]*[.$Q226]" office:value-type="float" office:value="-0.341657893374294" calcext:value-type="float">
            <text:p>-0.341657893374294</text:p>
          </table:table-cell>
          <table:table-cell table:style-name="ce34" table:formula="of:=[.N213] - [.N210]*[.$Q226]" office:value-type="float" office:value="-0.0246443220977661" calcext:value-type="float">
            <text:p>-0.024644322097766</text:p>
          </table:table-cell>
          <table:table-cell table:style-name="ce34" table:formula="of:=[.O213] - [.O210]*[.$Q226]" office:value-type="float" office:value="0.0564913734085823" calcext:value-type="float">
            <text:p>0.056491373408582</text:p>
          </table:table-cell>
          <table:table-cell/>
          <table:table-cell table:style-name="ce30" office:value-type="float" office:value="0.868530960595606" calcext:value-type="float">
            <text:p>0.868530960595606</text:p>
          </table:table-cell>
          <table:table-cell table:number-columns-repeated="8"/>
        </table:table-row>
        <table:table-row table:style-name="ro1">
          <table:table-cell table:style-name="ce15" table:formula="of:=[.A214] - [.A210]*[.$Q227]" office:value-type="float" office:value="0" calcext:value-type="float">
            <text:p>0</text:p>
          </table:table-cell>
          <table:table-cell table:style-name="ce15" table:formula="of:=[.B214] - [.B210]*[.$Q227]" office:value-type="float" office:value="0" calcext:value-type="float">
            <text:p>0</text:p>
          </table:table-cell>
          <table:table-cell table:style-name="ce15" table:formula="of:=[.C214] - [.C210]*[.$Q227]" office:value-type="float" office:value="0" calcext:value-type="float">
            <text:p>0</text:p>
          </table:table-cell>
          <table:table-cell table:style-name="ce15" table:formula="of:=[.D214] - [.D210]*[.$Q227]" office:value-type="float" office:value="-0.503960925769317" calcext:value-type="float">
            <text:p>-0.503960925769317</text:p>
          </table:table-cell>
          <table:table-cell table:style-name="ce15" table:formula="of:=[.E214] - [.E210]*[.$Q227]" office:value-type="float" office:value="-1" calcext:value-type="float">
            <text:p>-1</text:p>
          </table:table-cell>
          <table:table-cell table:style-name="ce15" table:formula="of:=[.F214] - [.F210]*[.$Q227]" office:value-type="float" office:value="0" calcext:value-type="float">
            <text:p>0</text:p>
          </table:table-cell>
          <table:table-cell table:style-name="ce15" table:formula="of:=[.G214] - [.G210]*[.$Q227]" office:value-type="float" office:value="0" calcext:value-type="float">
            <text:p>0</text:p>
          </table:table-cell>
          <table:table-cell table:style-name="ce15" table:formula="of:=[.H214] - [.H210]*[.$Q227]" office:value-type="float" office:value="2.08441345506636" calcext:value-type="float">
            <text:p>2.08441345506636</text:p>
          </table:table-cell>
          <table:table-cell table:style-name="ce34" table:formula="of:=[.I214] - [.I210]*[.$Q227]" office:value-type="float" office:value="0.0672062960597849" calcext:value-type="float">
            <text:p>0.067206296059785</text:p>
          </table:table-cell>
          <table:table-cell table:style-name="ce34" table:formula="of:=[.J214] - [.J210]*[.$Q227]" office:value-type="float" office:value="-0.0981671010165513" calcext:value-type="float">
            <text:p>-0.098167101016551</text:p>
          </table:table-cell>
          <table:table-cell table:style-name="ce34" table:formula="of:=[.K214] - [.K210]*[.$Q227]" office:value-type="float" office:value="-0.0324122814587253" calcext:value-type="float">
            <text:p>-0.032412281458725</text:p>
          </table:table-cell>
          <table:table-cell table:style-name="ce34" table:formula="of:=[.L214] - [.L210]*[.$Q227]" office:value-type="float" office:value="0" calcext:value-type="float">
            <text:p>0</text:p>
          </table:table-cell>
          <table:table-cell table:style-name="ce34" table:formula="of:=[.M214] - [.M210]*[.$Q227]" office:value-type="float" office:value="0.00276142973024283" calcext:value-type="float">
            <text:p>0.002761429730243</text:p>
          </table:table-cell>
          <table:table-cell table:style-name="ce34" table:formula="of:=[.N214] - [.N210]*[.$Q227]" office:value-type="float" office:value="0.0627707495555824" calcext:value-type="float">
            <text:p>0.062770749555582</text:p>
          </table:table-cell>
          <table:table-cell table:style-name="ce34" table:formula="of:=[.O214] - [.O210]*[.$Q227]" office:value-type="float" office:value="-0.0387808287740978" calcext:value-type="float">
            <text:p>-0.038780828774098</text:p>
          </table:table-cell>
          <table:table-cell/>
          <table:table-cell table:style-name="ce30" office:value-type="float" office:value="-0.353550027238061" calcext:value-type="float">
            <text:p>-0.353550027238061</text:p>
          </table:table-cell>
          <table:table-cell table:number-columns-repeated="8"/>
        </table:table-row>
        <table:table-row table:style-name="ro1">
          <table:table-cell table:style-name="ce15" table:formula="of:=[.A215] - [.A210]*[.$Q228]" office:value-type="float" office:value="0" calcext:value-type="float">
            <text:p>0</text:p>
          </table:table-cell>
          <table:table-cell table:style-name="ce15" table:formula="of:=[.B215] - [.B210]*[.$Q228]" office:value-type="float" office:value="0" calcext:value-type="float">
            <text:p>0</text:p>
          </table:table-cell>
          <table:table-cell table:style-name="ce15" table:formula="of:=[.C215] - [.C210]*[.$Q228]" office:value-type="float" office:value="0" calcext:value-type="float">
            <text:p>0</text:p>
          </table:table-cell>
          <table:table-cell table:style-name="ce15" table:formula="of:=[.D215] - [.D210]*[.$Q228]" office:value-type="float" office:value="-0.0214125863665912" calcext:value-type="float">
            <text:p>-0.021412586366591</text:p>
          </table:table-cell>
          <table:table-cell table:style-name="ce15" table:formula="of:=[.E215] - [.E210]*[.$Q228]" office:value-type="float" office:value="0" calcext:value-type="float">
            <text:p>0</text:p>
          </table:table-cell>
          <table:table-cell table:style-name="ce15" table:formula="of:=[.F215] - [.F210]*[.$Q228]" office:value-type="float" office:value="-1" calcext:value-type="float">
            <text:p>-1</text:p>
          </table:table-cell>
          <table:table-cell table:style-name="ce15" table:formula="of:=[.G215] - [.G210]*[.$Q228]" office:value-type="float" office:value="0" calcext:value-type="float">
            <text:p>0</text:p>
          </table:table-cell>
          <table:table-cell table:style-name="ce15" table:formula="of:=[.H215] - [.H210]*[.$Q228]" office:value-type="float" office:value="-4.17474672511693" calcext:value-type="float">
            <text:p>-4.17474672511693</text:p>
          </table:table-cell>
          <table:table-cell table:style-name="ce34" table:formula="of:=[.I215] - [.I210]*[.$Q228]" office:value-type="float" office:value="-0.0833088831742635" calcext:value-type="float">
            <text:p>-0.083308883174264</text:p>
          </table:table-cell>
          <table:table-cell table:style-name="ce34" table:formula="of:=[.J215] - [.J210]*[.$Q228]" office:value-type="float" office:value="0.000758242580095839" calcext:value-type="float">
            <text:p>0.000758242580096</text:p>
          </table:table-cell>
          <table:table-cell table:style-name="ce34" table:formula="of:=[.K215] - [.K210]*[.$Q228]" office:value-type="float" office:value="-0.00964199214143123" calcext:value-type="float">
            <text:p>-0.009641992141431</text:p>
          </table:table-cell>
          <table:table-cell table:style-name="ce34" table:formula="of:=[.L215] - [.L210]*[.$Q228]" office:value-type="float" office:value="0" calcext:value-type="float">
            <text:p>0</text:p>
          </table:table-cell>
          <table:table-cell table:style-name="ce34" table:formula="of:=[.M215] - [.M210]*[.$Q228]" office:value-type="float" office:value="-0.012668058887489" calcext:value-type="float">
            <text:p>-0.012668058887489</text:p>
          </table:table-cell>
          <table:table-cell table:style-name="ce34" table:formula="of:=[.N215] - [.N210]*[.$Q228]" office:value-type="float" office:value="0.0328725197470991" calcext:value-type="float">
            <text:p>0.032872519747099</text:p>
          </table:table-cell>
          <table:table-cell table:style-name="ce34" table:formula="of:=[.O215] - [.O210]*[.$Q228]" office:value-type="float" office:value="-0.0179262813321597" calcext:value-type="float">
            <text:p>-0.01792628133216</text:p>
          </table:table-cell>
          <table:table-cell/>
          <table:table-cell table:style-name="ce30" office:value-type="float" office:value="0.438260395859815" calcext:value-type="float">
            <text:p>0.438260395859815</text:p>
          </table:table-cell>
          <table:table-cell table:number-columns-repeated="8"/>
        </table:table-row>
        <table:table-row table:style-name="ro1">
          <table:table-cell table:style-name="ce15" table:formula="of:=[.A216] - [.A210]*[.$Q229]" office:value-type="float" office:value="0" calcext:value-type="float">
            <text:p>0</text:p>
          </table:table-cell>
          <table:table-cell table:style-name="ce15" table:formula="of:=[.B216] - [.B210]*[.$Q229]" office:value-type="float" office:value="0" calcext:value-type="float">
            <text:p>0</text:p>
          </table:table-cell>
          <table:table-cell table:style-name="ce15" table:formula="of:=[.C216] - [.C210]*[.$Q229]" office:value-type="float" office:value="0" calcext:value-type="float">
            <text:p>0</text:p>
          </table:table-cell>
          <table:table-cell table:style-name="ce15" table:formula="of:=[.D216] - [.D210]*[.$Q229]" office:value-type="float" office:value="-0.280079448634531" calcext:value-type="float">
            <text:p>-0.280079448634531</text:p>
          </table:table-cell>
          <table:table-cell table:style-name="ce15" table:formula="of:=[.E216] - [.E210]*[.$Q229]" office:value-type="float" office:value="0" calcext:value-type="float">
            <text:p>0</text:p>
          </table:table-cell>
          <table:table-cell table:style-name="ce15" table:formula="of:=[.F216] - [.F210]*[.$Q229]" office:value-type="float" office:value="0" calcext:value-type="float">
            <text:p>0</text:p>
          </table:table-cell>
          <table:table-cell table:style-name="ce15" table:formula="of:=[.G216] - [.G210]*[.$Q229]" office:value-type="float" office:value="1" calcext:value-type="float">
            <text:p>1</text:p>
          </table:table-cell>
          <table:table-cell table:style-name="ce15" table:formula="of:=[.H216] - [.H210]*[.$Q229]" office:value-type="float" office:value="2.52212164097962" calcext:value-type="float">
            <text:p>2.52212164097962</text:p>
          </table:table-cell>
          <table:table-cell table:style-name="ce34" table:formula="of:=[.I216] - [.I210]*[.$Q229]" office:value-type="float" office:value="-0.0430092680485322" calcext:value-type="float">
            <text:p>-0.043009268048532</text:p>
          </table:table-cell>
          <table:table-cell table:style-name="ce34" table:formula="of:=[.J216] - [.J210]*[.$Q229]" office:value-type="float" office:value="-0.001930555795263" calcext:value-type="float">
            <text:p>-0.001930555795263</text:p>
          </table:table-cell>
          <table:table-cell table:style-name="ce34" table:formula="of:=[.K216] - [.K210]*[.$Q229]" office:value-type="float" office:value="0.0882823331780029" calcext:value-type="float">
            <text:p>0.088282333178003</text:p>
          </table:table-cell>
          <table:table-cell table:style-name="ce34" table:formula="of:=[.L216] - [.L210]*[.$Q229]" office:value-type="float" office:value="0" calcext:value-type="float">
            <text:p>0</text:p>
          </table:table-cell>
          <table:table-cell table:style-name="ce34" table:formula="of:=[.M216] - [.M210]*[.$Q229]" office:value-type="float" office:value="0.0485666453806458" calcext:value-type="float">
            <text:p>0.048566645380646</text:p>
          </table:table-cell>
          <table:table-cell table:style-name="ce34" table:formula="of:=[.N216] - [.N210]*[.$Q229]" office:value-type="float" office:value="0.0331472244754722" calcext:value-type="float">
            <text:p>0.033147224475472</text:p>
          </table:table-cell>
          <table:table-cell table:style-name="ce34" table:formula="of:=[.O216] - [.O210]*[.$Q229]" office:value-type="float" office:value="0.0137755072688885" calcext:value-type="float">
            <text:p>0.013775507268889</text:p>
          </table:table-cell>
          <table:table-cell/>
          <table:table-cell table:style-name="ce30" office:value-type="float" office:value="0.226257490466679" calcext:value-type="float">
            <text:p>0.226257490466679</text:p>
          </table:table-cell>
          <table:table-cell table:number-columns-repeated="8"/>
        </table:table-row>
        <table:table-row table:style-name="ro1" table:number-rows-repeated="4">
          <table:table-cell table:number-columns-repeated="16"/>
          <table:table-cell table:style-name="ce28"/>
          <table:table-cell table:number-columns-repeated="8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/>
          <table:table-cell table:number-columns-repeated="8"/>
          <table:table-cell table:style-name="ce28"/>
          <table:table-cell table:number-columns-repeated="8"/>
        </table:table-row>
        <table:table-row table:style-name="ro1">
          <table:covered-table-cell table:number-columns-repeated="8"/>
          <table:table-cell table:number-columns-repeated="8"/>
          <table:table-cell table:style-name="ce28"/>
          <table:table-cell table:number-columns-repeated="8"/>
        </table:table-row>
        <table:table-row table:style-name="ro1">
          <table:covered-table-cell table:number-columns-repeated="8"/>
          <table:table-cell table:number-columns-repeated="8"/>
          <table:table-cell table:style-name="ce28"/>
          <table:table-cell table:number-columns-repeated="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0.596591072527801" calcext:value-type="float">
            <text:p>-0.59659107252780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3.84263733798174" calcext:value-type="float">
            <text:p>3.84263733798174</text:p>
          </table:table-cell>
          <table:table-cell table:style-name="ce34" office:value-type="float" office:value="0.190089919055591" calcext:value-type="float">
            <text:p>0.190089919055591</text:p>
          </table:table-cell>
          <table:table-cell table:style-name="ce34" office:value-type="float" office:value="-0.131936941601514" calcext:value-type="float">
            <text:p>-0.131936941601514</text:p>
          </table:table-cell>
          <table:table-cell table:style-name="ce34" office:value-type="float" office:value="-0.0703618048244479" calcext:value-type="float">
            <text:p>-0.07036180482444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13600041421446" calcext:value-type="float">
            <text:p>-0.13600041421446</text:p>
          </table:table-cell>
          <table:table-cell table:style-name="ce34" office:value-type="float" office:value="0.0752072510542333" calcext:value-type="float">
            <text:p>0.075207251054233</text:p>
          </table:table-cell>
          <table:table-cell table:style-name="ce34" office:value-type="float" office:value="-0.00671084954235057" calcext:value-type="float">
            <text:p>-0.006710849542351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469102190158955" calcext:value-type="float">
            <text:p>0.46910219015895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0.624199616851625" calcext:value-type="float">
            <text:p>-0.624199616851625</text:p>
          </table:table-cell>
          <table:table-cell table:style-name="ce34" office:value-type="float" office:value="-0.0247665728931154" calcext:value-type="float">
            <text:p>-0.024766572893116</text:p>
          </table:table-cell>
          <table:table-cell table:style-name="ce34" office:value-type="float" office:value="0.083415457102915" calcext:value-type="float">
            <text:p>0.083415457102915</text:p>
          </table:table-cell>
          <table:table-cell table:style-name="ce34" office:value-type="float" office:value="-0.0273467837973111" calcext:value-type="float">
            <text:p>-0.02734678379731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67292590738855" calcext:value-type="float">
            <text:p>0.067292590738855</text:p>
          </table:table-cell>
          <table:table-cell table:style-name="ce34" office:value-type="float" office:value="0.0108947032325987" calcext:value-type="float">
            <text:p>0.010894703232599</text:p>
          </table:table-cell>
          <table:table-cell table:style-name="ce34" office:value-type="float" office:value="0.0112096788112045" calcext:value-type="float">
            <text:p>0.011209678811205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0.730202562376671" calcext:value-type="float">
            <text:p>-0.73020256237667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.65397559586476" calcext:value-type="float">
            <text:p>1.65397559586476</text:p>
          </table:table-cell>
          <table:table-cell table:style-name="ce34" office:value-type="float" office:value="0.0279249581470807" calcext:value-type="float">
            <text:p>0.027924958147081</text:p>
          </table:table-cell>
          <table:table-cell table:style-name="ce34" office:value-type="float" office:value="-0.0143899253838675" calcext:value-type="float">
            <text:p>-0.014389925383868</text:p>
          </table:table-cell>
          <table:table-cell table:style-name="ce34" office:value-type="float" office:value="0.0661419950179205" calcext:value-type="float">
            <text:p>0.06614199501792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0217462591256623" calcext:value-type="float">
            <text:p>0.002174625912566</text:p>
          </table:table-cell>
          <table:table-cell table:style-name="ce34" office:value-type="float" office:value="-0.00473470139164553" calcext:value-type="float">
            <text:p>-0.004734701391646</text:p>
          </table:table-cell>
          <table:table-cell table:style-name="ce34" office:value-type="float" office:value="-0.101373235992935" calcext:value-type="float">
            <text:p>-0.101373235992935</text:p>
          </table:table-cell>
          <table:table-cell/>
          <table:table-cell table:style-name="ce28" office:value-type="string" calcext:value-type="string">
            <text:p>pivot element</text:p>
          </table:table-cell>
          <table:table-cell table:number-columns-repeated="8"/>
        </table:table-row>
        <table:table-row table:style-name="ro1">
          <table:table-cell table:style-name="ce15" table:formula="of:=[.A226]/[.$Q$240]" office:value-type="float" office:value="0" calcext:value-type="float">
            <text:p>0</text:p>
          </table:table-cell>
          <table:table-cell table:style-name="ce15" table:formula="of:=[.B226]/[.$Q$240]" office:value-type="float" office:value="0" calcext:value-type="float">
            <text:p>0</text:p>
          </table:table-cell>
          <table:table-cell table:style-name="ce15" table:formula="of:=[.C226]/[.$Q$240]" office:value-type="float" office:value="0" calcext:value-type="float">
            <text:p>0</text:p>
          </table:table-cell>
          <table:table-cell table:style-name="ce15" table:formula="of:=[.D226]/[.$Q$240]" office:value-type="float" office:value="1" calcext:value-type="float">
            <text:p>1</text:p>
          </table:table-cell>
          <table:table-cell table:style-name="ce15" table:formula="of:=[.E226]/[.$Q$240]" office:value-type="float" office:value="0" calcext:value-type="float">
            <text:p>0</text:p>
          </table:table-cell>
          <table:table-cell table:style-name="ce15" table:formula="of:=[.F226]/[.$Q$240]" office:value-type="float" office:value="0" calcext:value-type="float">
            <text:p>0</text:p>
          </table:table-cell>
          <table:table-cell table:style-name="ce15" table:formula="of:=[.G226]/[.$Q$240]" office:value-type="float" office:value="0" calcext:value-type="float">
            <text:p>0</text:p>
          </table:table-cell>
          <table:table-cell table:style-name="ce15" table:formula="of:=[.H226]/[.$Q$240]" office:value-type="float" office:value="-6.75778175627566" calcext:value-type="float">
            <text:p>-6.75778175627566</text:p>
          </table:table-cell>
          <table:table-cell table:style-name="ce34" table:formula="of:=[.I226]/[.$Q$240]" office:value-type="float" office:value="-0.0480511755568234" calcext:value-type="float">
            <text:p>-0.048051175556824</text:p>
          </table:table-cell>
          <table:table-cell table:style-name="ce34" table:formula="of:=[.J226]/[.$Q$240]" office:value-type="float" office:value="-0.0504793941111441" calcext:value-type="float">
            <text:p>-0.050479394111144</text:p>
          </table:table-cell>
          <table:table-cell table:style-name="ce34" table:formula="of:=[.K226]/[.$Q$240]" office:value-type="float" office:value="-0.205610575009219" calcext:value-type="float">
            <text:p>-0.205610575009219</text:p>
          </table:table-cell>
          <table:table-cell table:style-name="ce34" table:formula="of:=[.L226]/[.$Q$240]" office:value-type="float" office:value="0.291044654289976" calcext:value-type="float">
            <text:p>0.291044654289976</text:p>
          </table:table-cell>
          <table:table-cell table:style-name="ce34" table:formula="of:=[.M226]/[.$Q$240]" office:value-type="float" office:value="-0.0994377034625629" calcext:value-type="float">
            <text:p>-0.099437703462563</text:p>
          </table:table-cell>
          <table:table-cell table:style-name="ce34" table:formula="of:=[.N226]/[.$Q$240]" office:value-type="float" office:value="-0.00717259820515514" calcext:value-type="float">
            <text:p>-0.007172598205155</text:p>
          </table:table-cell>
          <table:table-cell table:style-name="ce34" table:formula="of:=[.O226]/[.$Q$240]" office:value-type="float" office:value="0.0164415122440668" calcext:value-type="float">
            <text:p>0.016441512244067</text:p>
          </table:table-cell>
          <table:table-cell/>
          <table:table-cell table:style-name="ce30" office:value-type="float" office:value="3.43589887414209" calcext:value-type="float">
            <text:p>3.43589887414209</text:p>
          </table:table-cell>
          <table:table-cell table:number-columns-repeated="8"/>
        </table:table-row>
        <table:table-row table:style-name="ro1"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0.503960925769317" calcext:value-type="float">
            <text:p>-0.503960925769317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.08441345506636" calcext:value-type="float">
            <text:p>2.08441345506636</text:p>
          </table:table-cell>
          <table:table-cell table:style-name="ce34" office:value-type="float" office:value="0.0672062960597849" calcext:value-type="float">
            <text:p>0.067206296059785</text:p>
          </table:table-cell>
          <table:table-cell table:style-name="ce34" office:value-type="float" office:value="-0.0981671010165513" calcext:value-type="float">
            <text:p>-0.098167101016551</text:p>
          </table:table-cell>
          <table:table-cell table:style-name="ce34" office:value-type="float" office:value="-0.0324122814587253" calcext:value-type="float">
            <text:p>-0.03241228145872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0276142973024283" calcext:value-type="float">
            <text:p>0.002761429730243</text:p>
          </table:table-cell>
          <table:table-cell table:style-name="ce34" office:value-type="float" office:value="0.0627707495555824" calcext:value-type="float">
            <text:p>0.062770749555582</text:p>
          </table:table-cell>
          <table:table-cell table:style-name="ce34" office:value-type="float" office:value="-0.0387808287740978" calcext:value-type="float">
            <text:p>-0.038780828774098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0.0214125863665912" calcext:value-type="float">
            <text:p>-0.02141258636659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4.17474672511693" calcext:value-type="float">
            <text:p>-4.17474672511693</text:p>
          </table:table-cell>
          <table:table-cell table:style-name="ce34" office:value-type="float" office:value="-0.0833088831742635" calcext:value-type="float">
            <text:p>-0.083308883174264</text:p>
          </table:table-cell>
          <table:table-cell table:style-name="ce34" office:value-type="float" office:value="0.000758242580095839" calcext:value-type="float">
            <text:p>0.000758242580096</text:p>
          </table:table-cell>
          <table:table-cell table:style-name="ce34" office:value-type="float" office:value="-0.00964199214143123" calcext:value-type="float">
            <text:p>-0.00964199214143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0.012668058887489" calcext:value-type="float">
            <text:p>-0.012668058887489</text:p>
          </table:table-cell>
          <table:table-cell table:style-name="ce34" office:value-type="float" office:value="0.0328725197470991" calcext:value-type="float">
            <text:p>0.032872519747099</text:p>
          </table:table-cell>
          <table:table-cell table:style-name="ce34" office:value-type="float" office:value="-0.0179262813321597" calcext:value-type="float">
            <text:p>-0.01792628133216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0.280079448634531" calcext:value-type="float">
            <text:p>-0.28007944863453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.52212164097962" calcext:value-type="float">
            <text:p>2.52212164097962</text:p>
          </table:table-cell>
          <table:table-cell table:style-name="ce34" office:value-type="float" office:value="-0.0430092680485322" calcext:value-type="float">
            <text:p>-0.043009268048532</text:p>
          </table:table-cell>
          <table:table-cell table:style-name="ce34" office:value-type="float" office:value="-0.001930555795263" calcext:value-type="float">
            <text:p>-0.001930555795263</text:p>
          </table:table-cell>
          <table:table-cell table:style-name="ce34" office:value-type="float" office:value="0.0882823331780029" calcext:value-type="float">
            <text:p>0.08828233317800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0.0485666453806458" calcext:value-type="float">
            <text:p>0.048566645380646</text:p>
          </table:table-cell>
          <table:table-cell table:style-name="ce34" office:value-type="float" office:value="0.0331472244754722" calcext:value-type="float">
            <text:p>0.033147224475472</text:p>
          </table:table-cell>
          <table:table-cell table:style-name="ce34" office:value-type="float" office:value="0.0137755072688885" calcext:value-type="float">
            <text:p>0.013775507268889</text:p>
          </table:table-cell>
          <table:table-cell/>
          <table:table-cell table:style-name="ce28"/>
          <table:table-cell table:number-columns-repeated="8"/>
        </table:table-row>
        <table:table-row table:style-name="ro1" table:number-rows-repeated="3">
          <table:table-cell table:number-columns-repeated="16"/>
          <table:table-cell table:style-name="ce28"/>
          <table:table-cell table:number-columns-repeated="8"/>
        </table:table-row>
        <table:table-row table:style-name="ro1">
          <table:table-cell table:style-name="ce13" office:value-type="string" calcext:value-type="string" table:number-columns-spanned="8" table:number-rows-spanned="3">
            <text:p>Coefficient</text:p>
          </table:table-cell>
          <table:covered-table-cell table:number-columns-repeated="7"/>
          <table:table-cell table:number-columns-repeated="8"/>
          <table:table-cell table:style-name="ce28"/>
          <table:table-cell table:number-columns-repeated="8"/>
        </table:table-row>
        <table:table-row table:style-name="ro1">
          <table:covered-table-cell table:number-columns-repeated="8"/>
          <table:table-cell table:number-columns-repeated="8"/>
          <table:table-cell table:style-name="ce28"/>
          <table:table-cell table:number-columns-repeated="8"/>
        </table:table-row>
        <table:table-row table:style-name="ro1">
          <table:covered-table-cell table:number-columns-repeated="8"/>
          <table:table-cell table:number-columns-repeated="8"/>
          <table:table-cell table:style-name="ce28"/>
          <table:table-cell table:number-columns-repeated="8"/>
        </table:table-row>
        <table:table-row table:style-name="ro1">
          <table:table-cell table:style-name="ce27" table:formula="of:=[.A237] - [.A253]*[.$Q250]" office:value-type="float" office:value="1" calcext:value-type="float">
            <text:p>1</text:p>
          </table:table-cell>
          <table:table-cell table:style-name="ce27" table:formula="of:=[.B237] - [.B253]*[.$Q250]" office:value-type="float" office:value="0" calcext:value-type="float">
            <text:p>0</text:p>
          </table:table-cell>
          <table:table-cell table:style-name="ce27" table:formula="of:=[.C237] - [.C253]*[.$Q250]" office:value-type="float" office:value="0" calcext:value-type="float">
            <text:p>0</text:p>
          </table:table-cell>
          <table:table-cell table:style-name="ce27" table:formula="of:=[.D237] - [.D253]*[.$Q250]" office:value-type="float" office:value="0" calcext:value-type="float">
            <text:p>0</text:p>
          </table:table-cell>
          <table:table-cell table:style-name="ce27" table:formula="of:=[.E237] - [.E253]*[.$Q250]" office:value-type="float" office:value="0" calcext:value-type="float">
            <text:p>0</text:p>
          </table:table-cell>
          <table:table-cell table:style-name="ce27" table:formula="of:=[.F237] - [.F253]*[.$Q250]" office:value-type="float" office:value="0" calcext:value-type="float">
            <text:p>0</text:p>
          </table:table-cell>
          <table:table-cell table:style-name="ce27" table:formula="of:=[.G237] - [.G253]*[.$Q250]" office:value-type="float" office:value="0" calcext:value-type="float">
            <text:p>0</text:p>
          </table:table-cell>
          <table:table-cell table:style-name="ce27" table:formula="of:=[.H237] - [.H253]*[.$Q250]" office:value-type="float" office:value="-0.188994927903564" calcext:value-type="float">
            <text:p>-0.188994927903564</text:p>
          </table:table-cell>
          <table:table-cell table:style-name="ce34" table:formula="of:=[.I237] - [.I253]*[.$Q250]" office:value-type="float" office:value="0.161423016693924" calcext:value-type="float">
            <text:p>0.161423016693924</text:p>
          </table:table-cell>
          <table:table-cell table:style-name="ce34" table:formula="of:=[.J237] - [.J253]*[.$Q250]" office:value-type="float" office:value="-0.162052497474835" calcext:value-type="float">
            <text:p>-0.162052497474835</text:p>
          </table:table-cell>
          <table:table-cell table:style-name="ce34" table:formula="of:=[.K237] - [.K253]*[.$Q250]" office:value-type="float" office:value="-0.193027238292256" calcext:value-type="float">
            <text:p>-0.193027238292256</text:p>
          </table:table-cell>
          <table:table-cell table:style-name="ce34" table:formula="of:=[.L237] - [.L253]*[.$Q250]" office:value-type="float" office:value="0.17363464245634" calcext:value-type="float">
            <text:p>0.17363464245634</text:p>
          </table:table-cell>
          <table:table-cell table:style-name="ce34" table:formula="of:=[.M237] - [.M253]*[.$Q250]" office:value-type="float" office:value="-0.195324060372891" calcext:value-type="float">
            <text:p>-0.195324060372891</text:p>
          </table:table-cell>
          <table:table-cell table:style-name="ce34" table:formula="of:=[.N237] - [.N253]*[.$Q250]" office:value-type="float" office:value="0.0709281429982088" calcext:value-type="float">
            <text:p>0.070928142998209</text:p>
          </table:table-cell>
          <table:table-cell table:style-name="ce34" table:formula="of:=[.O237] - [.O253]*[.$Q250]" office:value-type="float" office:value="0.0030980098813162" calcext:value-type="float">
            <text:p>0.003098009881316</text:p>
          </table:table-cell>
          <table:table-cell/>
          <table:table-cell table:style-name="ce30" office:value-type="float" office:value="-0.596591072527801" calcext:value-type="float">
            <text:p>-0.596591072527801</text:p>
          </table:table-cell>
          <table:table-cell table:number-columns-repeated="8"/>
        </table:table-row>
        <table:table-row table:style-name="ro1">
          <table:table-cell table:style-name="ce27" table:formula="of:=[.A238] - [.A240]*[.$Q251]" office:value-type="float" office:value="0" calcext:value-type="float">
            <text:p>0</text:p>
          </table:table-cell>
          <table:table-cell table:style-name="ce27" table:formula="of:=[.B238] - [.B240]*[.$Q251]" office:value-type="float" office:value="1" calcext:value-type="float">
            <text:p>1</text:p>
          </table:table-cell>
          <table:table-cell table:style-name="ce27" table:formula="of:=[.C238] - [.C240]*[.$Q251]" office:value-type="float" office:value="0" calcext:value-type="float">
            <text:p>0</text:p>
          </table:table-cell>
          <table:table-cell table:style-name="ce27" table:formula="of:=[.D238] - [.D240]*[.$Q251]" office:value-type="float" office:value="0" calcext:value-type="float">
            <text:p>0</text:p>
          </table:table-cell>
          <table:table-cell table:style-name="ce27" table:formula="of:=[.E238] - [.E240]*[.$Q251]" office:value-type="float" office:value="0" calcext:value-type="float">
            <text:p>0</text:p>
          </table:table-cell>
          <table:table-cell table:style-name="ce27" table:formula="of:=[.F238] - [.F240]*[.$Q251]" office:value-type="float" office:value="0" calcext:value-type="float">
            <text:p>0</text:p>
          </table:table-cell>
          <table:table-cell table:style-name="ce27" table:formula="of:=[.G238] - [.G240]*[.$Q251]" office:value-type="float" office:value="0" calcext:value-type="float">
            <text:p>0</text:p>
          </table:table-cell>
          <table:table-cell table:style-name="ce27" table:formula="of:=[.H238] - [.H240]*[.$Q251]" office:value-type="float" office:value="2.54589060563351" calcext:value-type="float">
            <text:p>2.54589060563351</text:p>
          </table:table-cell>
          <table:table-cell table:style-name="ce34" table:formula="of:=[.I238] - [.I240]*[.$Q251]" office:value-type="float" office:value="-0.0022256611996971" calcext:value-type="float">
            <text:p>-0.002225661199697</text:p>
          </table:table-cell>
          <table:table-cell table:style-name="ce34" table:formula="of:=[.J238] - [.J240]*[.$Q251]" office:value-type="float" office:value="0.10709545143835" calcext:value-type="float">
            <text:p>0.10709545143835</text:p>
          </table:table-cell>
          <table:table-cell table:style-name="ce34" table:formula="of:=[.K238] - [.K240]*[.$Q251]" office:value-type="float" office:value="0.0691055872593559" calcext:value-type="float">
            <text:p>0.069105587259356</text:p>
          </table:table-cell>
          <table:table-cell table:style-name="ce34" table:formula="of:=[.L238] - [.L240]*[.$Q251]" office:value-type="float" office:value="-0.136529684761483" calcext:value-type="float">
            <text:p>-0.136529684761483</text:p>
          </table:table-cell>
          <table:table-cell table:style-name="ce34" table:formula="of:=[.M238] - [.M240]*[.$Q251]" office:value-type="float" office:value="0.11393903521752" calcext:value-type="float">
            <text:p>0.11393903521752</text:p>
          </table:table-cell>
          <table:table-cell table:style-name="ce34" table:formula="of:=[.N238] - [.N240]*[.$Q251]" office:value-type="float" office:value="0.0142593847597671" calcext:value-type="float">
            <text:p>0.014259384759767</text:p>
          </table:table-cell>
          <table:table-cell table:style-name="ce34" table:formula="of:=[.O238] - [.O240]*[.$Q251]" office:value-type="float" office:value="0.00349692940798751" calcext:value-type="float">
            <text:p>0.003496929407988</text:p>
          </table:table-cell>
          <table:table-cell/>
          <table:table-cell table:style-name="ce30" office:value-type="float" office:value="0.469102190158955" calcext:value-type="float">
            <text:p>0.469102190158955</text:p>
          </table:table-cell>
          <table:table-cell table:number-columns-repeated="8"/>
        </table:table-row>
        <table:table-row table:style-name="ro1">
          <table:table-cell table:style-name="ce27" table:formula="of:=[.A239] - [.A240]*[.$Q252]" office:value-type="float" office:value="0" calcext:value-type="float">
            <text:p>0</text:p>
          </table:table-cell>
          <table:table-cell table:style-name="ce27" table:formula="of:=[.B239] - [.B240]*[.$Q252]" office:value-type="float" office:value="0" calcext:value-type="float">
            <text:p>0</text:p>
          </table:table-cell>
          <table:table-cell table:style-name="ce27" table:formula="of:=[.C239] - [.C240]*[.$Q252]" office:value-type="float" office:value="1" calcext:value-type="float">
            <text:p>1</text:p>
          </table:table-cell>
          <table:table-cell table:style-name="ce27" table:formula="of:=[.D239] - [.D240]*[.$Q252]" office:value-type="float" office:value="0" calcext:value-type="float">
            <text:p>0</text:p>
          </table:table-cell>
          <table:table-cell table:style-name="ce27" table:formula="of:=[.E239] - [.E240]*[.$Q252]" office:value-type="float" office:value="0" calcext:value-type="float">
            <text:p>0</text:p>
          </table:table-cell>
          <table:table-cell table:style-name="ce27" table:formula="of:=[.F239] - [.F240]*[.$Q252]" office:value-type="float" office:value="0" calcext:value-type="float">
            <text:p>0</text:p>
          </table:table-cell>
          <table:table-cell table:style-name="ce27" table:formula="of:=[.G239] - [.G240]*[.$Q252]" office:value-type="float" office:value="0" calcext:value-type="float">
            <text:p>0</text:p>
          </table:table-cell>
          <table:table-cell table:style-name="ce27" table:formula="of:=[.H239] - [.H240]*[.$Q252]" office:value-type="float" office:value="-3.28057395855004" calcext:value-type="float">
            <text:p>-3.28057395855004</text:p>
          </table:table-cell>
          <table:table-cell table:style-name="ce34" table:formula="of:=[.I239] - [.I240]*[.$Q252]" office:value-type="float" office:value="-0.00716213336972306" calcext:value-type="float">
            <text:p>-0.007162133369723</text:p>
          </table:table-cell>
          <table:table-cell table:style-name="ce34" table:formula="of:=[.J239] - [.J240]*[.$Q252]" office:value-type="float" office:value="-0.0512501083110467" calcext:value-type="float">
            <text:p>-0.051250108311047</text:p>
          </table:table-cell>
          <table:table-cell table:style-name="ce34" table:formula="of:=[.K239] - [.K240]*[.$Q252]" office:value-type="float" office:value="-0.0839953737055522" calcext:value-type="float">
            <text:p>-0.083995373705552</text:p>
          </table:table-cell>
          <table:table-cell table:style-name="ce34" table:formula="of:=[.L239] - [.L240]*[.$Q252]" office:value-type="float" office:value="0.212521552328572" calcext:value-type="float">
            <text:p>0.212521552328572</text:p>
          </table:table-cell>
          <table:table-cell table:style-name="ce34" table:formula="of:=[.M239] - [.M240]*[.$Q252]" office:value-type="float" office:value="-0.0704350399526487" calcext:value-type="float">
            <text:p>-0.070435039952649</text:p>
          </table:table-cell>
          <table:table-cell table:style-name="ce34" table:formula="of:=[.N239] - [.N240]*[.$Q252]" office:value-type="float" office:value="-0.00997215097994813" calcext:value-type="float">
            <text:p>-0.009972150979948</text:p>
          </table:table-cell>
          <table:table-cell table:style-name="ce34" table:formula="of:=[.O239] - [.O240]*[.$Q252]" office:value-type="float" office:value="-0.0893676016229704" calcext:value-type="float">
            <text:p>-0.08936760162297</text:p>
          </table:table-cell>
          <table:table-cell/>
          <table:table-cell table:style-name="ce30" office:value-type="float" office:value="-0.730202562376671" calcext:value-type="float">
            <text:p>-0.730202562376671</text:p>
          </table:table-cell>
          <table:table-cell table:number-columns-repeated="8"/>
        </table:table-row>
        <table:table-row table:style-name="ro1"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-6.75778175627566" calcext:value-type="float">
            <text:p>-6.75778175627566</text:p>
          </table:table-cell>
          <table:table-cell table:style-name="ce34" office:value-type="float" office:value="-0.0480511755568234" calcext:value-type="float">
            <text:p>-0.048051175556824</text:p>
          </table:table-cell>
          <table:table-cell table:style-name="ce34" office:value-type="float" office:value="-0.0504793941111441" calcext:value-type="float">
            <text:p>-0.050479394111144</text:p>
          </table:table-cell>
          <table:table-cell table:style-name="ce34" office:value-type="float" office:value="-0.205610575009219" calcext:value-type="float">
            <text:p>-0.205610575009219</text:p>
          </table:table-cell>
          <table:table-cell table:style-name="ce34" office:value-type="float" office:value="0.291044654289976" calcext:value-type="float">
            <text:p>0.291044654289976</text:p>
          </table:table-cell>
          <table:table-cell table:style-name="ce34" office:value-type="float" office:value="-0.0994377034625629" calcext:value-type="float">
            <text:p>-0.099437703462563</text:p>
          </table:table-cell>
          <table:table-cell table:style-name="ce34" office:value-type="float" office:value="-0.00717259820515514" calcext:value-type="float">
            <text:p>-0.007172598205155</text:p>
          </table:table-cell>
          <table:table-cell table:style-name="ce34" office:value-type="float" office:value="0.0164415122440668" calcext:value-type="float">
            <text:p>0.016441512244067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27" table:formula="of:=[.A241] - [.A240]*[.$Q254]" office:value-type="float" office:value="0" calcext:value-type="float">
            <text:p>0</text:p>
          </table:table-cell>
          <table:table-cell table:style-name="ce27" table:formula="of:=[.B241] - [.B240]*[.$Q254]" office:value-type="float" office:value="0" calcext:value-type="float">
            <text:p>0</text:p>
          </table:table-cell>
          <table:table-cell table:style-name="ce27" table:formula="of:=[.C241] - [.C240]*[.$Q254]" office:value-type="float" office:value="0" calcext:value-type="float">
            <text:p>0</text:p>
          </table:table-cell>
          <table:table-cell table:style-name="ce27" table:formula="of:=[.D241] - [.D240]*[.$Q254]" office:value-type="float" office:value="0" calcext:value-type="float">
            <text:p>0</text:p>
          </table:table-cell>
          <table:table-cell table:style-name="ce27" table:formula="of:=[.E241] - [.E240]*[.$Q254]" office:value-type="float" office:value="-1" calcext:value-type="float">
            <text:p>-1</text:p>
          </table:table-cell>
          <table:table-cell table:style-name="ce27" table:formula="of:=[.F241] - [.F240]*[.$Q254]" office:value-type="float" office:value="0" calcext:value-type="float">
            <text:p>0</text:p>
          </table:table-cell>
          <table:table-cell table:style-name="ce27" table:formula="of:=[.G241] - [.G240]*[.$Q254]" office:value-type="float" office:value="0" calcext:value-type="float">
            <text:p>0</text:p>
          </table:table-cell>
          <table:table-cell table:style-name="ce27" table:formula="of:=[.H241] - [.H240]*[.$Q254]" office:value-type="float" office:value="-1.32124449497332" calcext:value-type="float">
            <text:p>-1.32124449497332</text:p>
          </table:table-cell>
          <table:table-cell table:style-name="ce34" table:formula="of:=[.I241] - [.I240]*[.$Q254]" office:value-type="float" office:value="0.0429903811418642" calcext:value-type="float">
            <text:p>0.042990381141864</text:p>
          </table:table-cell>
          <table:table-cell table:style-name="ce34" table:formula="of:=[.J241] - [.J240]*[.$Q254]" office:value-type="float" office:value="-0.123606743205078" calcext:value-type="float">
            <text:p>-0.123606743205078</text:p>
          </table:table-cell>
          <table:table-cell table:style-name="ce34" table:formula="of:=[.K241] - [.K240]*[.$Q254]" office:value-type="float" office:value="-0.136031977188333" calcext:value-type="float">
            <text:p>-0.136031977188333</text:p>
          </table:table-cell>
          <table:table-cell table:style-name="ce34" table:formula="of:=[.L241] - [.L240]*[.$Q254]" office:value-type="float" office:value="0.146675133416187" calcext:value-type="float">
            <text:p>0.146675133416187</text:p>
          </table:table-cell>
          <table:table-cell table:style-name="ce34" table:formula="of:=[.M241] - [.M240]*[.$Q254]" office:value-type="float" office:value="-0.0473512873631252" calcext:value-type="float">
            <text:p>-0.047351287363125</text:p>
          </table:table-cell>
          <table:table-cell table:style-name="ce34" table:formula="of:=[.N241] - [.N240]*[.$Q254]" office:value-type="float" office:value="0.0591560403239411" calcext:value-type="float">
            <text:p>0.059156040323941</text:p>
          </table:table-cell>
          <table:table-cell table:style-name="ce34" table:formula="of:=[.O241] - [.O240]*[.$Q254]" office:value-type="float" office:value="-0.0304949490425304" calcext:value-type="float">
            <text:p>-0.03049494904253</text:p>
          </table:table-cell>
          <table:table-cell/>
          <table:table-cell table:style-name="ce30" office:value-type="float" office:value="-0.503960925769317" calcext:value-type="float">
            <text:p>-0.503960925769317</text:p>
          </table:table-cell>
          <table:table-cell table:number-columns-repeated="8"/>
        </table:table-row>
        <table:table-row table:style-name="ro1">
          <table:table-cell table:style-name="ce27" table:formula="of:=[.A242] - [.A240]*[.$Q255]" office:value-type="float" office:value="0" calcext:value-type="float">
            <text:p>0</text:p>
          </table:table-cell>
          <table:table-cell table:style-name="ce27" table:formula="of:=[.B242] - [.B240]*[.$Q255]" office:value-type="float" office:value="0" calcext:value-type="float">
            <text:p>0</text:p>
          </table:table-cell>
          <table:table-cell table:style-name="ce27" table:formula="of:=[.C242] - [.C240]*[.$Q255]" office:value-type="float" office:value="0" calcext:value-type="float">
            <text:p>0</text:p>
          </table:table-cell>
          <table:table-cell table:style-name="ce27" table:formula="of:=[.D242] - [.D240]*[.$Q255]" office:value-type="float" office:value="0" calcext:value-type="float">
            <text:p>0</text:p>
          </table:table-cell>
          <table:table-cell table:style-name="ce27" table:formula="of:=[.E242] - [.E240]*[.$Q255]" office:value-type="float" office:value="0" calcext:value-type="float">
            <text:p>0</text:p>
          </table:table-cell>
          <table:table-cell table:style-name="ce27" table:formula="of:=[.F242] - [.F240]*[.$Q255]" office:value-type="float" office:value="-1" calcext:value-type="float">
            <text:p>-1</text:p>
          </table:table-cell>
          <table:table-cell table:style-name="ce27" table:formula="of:=[.G242] - [.G240]*[.$Q255]" office:value-type="float" office:value="0" calcext:value-type="float">
            <text:p>0</text:p>
          </table:table-cell>
          <table:table-cell table:style-name="ce27" table:formula="of:=[.H242] - [.H240]*[.$Q255]" office:value-type="float" office:value="-4.31944831061976" calcext:value-type="float">
            <text:p>-4.31944831061976</text:p>
          </table:table-cell>
          <table:table-cell table:style-name="ce34" table:formula="of:=[.I242] - [.I240]*[.$Q255]" office:value-type="float" office:value="-0.0843377831208902" calcext:value-type="float">
            <text:p>-0.08433778312089</text:p>
          </table:table-cell>
          <table:table-cell table:style-name="ce34" table:formula="of:=[.J242] - [.J240]*[.$Q255]" office:value-type="float" office:value="-0.000322651806042227" calcext:value-type="float">
            <text:p>-0.000322651806042</text:p>
          </table:table-cell>
          <table:table-cell table:style-name="ce34" table:formula="of:=[.K242] - [.K240]*[.$Q255]" office:value-type="float" office:value="-0.0140446463367006" calcext:value-type="float">
            <text:p>-0.014044646336701</text:p>
          </table:table-cell>
          <table:table-cell table:style-name="ce34" table:formula="of:=[.L242] - [.L240]*[.$Q255]" office:value-type="float" office:value="0.00623201879651877" calcext:value-type="float">
            <text:p>0.006232018796519</text:p>
          </table:table-cell>
          <table:table-cell table:style-name="ce34" table:formula="of:=[.M242] - [.M240]*[.$Q255]" office:value-type="float" office:value="-0.0147972773009766" calcext:value-type="float">
            <text:p>-0.014797277300977</text:p>
          </table:table-cell>
          <table:table-cell table:style-name="ce34" table:formula="of:=[.N242] - [.N240]*[.$Q255]" office:value-type="float" office:value="0.0327189358685583" calcext:value-type="float">
            <text:p>0.032718935868558</text:p>
          </table:table-cell>
          <table:table-cell table:style-name="ce34" table:formula="of:=[.O242] - [.O240]*[.$Q255]" office:value-type="float" office:value="-0.0175742260312363" calcext:value-type="float">
            <text:p>-0.017574226031236</text:p>
          </table:table-cell>
          <table:table-cell/>
          <table:table-cell table:style-name="ce30" office:value-type="float" office:value="-0.0214125863665912" calcext:value-type="float">
            <text:p>-0.021412586366591</text:p>
          </table:table-cell>
          <table:table-cell table:number-columns-repeated="8"/>
        </table:table-row>
        <table:table-row table:style-name="ro1">
          <table:table-cell table:style-name="ce27" table:formula="of:=[.A243] - [.A240]*[.$Q256]" office:value-type="float" office:value="0" calcext:value-type="float">
            <text:p>0</text:p>
          </table:table-cell>
          <table:table-cell table:style-name="ce27" table:formula="of:=[.B243] - [.B240]*[.$Q256]" office:value-type="float" office:value="0" calcext:value-type="float">
            <text:p>0</text:p>
          </table:table-cell>
          <table:table-cell table:style-name="ce27" table:formula="of:=[.C243] - [.C240]*[.$Q256]" office:value-type="float" office:value="0" calcext:value-type="float">
            <text:p>0</text:p>
          </table:table-cell>
          <table:table-cell table:style-name="ce27" table:formula="of:=[.D243] - [.D240]*[.$Q256]" office:value-type="float" office:value="0" calcext:value-type="float">
            <text:p>0</text:p>
          </table:table-cell>
          <table:table-cell table:style-name="ce27" table:formula="of:=[.E243] - [.E240]*[.$Q256]" office:value-type="float" office:value="0" calcext:value-type="float">
            <text:p>0</text:p>
          </table:table-cell>
          <table:table-cell table:style-name="ce27" table:formula="of:=[.F243] - [.F240]*[.$Q256]" office:value-type="float" office:value="0" calcext:value-type="float">
            <text:p>0</text:p>
          </table:table-cell>
          <table:table-cell table:style-name="ce27" table:formula="of:=[.G243] - [.G240]*[.$Q256]" office:value-type="float" office:value="1" calcext:value-type="float">
            <text:p>1</text:p>
          </table:table-cell>
          <table:table-cell table:style-name="ce27" table:formula="of:=[.H243] - [.H240]*[.$Q256]" office:value-type="float" office:value="0.629405852689441" calcext:value-type="float">
            <text:p>0.629405852689441</text:p>
          </table:table-cell>
          <table:table-cell table:style-name="ce34" table:formula="of:=[.I243] - [.I240]*[.$Q256]" office:value-type="float" office:value="-0.0564674148047283" calcext:value-type="float">
            <text:p>-0.056467414804728</text:p>
          </table:table-cell>
          <table:table-cell table:style-name="ce34" table:formula="of:=[.J243] - [.J240]*[.$Q256]" office:value-type="float" office:value="-0.0160687966653174" calcext:value-type="float">
            <text:p>-0.016068796665317</text:p>
          </table:table-cell>
          <table:table-cell table:style-name="ce34" table:formula="of:=[.K243] - [.K240]*[.$Q256]" office:value-type="float" office:value="0.0306950366959919" calcext:value-type="float">
            <text:p>0.030695036695992</text:p>
          </table:table-cell>
          <table:table-cell table:style-name="ce34" table:formula="of:=[.L243] - [.L240]*[.$Q256]" office:value-type="float" office:value="0.0815156263015639" calcext:value-type="float">
            <text:p>0.081515626301564</text:p>
          </table:table-cell>
          <table:table-cell table:style-name="ce34" table:formula="of:=[.M243] - [.M240]*[.$Q256]" office:value-type="float" office:value="0.0207161882213673" calcext:value-type="float">
            <text:p>0.020716188221367</text:p>
          </table:table-cell>
          <table:table-cell table:style-name="ce34" table:formula="of:=[.N243] - [.N240]*[.$Q256]" office:value-type="float" office:value="0.0311383271248953" calcext:value-type="float">
            <text:p>0.031138327124895</text:p>
          </table:table-cell>
          <table:table-cell table:style-name="ce34" table:formula="of:=[.O243] - [.O240]*[.$Q256]" office:value-type="float" office:value="0.0183804369529246" calcext:value-type="float">
            <text:p>0.018380436952925</text:p>
          </table:table-cell>
          <table:table-cell/>
          <table:table-cell table:style-name="ce30" office:value-type="float" office:value="-0.280079448634531" calcext:value-type="float">
            <text:p>-0.280079448634531</text:p>
          </table:table-cell>
          <table:table-cell table:number-columns-repeated="8"/>
        </table:table-row>
        <table:table-row table:style-name="ro1" table:number-rows-repeated="1048318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10:09:42.429529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2078" meta:object-count="0"/>
  </office:meta>
</office:document-meta>
</file>